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Verdana" svg:font-family="Verdana, sans-serif"/>
    <style:font-face style:name="inherit" svg:font-family="inherit"/>
    <style:font-face style:name="Lucida Sans1" svg:font-family="'Lucida Sans'" style:font-family-generic="swiss"/>
    <style:font-face style:name="Courier New" svg:font-family="'Courier New'" style:font-adornments="Regular" style:font-family-generic="moder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c0504d"/>
    </style:style>
    <style:style style:name="P2" style:family="paragraph" style:parent-style-name="Standard">
      <style:text-properties fo:color="#c0504d" fo:font-weight="bold" style:font-weight-asian="bold"/>
    </style:style>
    <style:style style:name="P3" style:family="paragraph" style:parent-style-name="Standard">
      <style:text-properties fo:color="#c0504d" fo:font-weight="bold" style:font-weight-asian="bold" style:font-weight-complex="bold"/>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font-weight-complex="bold"/>
    </style:style>
    <style:style style:name="P6" style:family="paragraph" style:parent-style-name="Standard" style:list-style-name="L5">
      <style:text-properties fo:font-weight="bold" style:font-weight-asian="bold" style:font-weight-complex="bold"/>
    </style:style>
    <style:style style:name="P7" style:family="paragraph" style:parent-style-name="Standard" style:list-style-name="L6">
      <style:text-properties fo:font-weight="bold" style:font-weight-asian="bold" style:font-weight-complex="bold"/>
    </style:style>
    <style:style style:name="P8" style:family="paragraph" style:parent-style-name="Standard">
      <style:text-properties fo:color="#c5000b" fo:font-weight="bold" style:font-weight-asian="bold"/>
    </style:style>
    <style:style style:name="P9" style:family="paragraph" style:parent-style-name="Standard">
      <style:text-properties fo:color="#c5000b" fo:font-weight="bold" style:font-weight-asian="bold" style:font-weight-complex="bold"/>
    </style:style>
    <style:style style:name="P10" style:family="paragraph" style:parent-style-name="Standard" style:list-style-name="L1">
      <style:text-properties fo:color="#c5000b" fo:font-weight="bold" style:font-weight-asian="bold" style:font-weight-complex="bold"/>
    </style:style>
    <style:style style:name="P11" style:family="paragraph" style:parent-style-name="Standard" style:list-style-name="L2">
      <style:text-properties fo:color="#c5000b" fo:font-weight="bold" style:font-weight-asian="bold" style:font-weight-complex="bold"/>
    </style:style>
    <style:style style:name="P12" style:family="paragraph" style:parent-style-name="Standard" style:list-style-name="L3">
      <style:text-properties fo:color="#c5000b" fo:font-weight="bold" style:font-weight-asian="bold" style:font-weight-complex="bold"/>
    </style:style>
    <style:style style:name="P13" style:family="paragraph" style:parent-style-name="Standard">
      <style:text-properties fo:color="#c5000b" fo:font-weight="normal" style:font-weight-asian="normal"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style:use-window-font-color="true" fo:font-weight="normal" style:font-weight-asian="normal" style:font-weight-complex="normal"/>
    </style:style>
    <style:style style:name="P16" style:family="paragraph" style:parent-style-name="Standard">
      <style:text-properties style:use-window-font-color="true" fo:font-weight="bold" style:font-weight-asian="bold"/>
    </style:style>
    <style:style style:name="P17" style:family="paragraph" style:parent-style-name="Standard">
      <style:text-properties style:use-window-font-color="true" fo:font-weight="bold" style:font-weight-asian="bold" style:font-weight-complex="bold"/>
    </style:style>
    <style:style style:name="P18" style:family="paragraph" style:parent-style-name="Standard">
      <style:paragraph-properties fo:margin-left="0cm" fo:margin-right="0cm" fo:text-indent="1.27cm" style:auto-text-indent="false"/>
    </style:style>
    <style:style style:name="P19" style:family="paragraph" style:parent-style-name="Standard">
      <style:paragraph-properties fo:break-before="page"/>
    </style:style>
    <style:style style:name="P20" style:family="paragraph" style:parent-style-name="Standard">
      <style:paragraph-properties fo:break-before="page"/>
      <style:text-properties fo:color="#c5000b" fo:font-weight="bold" style:font-weight-asian="bold" style:font-weight-complex="bold"/>
    </style:style>
    <style:style style:name="P21" style:family="paragraph" style:parent-style-name="Standard">
      <style:paragraph-properties fo:margin-left="1.27cm" fo:margin-right="0cm" fo:text-indent="1.27cm" style:auto-text-indent="false"/>
    </style:style>
    <style:style style:name="P22" style:family="paragraph" style:parent-style-name="Standard" style:master-page-name="Standard">
      <style:paragraph-properties style:page-number="auto"/>
    </style:style>
    <style:style style:name="P23" style:family="paragraph" style:parent-style-name="List_20_Paragraph" style:list-style-name="WWNum1"/>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c0504d"/>
    </style:style>
    <style:style style:name="T4" style:family="text">
      <style:text-properties fo:color="#c0504d" fo:font-weight="bold" style:font-weight-asian="bold"/>
    </style:style>
    <style:style style:name="T5" style:family="text">
      <style:text-properties fo:color="#c0504d" fo:font-weight="bold" style:font-weight-asian="bold" style:font-weight-complex="bold"/>
    </style:style>
    <style:style style:name="T6" style:family="text">
      <style:text-properties fo:color="#00000a" fo:font-weight="bold" style:font-weight-asian="bold"/>
    </style:style>
    <style:style style:name="T7" style:family="text">
      <style:text-properties fo:color="#0000ff"/>
    </style:style>
    <style:style style:name="T8" style:family="text">
      <style:text-properties fo:color="#0000ff" fo:font-style="italic" style:font-style-asian="italic"/>
    </style:style>
    <style:style style:name="T9" style:family="text">
      <style:text-properties style:text-position="super 58%"/>
    </style:style>
    <style:style style:name="T10" style:family="text">
      <style:text-properties fo:font-weight="normal" style:font-weight-asian="normal" style:font-weight-complex="normal"/>
    </style:style>
    <style:style style:name="T11" style:family="text">
      <style:text-properties fo:color="#c5000b"/>
    </style:style>
    <style:style style:name="T12" style:family="text">
      <style:text-properties fo:color="#c5000b" fo:font-weight="normal" style:font-weight-asian="normal" style:font-weight-complex="normal"/>
    </style:style>
    <style:style style:name="T13" style:family="text">
      <style:text-properties fo:color="#c5000b" fo:font-weight="bold" style:font-weight-asian="bold" style:font-weight-complex="bold"/>
    </style:style>
    <style:style style:name="T14" style:family="text">
      <style:text-properties style:font-weight-complex="bold"/>
    </style:style>
    <style:style style:name="T15" style:family="text">
      <style:text-properties style:use-window-font-color="true"/>
    </style:style>
    <style:style style:name="T16" style:family="text">
      <style:text-properties style:use-window-font-color="true" fo:font-weight="bold" style:font-weight-asian="bold"/>
    </style:style>
    <style:style style:name="T17" style:family="text">
      <style:text-properties style:use-window-font-color="true" fo:font-weight="normal" style:font-weight-asian="normal" style:font-weight-complex="normal"/>
    </style:style>
    <style:style style:name="T18" style:family="text">
      <style:text-properties fo:font-variant="normal" fo:text-transform="none" fo:color="#000000" style:font-name="Cambria" fo:font-size="12pt" fo:letter-spacing="normal" fo:font-style="normal" style:font-size-asian="12pt" style:font-size-complex="12pt"/>
    </style:style>
    <style:style style:name="T19" style:family="text">
      <style:text-properties fo:font-variant="normal" fo:text-transform="none" fo:color="#000000" style:font-name="Cambria"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c5000b" style:font-name="Cambria" fo:font-size="12pt" fo:letter-spacing="normal" fo:font-style="normal" style:font-size-asian="12pt" style:font-size-complex="12pt"/>
    </style:style>
    <style:style style:name="T21" style:family="text">
      <style:text-properties fo:font-variant="normal" fo:text-transform="none" fo:color="#c5000b" style:font-name="Cambria"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style:font-name="Cambria" fo:font-size="12pt" fo:letter-spacing="normal" fo:font-style="normal" fo:font-weight="normal" style:font-size-asian="12pt" style:font-weight-asian="normal" style:font-size-complex="12pt" style:font-weight-complex="normal"/>
    </style:style>
    <style:style style:name="T23" style:family="text">
      <style:text-properties fo:font-variant="normal" fo:text-transform="none" style:font-name="Cambria" fo:font-size="12pt" fo:letter-spacing="normal" fo:font-style="normal" style:font-size-asian="12pt" style:font-size-complex="12pt"/>
    </style:style>
    <style:style style:name="T24" style:family="text">
      <style:text-properties fo:font-variant="normal" fo:text-transform="none" style:use-window-font-color="true" style:font-name="Cambria" fo:font-size="12pt" fo:letter-spacing="normal" fo:font-style="normal" fo:font-weight="normal" style:font-size-asian="12pt" style:font-weight-asian="normal" style:font-size-complex="12pt" style:font-weight-complex="normal"/>
    </style:style>
    <style:style style:name="T25" style:family="text">
      <style:text-properties style:font-name="Cambria"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Section 2 – HTML</text:span></text:p>
      <text:p text:style-name="Standard"/>
      <text:p text:style-name="Standard"><text:span text:style-name="T1">Les 12 – Structure of a webpage</text:span></text:p>
      <text:p text:style-name="Standard"/>
      <text:p text:style-name="Standard"><text:span text:style-name="T3">&lt;html&gt;</text:span></text:p>
      <text:p text:style-name="P1"/>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lt;p&gt;Here is some text&lt;/p&gt;</text:span></text:p>
      <text:p text:style-name="Standard"><text:span text:style-name="T3"><text:s text:c="8"/></text:span></text:p>
      <text:p text:style-name="Standard"><text:span text:style-name="T3"><text:s text:c="8"/>&lt;p&gt;Here is some more text&lt;/p&gt;</text:span></text:p>
      <text:p text:style-name="Standard"><text:span text:style-name="T3"><text:s text:c="8"/></text:span></text:p>
      <text:p text:style-name="Standard"><text:span text:style-name="T3"><text:s text:c="8"/>&lt;p&gt;Here is some text &lt;br&gt; with a line break&lt;/p&gt;</text:span></text:p>
      <text:p text:style-name="Standard"><text:span text:style-name="T3"><text:s text:c="4"/></text:span></text:p>
      <text:p text:style-name="Standard"><text:span text:style-name="T3"><text:s text:c="4"/>&lt;/body&gt;</text:span></text:p>
      <text:p text:style-name="P1"/>
      <text:p text:style-name="Standard"><text:span text:style-name="T3">&lt;/html&gt;</text:span></text:p>
      <text:p text:style-name="Standard"/>
      <text:p text:style-name="Standard"/>
      <text:p text:style-name="Standard"><text:bookmark-start text:name="OLE_LINK6"/><text:bookmark-start text:name="OLE_LINK5"/><text:span text:style-name="T1">Les 14 – Headers</text:span></text:p>
      <text:p text:style-name="P4"><text:bookmark-end text:name="OLE_LINK6"/><text:bookmark-end text:name="OLE_LINK5"/></text:p>
      <text:p text:style-name="Standard"><text:span text:style-name="T3">&lt;html&gt;</text:span></text:p>
      <text:p text:style-name="P1"/>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lt;h1&gt;This is a big header&lt;/h1&gt;</text:span></text:p>
      <text:p text:style-name="Standard">// Door keywords in een &lt;h1&gt; op te nemen wordt je site beter gevonden op Google</text:p>
      <text:p text:style-name="P1"/>
      <text:p text:style-name="Standard"><text:span text:style-name="T3">&lt;h2&gt;This is quite a big header&lt;/h2&gt;</text:span></text:p>
      <text:p text:style-name="Standard"><text:span text:style-name="T3"><text:s text:c="8"/></text:span></text:p>
      <text:p text:style-name="Standard"><text:span text:style-name="T3"><text:s text:c="8"/>&lt;h3&gt;This is an h3 header&lt;/h3&gt;</text:span></text:p>
      <text:p text:style-name="Standard"><text:span text:style-name="T3"><text:s text:c="8"/></text:span></text:p>
      <text:p text:style-name="Standard"><text:span text:style-name="T3"><text:s text:c="8"/>&lt;h4&gt;This is an h4 header&lt;/h4&gt;</text:span></text:p>
      <text:p text:style-name="Standard"><text:span text:style-name="T3"><text:s text:c="8"/></text:span></text:p>
      <text:p text:style-name="Standard"><text:span text:style-name="T3"><text:s text:c="8"/>&lt;h5&gt;This is an h5 header&lt;/h5&gt;</text:span></text:p>
      <text:p text:style-name="Standard"><text:span text:style-name="T3"><text:s text:c="8"/></text:span></text:p>
      <text:p text:style-name="Standard"><text:span text:style-name="T3"><text:s text:c="8"/>&lt;h6&gt;This is an h6 header&lt;/h6&gt;</text:span></text:p>
      <text:p text:style-name="Standard"><text:span text:style-name="T3"><text:s text:c="8"/></text:span></text:p>
      <text:p text:style-name="Standard"><text:span text:style-name="T3"><text:s text:c="8"/>&lt;h7&gt;This is NOT an h7 header&lt;/h7&gt;</text:span></text:p>
      <text:p text:style-name="Standard"><text:bookmark-start text:name="OLE_LINK4"/><text:bookmark-start text:name="OLE_LINK3"/>// &lt;h7&gt; bestaat niet, wordt dus als gewone tekst afgebeeld</text:p>
      <text:p text:style-name="Standard"><text:bookmark-end text:name="OLE_LINK4"/><text:bookmark-end text:name="OLE_LINK3"/><text:span text:style-name="T3"><text:s text:c="8"/></text:span></text:p>
      <text:p text:style-name="Standard"><text:span text:style-name="T3"><text:s text:c="4"/></text:span></text:p>
      <text:p text:style-name="P1"><text:soft-page-break/></text:p>
      <text:p text:style-name="Standard"><text:bookmark-start text:name="OLE_LINK8"/><text:bookmark-start text:name="OLE_LINK7"/><text:span text:style-name="T1">Les 16 – Paragraph tags</text:span></text:p>
      <text:p text:style-name="P1"><text:bookmark-end text:name="OLE_LINK8"/><text:bookmark-end text:name="OLE_LINK7"/></text:p>
      <text:p text:style-name="Standard"><text:span text:style-name="T3">&lt;html&gt;</text:span></text:p>
      <text:p text:style-name="P1"/>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lt;p&gt;Here is some text&lt;/p&gt;</text:span></text:p>
      <text:p text:style-name="Standard"><text:span text:style-name="T3"><text:s text:c="8"/></text:span></text:p>
      <text:p text:style-name="Standard"><text:span text:style-name="T3"><text:s text:c="8"/>&lt;p&gt;Here is some more text&lt;/p&gt;</text:span></text:p>
      <text:p text:style-name="Standard"><text:span text:style-name="T3"><text:s text:c="8"/></text:span></text:p>
      <text:p text:style-name="Standard"><text:span text:style-name="T3"><text:s text:c="8"/>&lt;p&gt;Here is some text &lt;br&gt; with a line break&lt;/p&gt;</text:span></text:p>
      <text:p text:style-name="Standard"><text:span text:style-name="T3"><text:s text:c="4"/></text:span></text:p>
      <text:p text:style-name="Standard"><text:span text:style-name="T3"><text:s text:c="4"/>&lt;/body&gt;</text:span></text:p>
      <text:p text:style-name="P1"/>
      <text:p text:style-name="Standard"><text:span text:style-name="T3">&lt;/html&gt;</text:span></text:p>
      <text:p text:style-name="P1"/>
      <text:p text:style-name="Standard"><text:span text:style-name="T3"><text:s text:c="4"/>&lt;/body&gt;</text:span></text:p>
      <text:p text:style-name="P1"/>
      <text:p text:style-name="Standard"><text:span text:style-name="T3">&lt;/html&gt;</text:span></text:p>
      <text:p text:style-name="P1"/>
      <text:p text:style-name="Standard">De browser herkent geen line-breaks in html tekst, daarvoor moet je de tekst in afzonderlijke paragrafen zetten of een &lt;br&gt; in de tekst opnemen. </text:p>
      <text:p text:style-name="Standard">NB De &lt;br&gt; is self closing, &lt;br /&gt; is alleen nodig in XHTML, de strikte variant van html.</text:p>
      <text:p text:style-name="Standard"/>
      <text:p text:style-name="Standard"/>
      <text:p text:style-name="Standard"><text:bookmark-start text:name="OLE_LINK14"/><text:bookmark-start text:name="OLE_LINK13"/><text:span text:style-name="T1">Les 18 – Formatting text</text:span></text:p>
      <text:p text:style-name="Standard"><text:bookmark-end text:name="OLE_LINK14"/><text:bookmark-end text:name="OLE_LINK13"/></text:p>
      <text:p text:style-name="Standard"><text:span text:style-name="T3">&lt;html&gt;</text:span></text:p>
      <text:p text:style-name="P1"/>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lt;p&gt;Here is some &lt;strong&gt;bold&lt;/strong&gt; text&lt;/p&gt;</text:span></text:p>
      <text:p text:style-name="Standard"><text:bookmark-start text:name="OLE_LINK10"/><text:bookmark-start text:name="OLE_LINK9"/>// &lt;b&gt;bold&lt;/b&gt; doet exact hetzelfde maar &lt;strong&gt; is gebruikelijk</text:p>
      <text:p text:style-name="Standard"><text:bookmark-end text:name="OLE_LINK10"/><text:bookmark-end text:name="OLE_LINK9"/><text:span text:style-name="T3"><text:s text:c="8"/></text:span></text:p>
      <text:p text:style-name="Standard"><text:span text:style-name="T3"><text:s text:c="8"/>&lt;p&gt;Here is some &lt;em&gt;italic&lt;/em&gt; text&lt;/p&gt;</text:span></text:p>
      <text:p text:style-name="Standard"><text:bookmark-start text:name="OLE_LINK12"/><text:bookmark-start text:name="OLE_LINK11"/>// &lt;i&gt;italic&lt;/i&gt; doet exact hetzelfde maar &lt;em&gt; is gebruikelijk (em = emphasis)</text:p>
      <text:p text:style-name="Standard"><text:bookmark-end text:name="OLE_LINK12"/><text:bookmark-end text:name="OLE_LINK11"/><text:span text:style-name="T3"><text:s text:c="8"/></text:span></text:p>
      <text:p text:style-name="Standard"><text:span text:style-name="T3"><text:s text:c="8"/>&lt;p&gt;Here is some &lt;ins&gt;underlined&lt;/ins&gt; text &lt;/p&gt;</text:span></text:p>
      <text:p text:style-name="Standard">// u&gt;underline&lt;/u&gt; doet exact hetzelfde maar &lt;ins&gt; is gebruikelijk (ins = inserted)</text:p>
      <text:p text:style-name="Standard"><text:span text:style-name="T3"><text:s text:c="8"/></text:span></text:p>
      <text:p text:style-name="Standard"><text:span text:style-name="T3"><text:s text:c="8"/>&lt;hr&gt;</text:span></text:p>
      <text:p text:style-name="Standard"><text:bookmark-start text:name="OLE_LINK18"/><text:bookmark-start text:name="OLE_LINK17"/><text:soft-page-break/>// laat een horizontale regel zien, bijv. om delen van de pagina optisch te <text:bookmark-end text:name="OLE_LINK18"/><text:bookmark-end text:name="OLE_LINK17"/>scheiden.</text:p>
      <text:p text:style-name="P1"/>
      <text:p text:style-name="Standard"><text:span text:style-name="T3"><text:s text:c="8"/>&lt;p&gt;Here is some &lt;sup&gt;superscript&lt;/sup&gt; text&lt;/p&gt;</text:span></text:p>
      <text:p text:style-name="Standard"><text:span text:style-name="T3"><text:s text:c="8"/></text:span></text:p>
      <text:p text:style-name="Standard"><text:span text:style-name="T3"><text:s text:c="8"/>&lt;p&gt;Here is some &lt;sub&gt;subscript&lt;/sub&gt; text&lt;/p&gt;</text:span></text:p>
      <text:p text:style-name="Standard"><text:span text:style-name="T3"><text:s text:c="8"/></text:span></text:p>
      <text:p text:style-name="Standard"><text:span text:style-name="T3"><text:s text:c="8"/>&lt;p&gt;Here is some &lt;del&gt;deleted&lt;/del&gt; text&lt;/p&gt;</text:span></text:p>
      <text:p text:style-name="Standard"><text:span text:style-name="T3"><text:s text:c="8"/></text:span></text:p>
      <text:p text:style-name="Standard"><text:span text:style-name="T3"><text:s text:c="4"/>&lt;/body&gt;</text:span></text:p>
      <text:p text:style-name="P1"/>
      <text:p text:style-name="Standard"><text:span text:style-name="T3">&lt;/html&gt;</text:span></text:p>
      <text:p text:style-name="Standard"/>
      <text:p text:style-name="Standard"/>
      <text:p text:style-name="Standard"><text:bookmark-start text:name="OLE_LINK16"/><text:bookmark-start text:name="OLE_LINK15"/><text:span text:style-name="T1">Les 20 – Unordered lists</text:span></text:p>
      <text:p text:style-name="Standard"><text:bookmark-end text:name="OLE_LINK16"/><text:bookmark-end text:name="OLE_LINK15"/></text:p>
      <text:p text:style-name="Standard"><text:span text:style-name="T3">&lt;html&gt;</text:span></text:p>
      <text:p text:style-name="P1"/>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lt;ul&gt;</text:span></text:p>
      <text:p text:style-name="Standard"><text:span text:style-name="T3"><text:s text:c="8"/></text:span></text:p>
      <text:p text:style-name="Standard"><text:span text:style-name="T3"><text:s text:c="12"/>&lt;li&gt;&lt;strong&gt;Rob&lt;/strong&gt;&lt;/li&gt;</text:span></text:p>
      <text:p text:style-name="Standard"><text:span text:style-name="T3"><text:s text:c="12"/></text:span></text:p>
      <text:p text:style-name="Standard"><text:span text:style-name="T3"><text:s text:c="12"/>&lt;li&gt;&lt;em&gt;Kirsten&lt;/em&gt;&lt;/li&gt;</text:span></text:p>
      <text:p text:style-name="Standard"><text:span text:style-name="T3"><text:s text:c="12"/></text:span></text:p>
      <text:p text:style-name="Standard"><text:span text:style-name="T3"><text:s text:c="12"/>&lt;li&gt;&lt;del&gt;Tommy&lt;/del&gt;&lt;/li&gt;</text:span></text:p>
      <text:p text:style-name="Standard"><text:span text:style-name="T3"><text:s text:c="12"/></text:span></text:p>
      <text:p text:style-name="Standard"><text:span text:style-name="T3"><text:s text:c="12"/>&lt;li&gt;&lt;ins&gt;Ralphie&lt;/ins&gt;&lt;/li&gt;</text:span></text:p>
      <text:p text:style-name="Standard"><text:span text:style-name="T3"><text:s text:c="8"/></text:span></text:p>
      <text:p text:style-name="Standard"><text:span text:style-name="T3"><text:s text:c="8"/>&lt;/ul&gt;</text:span></text:p>
      <text:p text:style-name="Standard"><text:span text:style-name="T3"><text:s text:c="8"/></text:span></text:p>
      <text:p text:style-name="Standard"><text:span text:style-name="T3"><text:s text:c="4"/>&lt;/body&gt;</text:span></text:p>
      <text:p text:style-name="P1"/>
      <text:p text:style-name="Standard"><text:span text:style-name="T3">&lt;/html&gt;</text:span></text:p>
      <text:p text:style-name="Standard"/>
      <text:p text:style-name="Standard"/>
      <text:p text:style-name="Standard"><text:bookmark-start text:name="OLE_LINK20"/><text:bookmark-start text:name="OLE_LINK19"/><text:span text:style-name="T1">Les 22 – Ordered lists</text:span></text:p>
      <text:p text:style-name="Standard"><text:bookmark-end text:name="OLE_LINK20"/><text:bookmark-end text:name="OLE_LINK19"/></text:p>
      <text:p text:style-name="Standard"><text:span text:style-name="T3">&lt;html&gt;</text:span></text:p>
      <text:p text:style-name="P1"/>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oft-page-break/><text:span text:style-name="T3"><text:s text:c="8"/>&lt;ol type="a"&gt;</text:span></text:p>
      <text:p text:style-name="Standard"><text:span text:style-name="T3"><text:s text:c="8"/></text:span></text:p>
      <text:p text:style-name="Standard"><text:span text:style-name="T3"><text:s text:c="12"/>&lt;li&gt;&lt;strong&gt;Rob&lt;/strong&gt;&lt;/li&gt;</text:span></text:p>
      <text:p text:style-name="Standard"><text:span text:style-name="T3"><text:s text:c="12"/></text:span></text:p>
      <text:p text:style-name="Standard"><text:span text:style-name="T3"><text:s text:c="12"/>&lt;li&gt;&lt;em&gt;Kirsten&lt;/em&gt;&lt;/li&gt;</text:span></text:p>
      <text:p text:style-name="Standard"><text:span text:style-name="T3"><text:s text:c="12"/></text:span></text:p>
      <text:p text:style-name="Standard"><text:span text:style-name="T3"><text:s text:c="12"/>&lt;li&gt;&lt;del&gt;Tommy&lt;/del&gt;&lt;/li&gt;</text:span></text:p>
      <text:p text:style-name="Standard"><text:span text:style-name="T3"><text:s text:c="12"/></text:span></text:p>
      <text:p text:style-name="Standard"><text:span text:style-name="T3"><text:s text:c="12"/>&lt;li&gt;&lt;ins&gt;Ralphie&lt;/ins&gt;&lt;/li&gt;</text:span></text:p>
      <text:p text:style-name="Standard"><text:span text:style-name="T3"><text:s text:c="8"/></text:span></text:p>
      <text:p text:style-name="Standard"><text:span text:style-name="T3"><text:s text:c="8"/>&lt;/ol&gt;</text:span></text:p>
      <text:p text:style-name="Standard"><text:span text:style-name="T3"><text:s text:c="8"/></text:span></text:p>
      <text:p text:style-name="Standard"><text:span text:style-name="T3"><text:s text:c="4"/>&lt;/body&gt;</text:span></text:p>
      <text:p text:style-name="P1"/>
      <text:p text:style-name="Standard"><text:span text:style-name="T3">&lt;/html&gt;</text:span></text:p>
      <text:p text:style-name="P1"/>
      <text:p text:style-name="Standard">De ordered list kent nog meer opties:</text:p>
      <text:list xml:id="list5012508740088317792" text:style-name="WWNum1">
        <text:list-item>
          <text:p text:style-name="P23">&lt;ol start=10&gt; start de lijst met index 10</text:p>
        </text:list-item>
        <text:list-item>
          <text:p text:style-name="P23">&lt;ol reversed&gt; begint met het hoogste nummer, eindigt met het laagste</text:p>
        </text:list-item>
        <text:list-item>
          <text:p text:style-name="P23">&lt;ol type=”I”&gt; gebruikt Romeinse cijfers</text:p>
        </text:list-item>
      </text:list>
      <text:p text:style-name="Standard"/>
      <text:p text:style-name="Standard">Zie voor meer mogelijkheden w3schools.com.</text:p>
      <text:p text:style-name="Standard"/>
      <text:p text:style-name="Standard"/>
      <text:p text:style-name="Standard"><text:span text:style-name="T1">Les 24 – Images</text:span></text:p>
      <text:p text:style-name="Standard"/>
      <text:p text:style-name="Standard"><text:span text:style-name="T3">&lt;html&gt;</text:span></text:p>
      <text:p text:style-name="P1"/>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lt;img src="https://upload.wikimedia.org/wikipedia/en/0/0b/Marge_Simpson.png" width="100" height="100" align="left"&gt;</text:span></text:p>
      <text:p text:style-name="Standard">// Align=”left” zorgt dat het plaatje links van de tekst wordt getoond.</text:p>
      <text:p text:style-name="Standard"><text:span text:style-name="T3"><text:s text:c="8"/></text:span></text:p>
      <text:p text:style-name="Standard"><text:span text:style-name="T3"><text:s text:c="8"/>&lt;p&gt;Marge Simpson&lt;/p&gt;</text:span></text:p>
      <text:p text:style-name="Standard"><text:span text:style-name="T3"><text:s text:c="8"/></text:span></text:p>
      <text:p text:style-name="Standard"><text:span text:style-name="T3"><text:s text:c="4"/>&lt;/body&gt;</text:span></text:p>
      <text:p text:style-name="P1"/>
      <text:p text:style-name="Standard"><text:span text:style-name="T3">&lt;/html&gt;</text:span></text:p>
      <text:p text:style-name="Standard"/>
      <text:p text:style-name="Standard">In dit voorbeeld wordt het plaatje ‘ge-hotlinked’, een directe verwijzing naar een andere site. Dit is niet verstandig omdat je geen controle hebt over die site; het plaatje zou van locatie kunnen veranderen of de toegang zou je ontzegd kunnen worden. Het wordt niet gewaardeerd omdat als jouw pagina veel bezoek heeft, dat ook voor de pagina met het plaatje geldt en die site dus veel nutteloos verkeer moet verwerken.</text:p>
      <text:p text:style-name="Standard">Dus alle plaatjes lokaal opslaan en met &lt;src=”homer.png”&gt; opvragen.</text:p>
      <text:p text:style-name="Standard"/>
      <text:p text:style-name="Standard"><text:bookmark-start text:name="OLE_LINK22"/><text:bookmark-start text:name="OLE_LINK21"/><text:span text:style-name="T1">Les 26 – Forms</text:span></text:p>
      <text:p text:style-name="Standard"><text:bookmark-end text:name="OLE_LINK22"/><text:bookmark-end text:name="OLE_LINK21"/><text:soft-page-break/></text:p>
      <text:p text:style-name="Standard"><text:span text:style-name="T3">&lt;html&gt;</text:span></text:p>
      <text:p text:style-name="Standard"><text:span text:style-name="T3"><text:s/></text:span></text:p>
      <text:p text:style-name="Standard"><text:span text:style-name="T3"><text:s text:c="5"/>&lt;head&gt;</text:span></text:p>
      <text:p text:style-name="Standard"><text:span text:style-name="T3"><text:s text:c="5"/></text:span></text:p>
      <text:p text:style-name="Standard"><text:span text:style-name="T3"><text:s text:c="9"/>&lt;title&gt;My Webpage&lt;/title&gt;</text:span></text:p>
      <text:p text:style-name="Standard"><text:span text:style-name="T3"><text:s text:c="6"/></text:span></text:p>
      <text:p text:style-name="Standard"><text:span text:style-name="T3"><text:s text:c="5"/>&lt;/head&gt;</text:span></text:p>
      <text:p text:style-name="Standard"><text:span text:style-name="T3"><text:s/></text:span></text:p>
      <text:p text:style-name="Standard"><text:span text:style-name="T3"><text:s text:c="5"/>&lt;body&gt;</text:span></text:p>
      <text:p text:style-name="Standard"><text:span text:style-name="T3"><text:s text:c="5"/></text:span></text:p>
      <text:p text:style-name="Standard"><text:span text:style-name="T3"><text:s text:c="9"/>&lt;form&gt;</text:span></text:p>
      <text:p text:style-name="Standard"><text:bookmark-start text:name="OLE_LINK2"/><text:bookmark-start text:name="OLE_LINK1"/><text:tab/>// Alle invoervelden binnen de form worden bij de submit verzonden</text:p>
      <text:p text:style-name="P1"><text:bookmark-end text:name="OLE_LINK2"/><text:bookmark-end text:name="OLE_LINK1"/></text:p>
      <text:p text:style-name="Standard"><text:span text:style-name="T3"><text:s text:c="13"/>&lt;p&gt;Username: &lt;input type="text" placeholder="your username"&gt;&lt;/p&gt;</text:span></text:p>
      <text:p text:style-name="Standard"><text:tab/>// Een standaard tekst input field</text:p>
      <text:p text:style-name="P1"/>
      <text:p text:style-name="Standard"><text:span text:style-name="T3"><text:s text:c="13"/>&lt;p&gt;Stay logged in: &lt;input type="checkbox" checked&gt;&lt;/p&gt;</text:span></text:p>
      <text:p text:style-name="Standard"><text:tab/>// Checkbox: aan-afvinken</text:p>
      <text:p text:style-name="Standard"><text:span text:style-name="T3"><text:s text:c="10"/></text:span></text:p>
      <text:p text:style-name="Standard"><text:span text:style-name="T3"><text:s text:c="13"/>&lt;p&gt;Under 18: &lt;input type="radio" name="age" value="u18"&gt;&lt;/p&gt;</text:span></text:p>
      <text:p text:style-name="Standard"><text:span text:style-name="T3"><text:s text:c="13"/></text:span></text:p>
      <text:p text:style-name="Standard"><text:span text:style-name="T3"><text:s text:c="13"/>&lt;p&gt;Over 18: &lt;input type="radio" name="age" value="o18"&gt;&lt;/p&gt;</text:span></text:p>
      <text:p text:style-name="Standard"><text:tab/>// Door dezelfde naam te gebruiken worden de radio buttons </text:p>
      <text:p text:style-name="Standard"><text:tab/>// gegroepeerd. Dan kan binnen de groep slechts één button aangevinkt</text:p>
      <text:p text:style-name="Standard"><text:tab/>// zijn, de vorige aangevinkte wordt automatisch uit gezet.</text:p>
      <text:p text:style-name="P1"/>
      <text:p text:style-name="Standard"><text:span text:style-name="T3"><text:s text:c="13"/>&lt;p&gt;Favourite food:</text:span></text:p>
      <text:p text:style-name="Standard"><text:span text:style-name="T3"><text:s text:c="17"/></text:span></text:p>
      <text:p text:style-name="Standard"><text:span text:style-name="T3"><text:s text:c="17"/>&lt;select&gt;</text:span></text:p>
      <text:p text:style-name="Standard"><text:tab/> <text:s/>// Dit start een dropdown box</text:p>
      <text:p text:style-name="Standard"><text:span text:style-name="T3"><text:s text:c="13"/></text:span></text:p>
      <text:p text:style-name="Standard"><text:span text:style-name="T3"><text:s text:c="21"/>&lt;option&gt;Pizza&lt;/option&gt;</text:span></text:p>
      <text:p text:style-name="Standard"><text:span text:style-name="T3"><text:s text:c="21"/>&lt;option selected&gt;Ice Cream&lt;/option&gt;</text:span></text:p>
      <text:p text:style-name="Standard"><text:span text:style-name="T3"><text:s text:c="21"/>&lt;option&gt;Sandwiches&lt;/option&gt;</text:span></text:p>
      <text:p text:style-name="Standard"><text:tab/> <text:s text:c="6"/>// 3 opties, met ‘selected’ wordt de initiële keuze voorgeselecteerd</text:p>
      <text:p text:style-name="Standard"><text:span text:style-name="T3"><text:s text:c="17"/></text:span></text:p>
      <text:p text:style-name="Standard"><text:span text:style-name="T3"><text:s text:c="17"/>&lt;/select&gt;</text:span></text:p>
      <text:p text:style-name="Standard"><text:span text:style-name="T3"><text:s text:c="13"/></text:span></text:p>
      <text:p text:style-name="Standard"><text:span text:style-name="T3"><text:s text:c="13"/>&lt;/p&gt;</text:span></text:p>
      <text:p text:style-name="Standard"><text:span text:style-name="T3"><text:s text:c="13"/></text:span></text:p>
      <text:p text:style-name="Standard"><text:span text:style-name="T3"><text:s text:c="13"/>&lt;p&gt;&lt;input type="submit" value="Click me!"&gt;&lt;/p&gt;</text:span></text:p>
      <text:p text:style-name="Standard"><text:tab/>// Met de submit knop worden de input fields verstuurd</text:p>
      <text:p text:style-name="Standard"><text:span text:style-name="T3"><text:s text:c="9"/></text:span></text:p>
      <text:p text:style-name="Standard"><text:span text:style-name="T3"><text:s text:c="9"/>&lt;/form&gt;</text:span></text:p>
      <text:p text:style-name="Standard"><text:span text:style-name="T3"><text:s text:c="9"/></text:span></text:p>
      <text:p text:style-name="Standard"><text:span text:style-name="T3"><text:s text:c="5"/>&lt;/body&gt;</text:span></text:p>
      <text:p text:style-name="Standard"><text:span text:style-name="T3"><text:s/></text:span></text:p>
      <text:p text:style-name="Standard"><text:span text:style-name="T3"><text:s/>&lt;/html&gt;</text:span></text:p>
      <text:p text:style-name="P1"/>
      <text:p text:style-name="P1"/>
      <text:p text:style-name="Standard"><text:bookmark-start text:name="OLE_LINK28"/><text:bookmark-start text:name="OLE_LINK27"/><text:span text:style-name="T1">Les 28 – Tables</text:span></text:p>
      <text:p text:style-name="P1"><text:bookmark-end text:name="OLE_LINK28"/><text:bookmark-end text:name="OLE_LINK27"/></text:p>
      <text:p text:style-name="Standard"><text:span text:style-name="T3">&lt;html&gt;</text:span></text:p>
      <text:p text:style-name="P1"><text:soft-page-break/></text:p>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lt;table&gt;</text:span></text:p>
      <text:p text:style-name="Standard"><text:span text:style-name="T3"><text:s text:c="12"/></text:span></text:p>
      <text:p text:style-name="Standard"><text:span text:style-name="T3"><text:s text:c="12"/>&lt;thead&gt;</text:span></text:p>
      <text:p text:style-name="Standard"><text:bookmark-start text:name="OLE_LINK24"/><text:bookmark-start text:name="OLE_LINK23"/><text:s text:c="12"/>// De &lt;thead&gt; is feitelijk overbodig maar staat wel zo netjes</text:p>
      <text:p text:style-name="P1"><text:bookmark-end text:name="OLE_LINK24"/><text:bookmark-end text:name="OLE_LINK23"/></text:p>
      <text:p text:style-name="Standard"><text:span text:style-name="T3"><text:s text:c="16"/>&lt;tr&gt;</text:span></text:p>
      <text:p text:style-name="P18"><text:bookmark-start text:name="OLE_LINK26"/><text:bookmark-start text:name="OLE_LINK25"/>// tr = table row</text:p>
      <text:p text:style-name="Standard"><text:span text:style-name="T3"><text:s text:c="14"/></text:span><text:bookmark-end text:name="OLE_LINK26"/><text:bookmark-end text:name="OLE_LINK25"/><text:span text:style-name="T3"><text:s text:c="2"/></text:span></text:p>
      <text:p text:style-name="Standard"><text:span text:style-name="T3"><text:s text:c="20"/>&lt;th&gt;Name&lt;/th&gt;</text:span></text:p>
      <text:p text:style-name="P18">// th = table header</text:p>
      <text:p text:style-name="Standard"><text:span text:style-name="T3"><text:s text:c="14"/></text:span></text:p>
      <text:p text:style-name="Standard"><text:span text:style-name="T3"><text:s text:c="20"/>&lt;th&gt;Favourite&lt;br&gt;Colour&lt;/th&gt;</text:span></text:p>
      <text:p text:style-name="Standard"><text:span text:style-name="T3"><text:s text:c="20"/></text:span></text:p>
      <text:p text:style-name="Standard"><text:span text:style-name="T3"><text:s text:c="16"/>&lt;/tr&gt;</text:span></text:p>
      <text:p text:style-name="Standard"><text:span text:style-name="T3"><text:s text:c="12"/></text:span></text:p>
      <text:p text:style-name="Standard"><text:span text:style-name="T3"><text:s text:c="12"/>&lt;/thead&gt;</text:span></text:p>
      <text:p text:style-name="Standard"><text:span text:style-name="T3"><text:s text:c="12"/></text:span></text:p>
      <text:p text:style-name="Standard"><text:span text:style-name="T3"><text:s text:c="12"/>&lt;tr&gt;</text:span></text:p>
      <text:p text:style-name="Standard"><text:span text:style-name="T3"><text:s text:c="12"/></text:span></text:p>
      <text:p text:style-name="Standard"><text:span text:style-name="T3"><text:s text:c="16"/>&lt;td&gt;Rob&lt;/td&gt;</text:span></text:p>
      <text:p text:style-name="Standard"><text:span text:style-name="T3"><text:s text:c="16"/>&lt;td&gt;Green&lt;/td&gt;</text:span></text:p>
      <text:p text:style-name="P18">// td = table data</text:p>
      <text:p text:style-name="Standard"><text:span text:style-name="T3"><text:s text:c="26"/></text:span></text:p>
      <text:p text:style-name="Standard"><text:span text:style-name="T3"><text:s text:c="12"/>&lt;/tr&gt;</text:span></text:p>
      <text:p text:style-name="Standard"><text:span text:style-name="T3"><text:s text:c="12"/></text:span></text:p>
      <text:p text:style-name="Standard"><text:span text:style-name="T3"><text:s text:c="12"/>&lt;tr&gt;</text:span></text:p>
      <text:p text:style-name="Standard"><text:span text:style-name="T3"><text:s text:c="12"/></text:span></text:p>
      <text:p text:style-name="Standard"><text:span text:style-name="T3"><text:s text:c="16"/>&lt;td&gt;Kirsten&lt;/td&gt;</text:span></text:p>
      <text:p text:style-name="Standard"><text:span text:style-name="T3"><text:s text:c="16"/>&lt;td&gt;Orange&lt;/td&gt;</text:span></text:p>
      <text:p text:style-name="Standard"><text:span text:style-name="T3"><text:s text:c="12"/></text:span></text:p>
      <text:p text:style-name="Standard"><text:span text:style-name="T3"><text:s text:c="12"/>&lt;/tr&gt;</text:span></text:p>
      <text:p text:style-name="Standard"><text:span text:style-name="T3"><text:s text:c="8"/></text:span></text:p>
      <text:p text:style-name="Standard"><text:span text:style-name="T3"><text:s text:c="12"/>&lt;tr&gt;</text:span></text:p>
      <text:p text:style-name="Standard"><text:span text:style-name="T3"><text:s text:c="12"/></text:span></text:p>
      <text:p text:style-name="Standard"><text:span text:style-name="T3"><text:s text:c="16"/>&lt;td&gt;Tommy&lt;/td&gt;</text:span></text:p>
      <text:p text:style-name="Standard"><text:span text:style-name="T3"><text:s text:c="16"/>&lt;td&gt;Pink&lt;/td&gt;</text:span></text:p>
      <text:p text:style-name="Standard"><text:span text:style-name="T3"><text:s text:c="12"/></text:span></text:p>
      <text:p text:style-name="Standard"><text:span text:style-name="T3"><text:s text:c="12"/>&lt;/tr&gt;</text:span></text:p>
      <text:p text:style-name="Standard"><text:span text:style-name="T3"><text:s text:c="12"/></text:span></text:p>
      <text:p text:style-name="Standard"><text:span text:style-name="T3"><text:s text:c="12"/>&lt;tr&gt;</text:span></text:p>
      <text:p text:style-name="Standard"><text:span text:style-name="T3"><text:s text:c="12"/></text:span></text:p>
      <text:p text:style-name="Standard"><text:span text:style-name="T3"><text:s text:c="16"/>&lt;td&gt;Ralphie&lt;/td&gt;</text:span></text:p>
      <text:p text:style-name="Standard"><text:span text:style-name="T3"><text:s text:c="16"/>&lt;td&gt;Blue&lt;/td&gt;</text:span></text:p>
      <text:p text:style-name="Standard"><text:span text:style-name="T3"><text:s text:c="12"/></text:span></text:p>
      <text:p text:style-name="Standard"><text:span text:style-name="T3"><text:s text:c="12"/>&lt;/tr&gt;</text:span></text:p>
      <text:p text:style-name="Standard"><text:soft-page-break/><text:span text:style-name="T3"><text:s text:c="8"/></text:span></text:p>
      <text:p text:style-name="Standard"><text:span text:style-name="T3"><text:s text:c="8"/>&lt;/table&gt;</text:span></text:p>
      <text:p text:style-name="Standard"><text:span text:style-name="T3"><text:s text:c="8"/></text:span></text:p>
      <text:p text:style-name="Standard"><text:span text:style-name="T3"><text:s text:c="4"/>&lt;/body&gt;</text:span></text:p>
      <text:p text:style-name="P1"/>
      <text:p text:style-name="Standard"><text:span text:style-name="T3">&lt;/html&gt;</text:span></text:p>
      <text:p text:style-name="P1"/>
      <text:p text:style-name="Standard">Rob heeft de &lt;tbody&gt; uit de code weggelaten. Die is ook niet nodig maar staat wel zo netjes als je de header met een &lt;thead&gt; hebt aangegeven.</text:p>
      <text:p text:style-name="Standard"/>
      <text:p text:style-name="Standard"><text:span text:style-name="T3"><text:s/></text:span></text:p>
      <text:p text:style-name="Standard"><text:span text:style-name="T1">Les 30 – Links</text:span></text:p>
      <text:p text:style-name="Standard"/>
      <text:p text:style-name="Standard"><text:span text:style-name="T3">&lt;html&gt;</text:span></text:p>
      <text:p text:style-name="P1"/>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lt;p id="top"&gt;&lt;a href="http://www.google.com"&gt;Click here to go to google.com&lt;/a&gt;&lt;/p&gt;</text:span></text:p>
      <text:p text:style-name="Standard"><text:span text:style-name="T3"><text:s text:c="8"/></text:span></text:p>
      <text:p text:style-name="Standard"><text:span text:style-name="T3"><text:s text:c="8"/>&lt;p&gt;&lt;a href="http://www.wikipedia.org"&gt;&lt;img src="homer.png"&gt;&lt;/a&gt;&lt;/p&gt;</text:span></text:p>
      <text:p text:style-name="Standard"><text:span text:style-name="T3"><text:s text:c="8"/></text:span></text:p>
      <text:p text:style-name="Standard"><text:span text:style-name="T3"><text:s text:c="8"/>&lt;p&gt;&lt;a href="helloworld.html"&gt;Hello world!&lt;/a&gt;&lt;/p&gt;</text:span></text:p>
      <text:p text:style-name="Standard"><text:span text:style-name="T3"><text:s text:c="8"/></text:span></text:p>
      <text:p text:style-name="Standard"><text:span text:style-name="T3"><text:s text:c="8"/>&lt;p&gt;&lt;a href="http://www.wikipedia.org"&gt;&lt;img src="homer.png"&gt;&lt;/a&gt;&lt;/p&gt;</text:span></text:p>
      <text:p text:style-name="Standard"><text:span text:style-name="T3"><text:s text:c="8"/></text:span></text:p>
      <text:p text:style-name="Standard"><text:span text:style-name="T3"><text:s text:c="8"/>&lt;p id="thirdhomer"&gt;&lt;a href="http://www.wikipedia.org"&gt;&lt;img src="homer.png"&gt;&lt;/a&gt;&lt;/p&gt;</text:span></text:p>
      <text:p text:style-name="Standard"><text:span text:style-name="T3"><text:s text:c="8"/></text:span></text:p>
      <text:p text:style-name="Standard"><text:span text:style-name="T3"><text:s text:c="8"/>&lt;p&gt;&lt;a href="http://www.wikipedia.org"&gt;&lt;img src="homer.png"&gt;&lt;/a&gt;&lt;/p&gt;</text:span></text:p>
      <text:p text:style-name="Standard"><text:span text:style-name="T3"><text:s text:c="8"/></text:span></text:p>
      <text:p text:style-name="Standard"><text:span text:style-name="T3"><text:s text:c="8"/>&lt;p&gt;&lt;a href="http://www.wikipedia.org"&gt;&lt;img src="homer.png"&gt;&lt;/a&gt;&lt;/p&gt;</text:span></text:p>
      <text:p text:style-name="Standard"><text:span text:style-name="T3"><text:s text:c="8"/></text:span></text:p>
      <text:p text:style-name="Standard"><text:span text:style-name="T3"><text:s text:c="8"/>&lt;p&gt;&lt;a href="#top"&gt;Back to top&lt;/a&gt;&lt;/p&gt;</text:span></text:p>
      <text:p text:style-name="Standard"><text:span text:style-name="T3"><text:s text:c="8"/></text:span></text:p>
      <text:p text:style-name="Standard"><text:span text:style-name="T3"><text:s text:c="8"/>&lt;p&gt;&lt;a href="#thirdhomer"&gt;Go to third homer&lt;/a&gt;&lt;/p&gt;</text:span></text:p>
      <text:p text:style-name="Standard"><text:tab/>// Ga naar de paragraph op de huidige pagina met id ‘thirdhomer’ <text:s text:c="7"/></text:p>
      <text:p text:style-name="Standard"><text:span text:style-name="T3"><text:s text:c="8"/></text:span></text:p>
      <text:p text:style-name="Standard"><text:span text:style-name="T3"><text:s text:c="4"/>&lt;/body&gt;</text:span></text:p>
      <text:p text:style-name="P1"/>
      <text:p text:style-name="Standard"><text:span text:style-name="T3">&lt;/html&gt;</text:span></text:p>
      <text:p text:style-name="P1"/>
      <text:p text:style-name="Standard">Het gebruik van relatieve links is handig voor als je je website wil verplaatsen, mits je uiteraard de structuur gelijk houdt dan blijft de site goed werken, zonder gebroken links.</text:p>
      <text:p text:style-name="Standard"/>
      <text:p text:style-name="Standard"/>
      <text:p text:style-name="Standard"><text:span text:style-name="T1">Les 32 – HTML Entities (weergave speciale karakters)</text:span></text:p>
      <text:p text:style-name="Standard"/>
      <text:p text:style-name="Standard"><text:span text:style-name="T3">&lt;html&gt;</text:span></text:p>
      <text:p text:style-name="P1"/>
      <text:p text:style-name="Standard"><text:soft-page-break/><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amp;lt;a href="http://google.com"&amp;gt;</text:span></text:p>
      <text:p text:style-name="Standard"><text:span text:style-name="T3"><text:s text:c="8"/></text:span></text:p>
      <text:p text:style-name="Standard"><text:span text:style-name="T3"><text:s text:c="4"/>&lt;/body&gt;</text:span></text:p>
      <text:p text:style-name="P1"/>
      <text:p text:style-name="Standard"><text:span text:style-name="T3">&lt;/html&gt;</text:span></text:p>
      <text:p text:style-name="Standard"/>
      <text:p text:style-name="Standard">Zie voor een komplete lijst van speciale karakters op <text:a xlink:type="simple" xlink:href="https://dev.w3.org/html5/html-author/charref" text:style-name="Internet_20_link" text:visited-style-name="Visited_20_Internet_20_Link">https://dev.w3.org/html5/html-author/charref</text:a>.</text:p>
      <text:p text:style-name="Standard"/>
      <text:p text:style-name="Standard"/>
      <text:p text:style-name="Standard"><text:span text:style-name="T1">Les 34 – iFrames</text:span></text:p>
      <text:p text:style-name="Standard"/>
      <text:p text:style-name="Standard"><text:span text:style-name="T3">&lt;!doctype html&gt;</text:span></text:p>
      <text:p text:style-name="Standard"><text:span text:style-name="T3">&lt;html&gt;</text:span></text:p>
      <text:p text:style-name="Standard"><text:span text:style-name="T3"><text:s text:c="4"/>&lt;head&gt;</text:span></text:p>
      <text:p text:style-name="Standard"><text:span text:style-name="T3"><text:s text:c="8"/>&lt;title&gt;Hello World!&lt;/title&gt;</text:span></text:p>
      <text:p text:style-name="P1"/>
      <text:p text:style-name="Standard"><text:span text:style-name="T3"><text:s text:c="8"/>&lt;meta charset="utf-8" /&gt;</text:span></text:p>
      <text:p text:style-name="Standard"><text:span text:style-name="T3"><text:s text:c="8"/>&lt;meta http-equiv="Content-type" content="text/html; charset=utf-8" /&gt;</text:span></text:p>
      <text:p text:style-name="Standard"><text:span text:style-name="T3"><text:s text:c="8"/>&lt;meta name="viewport" content="width=device-width, initial-scale=1" /&gt;</text:span></text:p>
      <text:p text:style-name="P1"/>
      <text:p text:style-name="Standard"><text:span text:style-name="T3"><text:s text:c="4"/>&lt;/head&gt;</text:span></text:p>
      <text:p text:style-name="P1"/>
      <text:p text:style-name="Standard"><text:span text:style-name="T3"><text:s text:c="4"/>&lt;body&gt;</text:span></text:p>
      <text:p text:style-name="Standard"><text:span text:style-name="T3"><text:s text:c="8"/></text:span></text:p>
      <text:p text:style-name="Standard"><text:span text:style-name="T3"><text:s text:c="8"/>&lt;iframe width="560" height="315" src="https://www.youtube.com/embed/DrDm7uO4Fu0?rel=0" frameborder="0" allowfullscreen align="right"&gt;&lt;/iframe&gt;</text:span></text:p>
      <text:p text:style-name="Standard"><text:span text:style-name="T3"><text:s text:c="4"/>&lt;/body&gt;</text:span></text:p>
      <text:p text:style-name="Standard"><text:span text:style-name="T3"><text:s text:c="4"/></text:span></text:p>
      <text:p text:style-name="Standard"><text:span text:style-name="T3">&lt;/html&gt;</text:span></text:p>
      <text:p text:style-name="Standard"/>
      <text:p text:style-name="Standard">Let op dat niet alle sites toestaan dat je hun content in een iframe weergeeft. Google is een voorbeeld.</text:p>
      <text:p text:style-name="Standard"/>
      <text:p text:style-name="Standard"/>
      <text:p text:style-name="Standard"/>
      <text:p text:style-name="Standard"/>
      <text:p text:style-name="P19"><text:span text:style-name="T1">Section 3 – CSS</text:span></text:p>
      <text:p text:style-name="Standard"/>
      <text:p text:style-name="Standard"><text:span text:style-name="T1">Les 49 – Classes and ID’s</text:span></text:p>
      <text:p text:style-name="Standard"/>
      <text:p text:style-name="Standard">Id’s mogen slechts één keer per pagina gebruikt worden, classes onbeperkt. Een class gebruik je als elementen <text:s/>eigenschappen met elkaar delen, een id als de eigenschappen uniek voor een bepaald element zijn. Een voorbeeld hiervan zijn vierkanten die dezelfde afmetingen hebben maar een afwijkende kleur. De afmetingen specificeer je in een class, de kleuren in id’s:</text:p>
      <text:p text:style-name="Standard"/>
      <text:p text:style-name="Standard"><text:span text:style-name="T3"><text:tab/>.square {</text:span></text:p>
      <text:p text:style-name="Standard"><text:span text:style-name="T3"><text:tab/><text:tab/>width: 100px;</text:span></text:p>
      <text:p text:style-name="Standard"><text:span text:style-name="T3"><text:tab/><text:tab/>height: 100px;</text:span></text:p>
      <text:p text:style-name="Standard"><text:span text:style-name="T3"><text:tab/>}</text:span></text:p>
      <text:p text:style-name="P1"/>
      <text:p text:style-name="Standard"><text:span text:style-name="T3"><text:tab/>#red-square {</text:span></text:p>
      <text:p text:style-name="Standard"><text:span text:style-name="T3"><text:tab/><text:tab/>background-color: red;</text:span></text:p>
      <text:p text:style-name="Standard"><text:span text:style-name="T3"><text:tab/>} </text:span></text:p>
      <text:p text:style-name="Standard"><text:span text:style-name="T3"><text:tab/>#blue-square {</text:span></text:p>
      <text:p text:style-name="Standard"><text:span text:style-name="T3"><text:tab/><text:tab/>background-color: blue;</text:span></text:p>
      <text:p text:style-name="Standard"><text:span text:style-name="T3"><text:tab/>} </text:span></text:p>
      <text:p text:style-name="Standard"><text:span text:style-name="T3"><text:tab/>#green-square {</text:span></text:p>
      <text:p text:style-name="Standard"><text:span text:style-name="T3"><text:tab/><text:tab/>background-color: green;</text:span></text:p>
      <text:p text:style-name="Standard"><text:span text:style-name="T3"><text:tab/>} </text:span></text:p>
      <text:p text:style-name="P1"/>
      <text:p text:style-name="Standard">De code uit de les:</text:p>
      <text:p text:style-name="P1"/>
      <text:p text:style-name="Standard"><text:span text:style-name="T3">&lt;html&gt;</text:span></text:p>
      <text:p text:style-name="Standard"><text:span text:style-name="T3"><text:s text:c="4"/>&lt;head&gt;</text:span></text:p>
      <text:p text:style-name="Standard"><text:span text:style-name="T3"><text:s text:c="8"/></text:span></text:p>
      <text:p text:style-name="Standard"><text:span text:style-name="T3"><text:s text:c="8"/>&lt;title&gt;Webpage With Style&lt;/title&gt;</text:span></text:p>
      <text:p text:style-name="Standard"><text:span text:style-name="T3"><text:s text:c="4"/></text:span></text:p>
      <text:p text:style-name="Standard"><text:span text:style-name="T3"><text:s text:c="8"/>&lt;style type="text/css"&gt;</text:span></text:p>
      <text:p text:style-name="Standard"><text:span text:style-name="T3"><text:s text:c="8"/></text:span></text:p>
      <text:p text:style-name="Standard"><text:span text:style-name="T3"><text:s text:c="12"/>.red { <text:s text:c="15"/></text:span></text:p>
      <text:p text:style-name="Standard"><text:span text:style-name="T3"><text:s text:c="16"/>color:red; <text:s text:c="15"/></text:span></text:p>
      <text:p text:style-name="Standard"><text:span text:style-name="T3"><text:s text:c="12"/>}</text:span></text:p>
      <text:p text:style-name="Standard"><text:tab/>// NB Dit betreft de tekstkleur! Opvulkleur geef je aan met </text:p>
      <text:p text:style-name="Standard"><text:tab/>// background-color.</text:p>
      <text:p text:style-name="Standard"><text:span text:style-name="T3"><text:s text:c="12"/></text:span></text:p>
      <text:p text:style-name="Standard"><text:span text:style-name="T3"><text:s text:c="12"/>.large { <text:s text:c="15"/></text:span></text:p>
      <text:p text:style-name="Standard"><text:span text:style-name="T3"><text:s text:c="16"/>font-size: 200%; <text:s text:c="15"/></text:span></text:p>
      <text:p text:style-name="Standard"><text:span text:style-name="T3"><text:s text:c="12"/>}</text:span></text:p>
      <text:p text:style-name="Standard"><text:span text:style-name="T3"><text:s text:c="12"/></text:span></text:p>
      <text:p text:style-name="Standard"><text:span text:style-name="T3"><text:s text:c="12"/>#green { <text:s text:c="15"/></text:span></text:p>
      <text:p text:style-name="Standard"><text:span text:style-name="T3"><text:s text:c="16"/>color:green;</text:span></text:p>
      <text:p text:style-name="Standard"><text:span text:style-name="T3"><text:s text:c="12"/>}</text:span></text:p>
      <text:p text:style-name="Standard"><text:span text:style-name="T3"><text:s text:c="8"/></text:span></text:p>
      <text:p text:style-name="Standard"><text:span text:style-name="T3"><text:s text:c="12"/>.underlined { <text:s text:c="15"/></text:span></text:p>
      <text:p text:style-name="Standard"><text:span text:style-name="T3"><text:s text:c="16"/>text-decoration: underline; <text:s text:c="6"/></text:span></text:p>
      <text:p text:style-name="Standard"><text:tab/>// tekst-decoration attribuut!<text:span text:style-name="T3"> <text:s text:c="8"/></text:span></text:p>
      <text:p text:style-name="Standard"><text:span text:style-name="T3"><text:s text:c="12"/>}</text:span></text:p>
      <text:p text:style-name="P1"/>
      <text:p text:style-name="Standard"><text:span text:style-name="T3"><text:s text:c="8"/>&lt;/style&gt; <text:s text:c="3"/></text:span></text:p>
      <text:p text:style-name="Standard"><text:span text:style-name="T3"><text:s text:c="4"/>&lt;/head&gt;</text:span></text:p>
      <text:p text:style-name="P1"><text:soft-page-break/></text:p>
      <text:p text:style-name="Standard"><text:span text:style-name="T3"><text:s text:c="4"/>&lt;body&gt;</text:span></text:p>
      <text:p text:style-name="Standard"><text:span text:style-name="T3"><text:s text:c="4"/></text:span></text:p>
      <text:p text:style-name="Standard"><text:span text:style-name="T3"><text:s text:c="8"/>&lt;p class="red large"&gt;The quick brown fox jumped over the lazy dog.&lt;/p&gt;</text:span></text:p>
      <text:p text:style-name="Standard"><text:span text:style-name="T3"><text:s text:c="8"/></text:span></text:p>
      <text:p text:style-name="Standard"><text:span text:style-name="T3"><text:s text:c="8"/>&lt;p class="large"&gt;Wow, I love internal CSS!&lt;/p&gt;</text:span></text:p>
      <text:p text:style-name="Standard"><text:span text:style-name="T3"><text:s text:c="8"/></text:span></text:p>
      <text:p text:style-name="Standard"><text:span text:style-name="T3"><text:s text:c="8"/>&lt;p id="green"&gt;This is some more text. &lt;span class="underlined"&gt;And this text is underlined.&lt;/span&gt;&lt;/p&gt;</text:span></text:p>
      <text:p text:style-name="Standard"><text:tab/>// met &lt;span&gt; specifieke stukken tekst een andere style geven</text:p>
      <text:p text:style-name="Standard"><text:span text:style-name="T3"><text:s text:c="8"/></text:span></text:p>
      <text:p text:style-name="Standard"><text:span text:style-name="T3"><text:s text:c="8"/>&lt;h1 class="red"&gt;CSS is cool!&lt;/h1&gt;</text:span></text:p>
      <text:p text:style-name="Standard"><text:span text:style-name="T3"><text:s text:c="4"/></text:span></text:p>
      <text:p text:style-name="Standard"><text:span text:style-name="T3"><text:s text:c="4"/>&lt;/body&gt;</text:span></text:p>
      <text:p text:style-name="Standard"><text:span text:style-name="T3">&lt;/html&gt;</text:span></text:p>
      <text:p text:style-name="P1"/>
      <text:p text:style-name="P1"/>
      <text:p text:style-name="Standard"><text:span text:style-name="T1">Les 51 – DIV’s</text:span></text:p>
      <text:p text:style-name="Standard"/>
      <text:p text:style-name="Standard">Let op dat div’s altijd de volledige breedte van hun parent-element in beslag nemen, op het hoogste niveau dus de gehele pagina. Dit komt door het attribuut ‘<text:span text:style-name="T1">display’</text:span> dat default de waarde ‘<text:span text:style-name="T1">block’</text:span> heeft. Zet je ‘display’ op ‘<text:span text:style-name="T1">inline’</text:span> dan neemt de div alleen de benodigde ruimte in, dus bijv. de breedte van een erin opgenomen string. Een andere optie is ‘<text:span text:style-name="T1">inherit’</text:span> waar het de display waarde van de parent overneemt.</text:p>
      <text:p text:style-name="Standard"/>
      <text:p text:style-name="Standard"><text:span text:style-name="T3">&lt;html&gt;</text:span></text:p>
      <text:p text:style-name="Standard"><text:span text:style-name="T3"><text:s text:c="4"/>&lt;head&gt; <text:s text:c="7"/></text:span></text:p>
      <text:p text:style-name="Standard"><text:span text:style-name="T3"><text:s text:c="8"/>&lt;title&gt;Webpage With Style&lt;/title&gt;</text:span></text:p>
      <text:p text:style-name="Standard"><text:span text:style-name="T3"><text:s text:c="4"/></text:span></text:p>
      <text:p text:style-name="Standard"><text:span text:style-name="T3"><text:s text:c="8"/>&lt;style type="text/css"&gt;</text:span></text:p>
      <text:p text:style-name="Standard"><text:span text:style-name="T3"><text:s text:c="8"/></text:span></text:p>
      <text:p text:style-name="Standard"><text:span text:style-name="T3"><text:s text:c="12"/>.red { <text:s text:c="15"/></text:span></text:p>
      <text:p text:style-name="Standard"><text:span text:style-name="T3"><text:s text:c="16"/>color:red; <text:s text:c="15"/></text:span></text:p>
      <text:p text:style-name="Standard"><text:span text:style-name="T3"><text:s text:c="12"/>}</text:span></text:p>
      <text:p text:style-name="Standard"><text:span text:style-name="T3"><text:s text:c="12"/></text:span></text:p>
      <text:p text:style-name="Standard"><text:span text:style-name="T3"><text:s text:c="12"/>.large { <text:s text:c="15"/></text:span></text:p>
      <text:p text:style-name="Standard"><text:span text:style-name="T3"><text:s text:c="16"/>font-size: 200%; <text:s text:c="15"/></text:span></text:p>
      <text:p text:style-name="Standard"><text:span text:style-name="T3"><text:s text:c="12"/>}</text:span></text:p>
      <text:p text:style-name="Standard"><text:span text:style-name="T3"><text:s text:c="12"/></text:span></text:p>
      <text:p text:style-name="Standard"><text:span text:style-name="T3"><text:s text:c="12"/>#green { <text:s text:c="15"/></text:span></text:p>
      <text:p text:style-name="Standard"><text:span text:style-name="T3"><text:s text:c="16"/>color:green;</text:span></text:p>
      <text:p text:style-name="Standard"><text:span text:style-name="T3"><text:s text:c="12"/>}</text:span></text:p>
      <text:p text:style-name="Standard"><text:span text:style-name="T3"><text:s text:c="8"/></text:span></text:p>
      <text:p text:style-name="Standard"><text:span text:style-name="T3"><text:s text:c="12"/>.underlined { <text:s text:c="15"/></text:span></text:p>
      <text:p text:style-name="Standard"><text:span text:style-name="T3"><text:s text:c="16"/>text-decoration: underline; <text:s text:c="15"/></text:span></text:p>
      <text:p text:style-name="Standard"><text:span text:style-name="T3"><text:s text:c="12"/>}</text:span></text:p>
      <text:p text:style-name="Standard"><text:span text:style-name="T3"><text:s text:c="12"/></text:span></text:p>
      <text:p text:style-name="Standard"><text:span text:style-name="T3"><text:s text:c="12"/>#first-section { <text:s text:c="15"/></text:span></text:p>
      <text:p text:style-name="Standard"><text:span text:style-name="T3"><text:s text:c="16"/>color:blue;</text:span></text:p>
      <text:p text:style-name="Standard"><text:span text:style-name="T3"><text:s text:c="16"/>background-color: pink;</text:span></text:p>
      <text:p text:style-name="Standard"><text:span text:style-name="T3"><text:s text:c="16"/>width:100px; <text:s text:c="15"/></text:span></text:p>
      <text:p text:style-name="Standard"><text:span text:style-name="T3"><text:s text:c="12"/>}</text:span></text:p>
      <text:p text:style-name="Standard"><text:tab/>// background attribuut is een trucje om uit te vinden hoe groot de &lt;div&gt;</text:p>
      <text:p text:style-name="Standard"><text:tab/>// werkelijk is</text:p>
      <text:p text:style-name="Standard"><text:soft-page-break/><text:span text:style-name="T3"><text:s text:c="12"/></text:span></text:p>
      <text:p text:style-name="Standard"><text:span text:style-name="T3"><text:s text:c="12"/>#second-section { <text:s text:c="15"/></text:span></text:p>
      <text:p text:style-name="Standard"><text:span text:style-name="T3"><text:s text:c="16"/>background-color: yellow; <text:s text:c="15"/></text:span></text:p>
      <text:p text:style-name="Standard"><text:span text:style-name="T3"><text:s text:c="12"/>}</text:span></text:p>
      <text:p text:style-name="Standard"><text:span text:style-name="T3"><text:s text:c="12"/></text:span></text:p>
      <text:p text:style-name="Standard"><text:span text:style-name="T3"><text:s text:c="8"/>&lt;/style&gt; <text:s text:c="3"/></text:span></text:p>
      <text:p text:style-name="Standard"><text:span text:style-name="T3"><text:s text:c="4"/>&lt;/head&gt;</text:span></text:p>
      <text:p text:style-name="P1"/>
      <text:p text:style-name="Standard"><text:span text:style-name="T3"><text:s text:c="4"/>&lt;body&gt; <text:s text:c="7"/></text:span></text:p>
      <text:p text:style-name="Standard"><text:span text:style-name="T3"><text:s text:c="8"/>&lt;div id="first-section"&gt; <text:s text:c="3"/></text:span></text:p>
      <text:p text:style-name="Standard"><text:span text:style-name="T3"><text:s text:c="12"/>&lt;p&gt;The quick brown fox jumped over the lazy dog.&lt;/p&gt; <text:s text:c="7"/></text:span></text:p>
      <text:p text:style-name="Standard"><text:span text:style-name="T3"><text:s text:c="12"/>&lt;p&gt;Wow, I love internal CSS!&lt;/p&gt; <text:s text:c="11"/></text:span></text:p>
      <text:p text:style-name="Standard"><text:span text:style-name="T3"><text:s text:c="8"/>&lt;/div&gt;</text:span></text:p>
      <text:p text:style-name="Standard"><text:span text:style-name="T3"><text:s text:c="8"/></text:span></text:p>
      <text:p text:style-name="Standard"><text:span text:style-name="T3"><text:s text:c="8"/>&lt;div id="second-section"&gt; <text:s text:c="11"/></text:span></text:p>
      <text:p text:style-name="Standard"><text:span text:style-name="T3"><text:s text:c="12"/>&lt;p id="green"&gt;This is some more text. &lt;span class="underlined"&gt;And this text is underlined.&lt;/span&gt;&lt;/p&gt;</text:span></text:p>
      <text:p text:style-name="Standard"><text:span text:style-name="T3"><text:s text:c="8"/></text:span></text:p>
      <text:p text:style-name="Standard"><text:span text:style-name="T3"><text:s text:c="12"/>&lt;h1 class="red"&gt;CSS is cool!&lt;/h1&gt; <text:s text:c="11"/></text:span></text:p>
      <text:p text:style-name="Standard"><text:span text:style-name="T3"><text:s text:c="8"/>&lt;/div&gt; <text:s text:c="6"/></text:span></text:p>
      <text:p text:style-name="Standard"><text:span text:style-name="T3"><text:s text:c="4"/></text:span></text:p>
      <text:p text:style-name="Standard"><text:span text:style-name="T3"><text:s text:c="4"/>&lt;/body&gt;</text:span></text:p>
      <text:p text:style-name="Standard"><text:span text:style-name="T3">&lt;/html&gt;</text:span></text:p>
      <text:p text:style-name="P1"/>
      <text:p text:style-name="P1"/>
      <text:p text:style-name="Standard"><text:span text:style-name="T1">Les 53 – Colors</text:span></text:p>
      <text:p text:style-name="Standard"/>
      <text:p text:style-name="Standard">Met HTML color codes kunnen kleuren nauwkeurig bepaald worden. Een code bestaat uit 6 hexadecimale cijfers, aangegeven met bijv. #1A2CF8. Gebruik een color picker voor alle mogelijkheden. Zie ook <text:a xlink:type="simple" xlink:href="file:///Users/FamaSoft/Dropbox/Public/Cursussen/Course-notes/html-color-codes.info" text:style-name="Internet_20_link" text:visited-style-name="Visited_20_Internet_20_Link">html-color-codes.info</text:a>. Ik gebruik de color picker die in Chrome is ingebouwd of de <text:span text:style-name="T1">Digitale Kleurenmeter</text:span>, een extern programma. </text:p>
      <text:p text:style-name="P2"/>
      <text:p text:style-name="P2"/>
      <text:p text:style-name="Standard"><text:span text:style-name="T1">Les 55 – Floating</text:span></text:p>
      <text:p text:style-name="Standard"/>
      <text:p text:style-name="Standard"><text:span text:style-name="T3">&lt;html&gt;</text:span></text:p>
      <text:p text:style-name="Standard"><text:span text:style-name="T3"><text:s text:c="4"/>&lt;head&gt; <text:s text:c="7"/></text:span></text:p>
      <text:p text:style-name="Standard"><text:span text:style-name="T3"><text:s text:c="8"/>&lt;title&gt;Webpage With Style&lt;/title&gt;</text:span></text:p>
      <text:p text:style-name="Standard"><text:span text:style-name="T3"><text:s text:c="4"/></text:span></text:p>
      <text:p text:style-name="Standard"><text:span text:style-name="T3"><text:s text:c="8"/>&lt;style type="text/css"&gt;</text:span></text:p>
      <text:p text:style-name="Standard"><text:span text:style-name="T3"><text:s text:c="8"/></text:span></text:p>
      <text:p text:style-name="Standard"><text:span text:style-name="T3"><text:s text:c="12"/>.red { <text:s text:c="15"/></text:span></text:p>
      <text:p text:style-name="Standard"><text:span text:style-name="T3"><text:s text:c="16"/>color:red; <text:s text:c="15"/></text:span></text:p>
      <text:p text:style-name="Standard"><text:span text:style-name="T3"><text:s text:c="12"/>}</text:span></text:p>
      <text:p text:style-name="Standard"><text:span text:style-name="T3"><text:s text:c="12"/></text:span></text:p>
      <text:p text:style-name="Standard"><text:span text:style-name="T3"><text:s text:c="12"/>.large { <text:s text:c="15"/></text:span></text:p>
      <text:p text:style-name="Standard"><text:span text:style-name="T3"><text:s text:c="16"/>font-size: 200%; <text:s text:c="15"/></text:span></text:p>
      <text:p text:style-name="Standard"><text:span text:style-name="T3"><text:s text:c="12"/>}</text:span></text:p>
      <text:p text:style-name="Standard"><text:span text:style-name="T3"><text:s text:c="12"/></text:span></text:p>
      <text:p text:style-name="Standard"><text:span text:style-name="T3"><text:s text:c="12"/>#green { <text:s text:c="15"/></text:span></text:p>
      <text:p text:style-name="Standard"><text:span text:style-name="T3"><text:s text:c="16"/>color:green;</text:span></text:p>
      <text:p text:style-name="Standard"><text:span text:style-name="T3"><text:s text:c="12"/>}</text:span></text:p>
      <text:p text:style-name="Standard"><text:span text:style-name="T3"><text:s text:c="8"/></text:span></text:p>
      <text:p text:style-name="Standard"><text:span text:style-name="T3"><text:s text:c="12"/>.underlined { <text:s text:c="15"/></text:span></text:p>
      <text:p text:style-name="Standard"><text:soft-page-break/><text:span text:style-name="T3"><text:s text:c="16"/>text-decoration: underline; <text:s text:c="15"/></text:span></text:p>
      <text:p text:style-name="Standard"><text:span text:style-name="T3"><text:s text:c="12"/>}</text:span></text:p>
      <text:p text:style-name="Standard"><text:span text:style-name="T3"><text:s text:c="12"/></text:span></text:p>
      <text:p text:style-name="Standard"><text:span text:style-name="T3"><text:s text:c="12"/>#first-section { <text:s text:c="15"/></text:span></text:p>
      <text:p text:style-name="Standard"><text:span text:style-name="T3"><text:s text:c="16"/>color:#4285F4;</text:span></text:p>
      <text:p text:style-name="Standard"><text:span text:style-name="T3"><text:s text:c="16"/>background-color: #CEF6CE;</text:span></text:p>
      <text:p text:style-name="Standard"><text:span text:style-name="T3"><text:s text:c="16"/>width:200px;</text:span></text:p>
      <text:p text:style-name="Standard"><text:span text:style-name="T3"><text:s text:c="16"/>float:left; <text:s text:c="15"/></text:span></text:p>
      <text:p text:style-name="Standard"><text:span text:style-name="T3"><text:s text:c="12"/>}</text:span></text:p>
      <text:p text:style-name="P18">// left-floated content komt links van non-floated content terecht.</text:p>
      <text:p text:style-name="Standard"><text:span text:style-name="T3"><text:s text:c="12"/></text:span></text:p>
      <text:p text:style-name="Standard"><text:span text:style-name="T3"><text:s text:c="12"/>#second-section { <text:s text:c="15"/></text:span></text:p>
      <text:p text:style-name="Standard"><text:span text:style-name="T3"><text:s text:c="16"/>background-color: #8AB4F7;</text:span></text:p>
      <text:p text:style-name="Standard"><text:span text:style-name="T3"><text:s text:c="16"/>width:200px;</text:span></text:p>
      <text:p text:style-name="Standard"><text:span text:style-name="T3"><text:s text:c="16"/>float: right; <text:s text:c="15"/></text:span></text:p>
      <text:p text:style-name="Standard"><text:span text:style-name="T3"><text:s text:c="12"/>}</text:span></text:p>
      <text:p text:style-name="P18">// right-floated content komt rechts van non-floated content terecht.</text:p>
      <text:p text:style-name="P18">// het element wordt rechts op de pagina afgebeeld. Maak je de pagina</text:p>
      <text:p text:style-name="P18">// kleiner dan beweegt het mee naar links (‘floating’), maar blijft rechts</text:p>
      <text:p text:style-name="P18">// staan. Tenzij er geen plek is, dan verschuift het naar beneden, zonder</text:p>
      <text:p text:style-name="P18">// dat er een witruimte zit tussen de div’s. Dit komt doordat de &lt;p&gt; </text:p>
      <text:p text:style-name="P18">// standaard een margin heeft. Zet je die op 0, dan verdwijnt de </text:p>
      <text:p text:style-name="P18">// witruimte.</text:p>
      <text:p text:style-name="Standard"><text:span text:style-name="T3"><text:s text:c="12"/></text:span></text:p>
      <text:p text:style-name="Standard"><text:span text:style-name="T3"><text:s text:c="12"/>.clear-float { <text:s text:c="15"/></text:span></text:p>
      <text:p text:style-name="Standard"><text:span text:style-name="T3"><text:s text:c="16"/>clear:both; <text:s text:c="15"/></text:span></text:p>
      <text:p text:style-name="Standard"><text:span text:style-name="T3"><text:s text:c="12"/>}</text:span></text:p>
      <text:p text:style-name="P18">// Met clear:both worden vanaf het element die dit toepast de float</text:p>
      <text:p text:style-name="P18">// instellingen ahw beëindigd en met een schone lei begonnen. Het </text:p>
      <text:p text:style-name="P18">// effect is dat de elementen erna weer onder de eerdere floating</text:p>
      <text:p text:style-name="P18">// elementen terecht komen, met een wit ruimte wel te verstaan.</text:p>
      <text:p text:style-name="Standard"><text:span text:style-name="T3"><text:s text:c="12"/></text:span></text:p>
      <text:p text:style-name="Standard"><text:span text:style-name="T3"><text:s text:c="8"/>&lt;/style&gt; <text:s text:c="3"/></text:span></text:p>
      <text:p text:style-name="Standard"><text:span text:style-name="T3"><text:s text:c="4"/>&lt;/head&gt;</text:span></text:p>
      <text:p text:style-name="P1"/>
      <text:p text:style-name="Standard"><text:span text:style-name="T3"><text:s text:c="4"/>&lt;body&gt;</text:span></text:p>
      <text:p text:style-name="Standard"><text:span text:style-name="T3"><text:s text:c="8"/></text:span></text:p>
      <text:p text:style-name="Standard"><text:span text:style-name="T3"><text:s text:c="8"/>&lt;div id="first-section"&gt; <text:s text:c="3"/></text:span></text:p>
      <text:p text:style-name="Standard"><text:span text:style-name="T3"><text:s text:c="12"/>&lt;p&gt;The quick brown fox jumped over the lazy dog.&lt;/p&gt; <text:s text:c="7"/></text:span></text:p>
      <text:p text:style-name="Standard"><text:span text:style-name="T3"><text:s text:c="12"/>&lt;p&gt;Wow, I love internal CSS!&lt;/p&gt; <text:s text:c="11"/></text:span></text:p>
      <text:p text:style-name="Standard"><text:span text:style-name="T3"><text:s text:c="8"/>&lt;/div&gt;</text:span></text:p>
      <text:p text:style-name="Standard"><text:span text:style-name="T3"><text:s text:c="8"/></text:span></text:p>
      <text:p text:style-name="Standard"><text:span text:style-name="T3"><text:s text:c="8"/>&lt;div id="second-section"&gt; <text:s text:c="11"/></text:span></text:p>
      <text:p text:style-name="Standard"><text:span text:style-name="T3"><text:s text:c="12"/>&lt;p id="green"&gt;This is some more text. &lt;span class="underlined"&gt;And this text is underlined.&lt;/span&gt;&lt;/p&gt; <text:s text:c="7"/></text:span></text:p>
      <text:p text:style-name="Standard"><text:span text:style-name="T3"><text:s text:c="12"/>&lt;h1 class="red"&gt;CSS is cool!&lt;/h1&gt; <text:s text:c="11"/></text:span></text:p>
      <text:p text:style-name="Standard"><text:span text:style-name="T3"><text:s text:c="8"/>&lt;/div&gt;</text:span></text:p>
      <text:p text:style-name="Standard"><text:span text:style-name="T3"><text:s text:c="8"/></text:span></text:p>
      <text:p text:style-name="Standard"><text:span text:style-name="T3"><text:s text:c="8"/>&lt;div class="clear-float"&gt;&lt;/div&gt;</text:span></text:p>
      <text:p text:style-name="P18">// De content na deze div komt direct onder de onderste floating div</text:p>
      <text:p text:style-name="P18">// terecht</text:p>
      <text:p text:style-name="Standard"><text:span text:style-name="T3"><text:s text:c="8"/></text:span></text:p>
      <text:p text:style-name="Standard"><text:span text:style-name="T3"><text:s text:c="8"/>&lt;p&gt;This paragraph is not floated!&lt;/p&gt;</text:span></text:p>
      <text:p text:style-name="P18">// Non-floated content trekt zich niets aan van de floated content en </text:p>
      <text:p text:style-name="P18"><text:soft-page-break/>// zoekt als het ware een vrij plekje op.</text:p>
      <text:p text:style-name="Standard"><text:span text:style-name="T3"><text:s text:c="4"/></text:span></text:p>
      <text:p text:style-name="Standard"><text:span text:style-name="T3"><text:s text:c="4"/>&lt;/body&gt;</text:span></text:p>
      <text:p text:style-name="Standard"><text:span text:style-name="T3">&lt;/html&gt;</text:span></text:p>
      <text:p text:style-name="P2"/>
      <text:p text:style-name="P2"/>
      <text:p text:style-name="Standard"><text:span text:style-name="T1">Les 57 – Positioning</text:span></text:p>
      <text:p text:style-name="P1"/>
      <text:p text:style-name="Standard">Met attribuut <text:span text:style-name="T1">position</text:span> op <text:span text:style-name="T1">relative</text:span> kun je een element een positie geven relatief tov de default positie. Dit doe je met de attributen</text:p>
      <text:p text:style-name="Standard"/>
      <text:p text:style-name="Standard"><text:span text:style-name="T3"><text:tab/>left: 50px;<text:tab/><text:tab/>// beweeg 50 px naar </text:span><text:span text:style-name="T4">rechts </text:span><text:span text:style-name="T3">tov default positie</text:span></text:p>
      <text:p text:style-name="Standard"><text:span text:style-name="T3"><text:tab/>right: 50px;<text:tab/><text:tab/>// beweeg 50 px naar </text:span><text:span text:style-name="T4">links </text:span><text:span text:style-name="T3">tov default positie</text:span></text:p>
      <text:p text:style-name="Standard"><text:span text:style-name="T3"><text:tab/>top: 50px;<text:tab/><text:tab/>// beweeg 50 px naar </text:span><text:span text:style-name="T4">beneden </text:span><text:span text:style-name="T3">tov default positie</text:span></text:p>
      <text:p text:style-name="Standard"><text:span text:style-name="T3"><text:tab/>bottom: 50px;<text:tab/>// beweeg 50 px naar </text:span><text:span text:style-name="T4">boven </text:span><text:span text:style-name="T3">tov default positie</text:span></text:p>
      <text:p text:style-name="Standard"/>
      <text:p text:style-name="Standard">Denk alsof je een margin toevoegt in de aangegeven richting. Merk op dat de content als het ware verschoven wordt en ook eventueel andere content kan overlappen. Dit kun je met een <text:span text:style-name="T1">z-index</text:span> ondervangen, het element met de hoogste z-index komt boven, mits het <text:span text:style-name="T1">position</text:span> attribuut <text:span text:style-name="T1">relative</text:span> is (maar met een paar andere werkt het ook).</text:p>
      <text:p text:style-name="Standard"/>
      <text:p text:style-name="Standard">De onderliggende content kun je enigszins laten zien als de bovenliggende content een <text:span text:style-name="T4">opacity</text:span> waarde heeft <text:span text:style-name="T3">&lt; 1</text:span>. Waarde 1 is ondoorzichtig, waarde 0 is volkomen doorzichtig en daarmee onzichtbaar. Alles ertussen laat zowel de boven- als onderliggende content zien.</text:p>
      <text:p text:style-name="Standard"/>
      <text:p text:style-name="Standard">Merk ook op dat <text:span text:style-name="T3">top: 50 px</text:span> en <text:span text:style-name="T3">bottom: -50 px</text:span> op het zelfde neerkomen. Hetzelfde geldt ook voor <text:span text:style-name="T1">left</text:span> en <text:span text:style-name="T1">right</text:span>. In feite heb je right en bottom niet eens nodig, door left en top een positieve of negatieve waarde te geven kun je alle kanten op met het element. </text:p>
      <text:p text:style-name="Standard"/>
      <text:p text:style-name="Standard">Je kunt een element zo ook van het scherm laten verdwijnen. Dit wordt vaak toegepast als het element via een animatie op het scherm terecht komt.</text:p>
      <text:p text:style-name="Standard"/>
      <text:p text:style-name="Standard">Met het <text:span text:style-name="T1">position</text:span> attribuut op <text:span text:style-name="T4">absolute</text:span> haal je het element als het ware uit de flow van de pagina. De andere elementen krijgen dan een positie alsof dit absoluut gepositioneerde element niet bestaat, waardoor ze eronder of erboven kunnen komen.</text:p>
      <text:p text:style-name="Standard">Met left, right, bottom en top kun je het element een positie geven op dezelfde wijze als hierboven beschreven, <text:span text:style-name="T1">maar dan ten opzichte van zijn parent element</text:span>! Heeft het element geen parent, dan wordt de positie ten opzichte van de document body bepaald.</text:p>
      <text:p text:style-name="Standard"/>
      <text:p text:style-name="Standard">Het <text:span text:style-name="T1">position</text:span> attribuut <text:span text:style-name="T4">fixed</text:span> haalt het element ook uit de flow van de pagina en geeft het een vaste positie op het scherm. Bij scrollen blijft het element op dezelfde plek staan. Dit is bijv. handig als je een menu bovenaan het scherm hebt en er wil laten staan, hoever er ook gescrold wordt.</text:p>
      <text:p text:style-name="Standard"/>
      <text:p text:style-name="Standard"/>
      <text:p text:style-name="Standard"><text:span text:style-name="T1">Les 59 – Margins</text:span></text:p>
      <text:p text:style-name="Standard"/>
      <text:p text:style-name="Standard">Deze gebruik je als je de elementen in de flow van de pagina wil houden en afstand tot andere elementen wil creëren, bijv:</text:p>
      <text:p text:style-name="Standard"/>
      <text:p text:style-name="Standard"><text:span text:style-name="T3"><text:tab/>margin: 100px 50px 30px 10px;<text:tab/>// volgorde: top-right-bottom-left</text:span></text:p>
      <text:p text:style-name="Standard"/>
      <text:p text:style-name="Standard">In principe kun je met het position attribuut hetzelfde effect bereiken, maar het verschil is dat je het element – mits position niet relative – uit de flow van de pagina haalt.</text:p>
      <text:p text:style-name="Standard"/>
      <text:p text:style-name="Standard"><text:soft-page-break/></text:p>
      <text:p text:style-name="Standard"><text:span text:style-name="T1">Les 61 – Padding</text:span></text:p>
      <text:p text:style-name="Standard"/>
      <text:p text:style-name="Standard">Hiermee creëer je ruimte van een element binnen een ander element, bijv. tekst in een &lt;div&gt; geef je ruimte ten opzichte van de rand van de div door de padding op te geven. Padding werkt dus binnen een element, waar de margin erbuiten werkt.</text:p>
      <text:p text:style-name="Standard"/>
      <text:p text:style-name="Standard">Let op dat wanneer je de width of height van een element specificeert, de padding waarden daar nog boven op komen. Voorbeeld:</text:p>
      <text:p text:style-name="Standard"/>
      <text:p text:style-name="Standard"><text:span text:style-name="T3"><text:tab/>#second-section {</text:span></text:p>
      <text:p text:style-name="Standard"><text:span text:style-name="T3"><text:tab/><text:tab/>color: red;</text:span></text:p>
      <text:p text:style-name="Standard"><text:span text:style-name="T3"><text:tab/><text:tab/>background-color: blue;</text:span></text:p>
      <text:p text:style-name="Standard"><text:span text:style-name="T3"><text:tab/><text:tab/>width: 400px;</text:span></text:p>
      <text:p text:style-name="Standard"><text:span text:style-name="T3"><text:tab/><text:tab/>padding: 5px 10px 15px 20px;</text:span></text:p>
      <text:p text:style-name="Standard"><text:span text:style-name="T3"><text:tab/>}</text:span></text:p>
      <text:p text:style-name="Standard"/>
      <text:p text:style-name="Standard">De breedte van het element met id ‘second-section’ wordt daarmee 430 pixels (400+10+20).</text:p>
      <text:p text:style-name="Standard"/>
      <text:p text:style-name="Standard">Kijk je naar het resultaat van de code op het scherm dan zie je witruimten aan alle kanten van de elementen. De diverse browsers hanteren standaard (verschillende) witruimten voor diverse elementen. Wil je dat niet dan kun je bijv. </text:p>
      <text:p text:style-name="Standard"/>
      <text:p text:style-name="Standard"><text:span text:style-name="T3"><text:tab/>body, p {</text:span></text:p>
      <text:p text:style-name="Standard"><text:span text:style-name="T3"><text:tab/><text:tab/>margin: 0px;</text:span></text:p>
      <text:p text:style-name="Standard"><text:span text:style-name="T3"><text:tab/><text:tab/>padding: 0px;</text:span></text:p>
      <text:p text:style-name="Standard"><text:span text:style-name="T3"><text:tab/>}</text:span></text:p>
      <text:p text:style-name="Standard"/>
      <text:p text:style-name="Standard">in de pagina opnemen. Dit wordt ook wel een <text:span text:style-name="T3">CSS Reset</text:span> genoemd. Omdat de browsers verschillende regels er op nahouden wat betreft de default styling van standaard HTML elementen zoals &lt;body&gt; en &lt;p&gt;, kan de CSS Reset verschillen per browser. Google op CSS Reset voor meer info hierover.</text:p>
      <text:p text:style-name="Standard"/>
      <text:p text:style-name="Standard"/>
      <text:p text:style-name="Standard"><text:span text:style-name="T1">Les 63 – Borders</text:span></text:p>
      <text:p text:style-name="Standard"/>
      <text:p text:style-name="Standard">Een border kent in principe 3 opmaakattributen: <text:span text:style-name="T3">style</text:span>, <text:span text:style-name="T3">color</text:span> en <text:span text:style-name="T3">width</text:span>. Deze kunnen per zijde – uitgaande van 4 zijden – ingesteld worden. Gebruik je voor alle 4 de zijden dezelfde attribuutwaarden dan heb je één regel code nodig:</text:p>
      <text:p text:style-name="Standard"/>
      <text:p text:style-name="Standard"><text:span text:style-name="T3"><text:tab/>#square-red {</text:span></text:p>
      <text:p text:style-name="Standard"><text:span text:style-name="T3"><text:tab/><text:tab/>background-color: red;</text:span></text:p>
      <text:p text:style-name="Standard"><text:span text:style-name="T3"><text:tab/><text:tab/>border: 10px yellow solid;</text:span></text:p>
      <text:p text:style-name="Standard"><text:span text:style-name="T3"><text:tab/>}</text:span></text:p>
      <text:p text:style-name="Standard"/>
      <text:p text:style-name="Standard">Hier specificeer je achtereenvolgens de <text:span text:style-name="T3">width</text:span>, <text:span text:style-name="T3">color</text:span> en <text:span text:style-name="T3">style</text:span>. Het kan ook per attribuut:</text:p>
      <text:p text:style-name="Standard"/>
      <text:p text:style-name="Standard"><text:span text:style-name="T3"><text:tab/>#square-red {</text:span></text:p>
      <text:p text:style-name="Standard"><text:span text:style-name="T3"><text:tab/><text:tab/>background-color: red;</text:span></text:p>
      <text:p text:style-name="Standard"><text:span text:style-name="T3"><text:tab/><text:tab/>border-style: ridge solid dotted dashed;</text:span></text:p>
      <text:p text:style-name="Standard"><text:span text:style-name="T3"><text:tab/><text:tab/>border-color: green beige pink palegoldenrod;</text:span></text:p>
      <text:p text:style-name="Standard"><text:span text:style-name="T3"><text:tab/><text:tab/>border-width: 10px 5px 2px 1px;</text:span></text:p>
      <text:p text:style-name="Standard"><text:span text:style-name="T3"><text:tab/>}</text:span></text:p>
      <text:p text:style-name="Standard"/>
      <text:p text:style-name="Standard"><text:soft-page-break/>Hier specificeer je achtereenvolgens de top – right – bottom – left border. Je kunt elk attribuut expliciet per zijde specificeren, bijv:</text:p>
      <text:p text:style-name="Standard"/>
      <text:p text:style-name="Standard"><text:span text:style-name="T3"><text:tab/>border-left-style: solid;</text:span></text:p>
      <text:p text:style-name="Standard"><text:span text:style-name="T3"><text:tab/>border-right-color: black;</text:span></text:p>
      <text:p text:style-name="Standard"><text:span text:style-name="T3"><text:tab/>border-top-width: 3px;</text:span></text:p>
      <text:p text:style-name="Standard"/>
      <text:p text:style-name="Standard">De borders zijn tot nu toe rechthoekig. Mooier is om de hoeken af te ronden door de border-radius aan te geven:</text:p>
      <text:p text:style-name="Standard"/>
      <text:p text:style-name="Standard"><text:span text:style-name="T3"><text:tab/>border-radius: 20px;</text:span></text:p>
      <text:p text:style-name="Standard"/>
      <text:p text:style-name="Standard">Op deze manier kun je een <text:span text:style-name="T1">cirkel</text:span> maken, door voor de border-radius de helft van de width en height te nemen. Dit kun je in pixels uitdrukken, maar beter is het om een percentage te gebruiken, dat schaalt automatisch mee mochten width en height veranderen:</text:p>
      <text:p text:style-name="P1"/>
      <text:p text:style-name="Standard"><text:span text:style-name="T3"><text:tab/>border-radius: 50%;</text:span></text:p>
      <text:p text:style-name="P1"/>
      <text:p text:style-name="P1"/>
      <text:p text:style-name="Standard"><text:span text:style-name="T1">Les 65 – Fonts</text:span></text:p>
      <text:p text:style-name="Standard"/>
      <text:p text:style-name="Standard">Gebruik voor fonts <text:span text:style-name="T1">web safe fonts </text:span>die door de meeste browsers worden ondersteund. Google hier op, je vindt er vele op <text:a xlink:type="simple" xlink:href="file:///Users/FamaSoft/Dropbox/Public/Cursussen/Course-notes/w3schools.com" text:style-name="Internet_20_link" text:visited-style-name="Visited_20_Internet_20_Link">w3schools.com</text:a>. Het font geef je aan met het <text:span text:style-name="T3">font-family</text:span> attribuut:</text:p>
      <text:p text:style-name="Standard"/>
      <text:p text:style-name="Standard"><text:span text:style-name="T3"><text:tab/>font-family: “Times New Roman”, times, serif</text:span></text:p>
      <text:p text:style-name="P1"/>
      <text:p text:style-name="Standard">Hier zitten de fallback fonts in verwerkt, mocht de browser bijv. <text:span text:style-name="T1">Times New Roman</text:span> niet ondersteunen dan valt hij in eerste instantie terug op <text:span text:style-name="T1">times</text:span> en daarna op <text:span text:style-name="T1">serif</text:span>. Je kunt zo meer dan 3 fonts opgeven.</text:p>
      <text:p text:style-name="Standard"/>
      <text:p text:style-name="Standard">Het aantal web safe fonts is niet heel groot. Wil je wat anders dan kun je <text:span text:style-name="T1">Google fonts</text:span> proberen. Hier staan er een enorm aantal. Je voegt ze in met een link naar een extern style sheet dat Google opgeeft:</text:p>
      <text:p text:style-name="Standard"/>
      <text:p text:style-name="Standard"><text:span text:style-name="T3">&lt;html&gt;</text:span></text:p>
      <text:p text:style-name="Standard"><text:span text:style-name="T3"><text:s text:c="4"/>&lt;head&gt; <text:s text:c="7"/></text:span></text:p>
      <text:p text:style-name="Standard"><text:span text:style-name="T3"><text:s text:c="8"/>&lt;title&gt;Webpage With Style&lt;/title&gt;</text:span></text:p>
      <text:p text:style-name="Standard"><text:span text:style-name="T3"><text:s text:c="8"/></text:span></text:p>
      <text:p text:style-name="Standard"><text:span text:style-name="T3"><text:s text:c="8"/>&lt;link href='https://fonts.googleapis.com/css?family=Shadows+Into+Light' rel='stylesheet' type='text/css'&gt;</text:span></text:p>
      <text:p text:style-name="Standard"><text:span text:style-name="T3"><text:s text:c="4"/></text:span></text:p>
      <text:p text:style-name="Standard"><text:span text:style-name="T3"><text:s text:c="8"/>&lt;style type="text/css"&gt;</text:span></text:p>
      <text:p text:style-name="Standard"><text:span text:style-name="T3"><text:s text:c="8"/></text:span></text:p>
      <text:p text:style-name="Standard"><text:span text:style-name="T3"><text:s text:c="12"/>p { <text:s text:c="15"/></text:span></text:p>
      <text:p text:style-name="Standard"><text:span text:style-name="T3"><text:s text:c="16"/>font-family: 'Shadows Into Light', cursive; <text:s text:c="15"/></text:span></text:p>
      <text:p text:style-name="Standard"><text:span text:style-name="T3"><text:s text:c="12"/>}</text:span></text:p>
      <text:p text:style-name="Standard"><text:span text:style-name="T3"><text:s text:c="12"/></text:span></text:p>
      <text:p text:style-name="Standard"><text:span text:style-name="T3"><text:s text:c="8"/>&lt;/style&gt;</text:span></text:p>
      <text:p text:style-name="Standard"><text:span text:style-name="T3"><text:s text:c="4"/></text:span></text:p>
      <text:p text:style-name="Standard"><text:span text:style-name="T3"><text:s text:c="4"/>&lt;/head&gt;</text:span></text:p>
      <text:p text:style-name="Standard"><text:span text:style-name="T3"><text:s text:c="4"/>&lt;body&gt;</text:span></text:p>
      <text:p text:style-name="Standard"><text:span text:style-name="T3"><text:s text:c="8"/></text:span></text:p>
      <text:p text:style-name="Standard"><text:span text:style-name="T3"><text:s text:c="7"/>&lt;p&gt;This is some text!&lt;/p&gt; <text:s text:c="3"/></text:span></text:p>
      <text:p text:style-name="Standard"><text:span text:style-name="T3"><text:s text:c="4"/>&lt;/body&gt;</text:span></text:p>
      <text:p text:style-name="Standard"><text:span text:style-name="T3">&lt;/html&gt;</text:span></text:p>
      <text:p text:style-name="P1"><text:soft-page-break/></text:p>
      <text:p text:style-name="P1"/>
      <text:p text:style-name="Standard"><text:span text:style-name="T1">Les 67 – Styling text</text:span></text:p>
      <text:p text:style-name="Standard"/>
      <text:p text:style-name="Standard">Zie voor een uitgebreid overzicht aan tekst styling mogelijkheden <text:a xlink:type="simple" xlink:href="file:///Users/FamaSoft/Dropbox/Public/Cursussen/Course-notes/w3schools.com" text:style-name="Internet_20_link" text:visited-style-name="Visited_20_Internet_20_Link">w3schools.com</text:a>.</text:p>
      <text:p text:style-name="Standard"/>
      <text:p text:style-name="Standard"><text:span text:style-name="T3">&lt;html&gt;</text:span></text:p>
      <text:p text:style-name="Standard"><text:span text:style-name="T3"><text:s text:c="4"/>&lt;head&gt; <text:s text:c="7"/></text:span></text:p>
      <text:p text:style-name="Standard"><text:span text:style-name="T3"><text:s text:c="8"/>&lt;title&gt;Webpage With Style&lt;/title&gt;</text:span></text:p>
      <text:p text:style-name="Standard"><text:span text:style-name="T3"><text:s text:c="4"/></text:span></text:p>
      <text:p text:style-name="Standard"><text:span text:style-name="T3"><text:s text:c="8"/>&lt;style type="text/css"&gt; <text:s text:c="7"/></text:span></text:p>
      <text:p text:style-name="Standard"><text:span text:style-name="T3"><text:s text:c="12"/>.bold { <text:s text:c="15"/></text:span></text:p>
      <text:p text:style-name="Standard"><text:span text:style-name="T3"><text:s text:c="16"/>font-weight: bold; <text:s text:c="15"/></text:span></text:p>
      <text:p text:style-name="Standard"><text:span text:style-name="T3"><text:s text:c="12"/>}</text:span></text:p>
      <text:p text:style-name="Standard"><text:span text:style-name="T3"><text:s text:c="12"/></text:span></text:p>
      <text:p text:style-name="Standard"><text:span text:style-name="T3"><text:s text:c="12"/>.italic { <text:s text:c="15"/></text:span></text:p>
      <text:p text:style-name="Standard"><text:span text:style-name="T3"><text:s text:c="16"/>font-style:italic; <text:s text:c="15"/></text:span></text:p>
      <text:p text:style-name="Standard"><text:span text:style-name="T3"><text:s text:c="12"/>}</text:span></text:p>
      <text:p text:style-name="Standard"><text:span text:style-name="T3"><text:s text:c="12"/></text:span></text:p>
      <text:p text:style-name="Standard"><text:span text:style-name="T3"><text:s text:c="12"/>.underlined { <text:s text:c="15"/></text:span></text:p>
      <text:p text:style-name="Standard"><text:span text:style-name="T3"><text:s text:c="16"/>text-decoration: underline; <text:s text:c="15"/></text:span></text:p>
      <text:p text:style-name="Standard"><text:span text:style-name="T3"><text:s text:c="12"/>}</text:span></text:p>
      <text:p text:style-name="Standard"><text:span text:style-name="T3"><text:s text:c="12"/></text:span></text:p>
      <text:p text:style-name="Standard"><text:span text:style-name="T3"><text:s text:c="12"/>a { <text:s text:c="15"/></text:span></text:p>
      <text:p text:style-name="Standard"><text:span text:style-name="T3"><text:s text:c="16"/>text-decoration:none; <text:s text:c="15"/></text:span></text:p>
      <text:p text:style-name="Standard"><text:span text:style-name="T3"><text:s text:c="12"/>}</text:span></text:p>
      <text:p text:style-name="Standard"><text:span text:style-name="T3"><text:s text:c="12"/></text:span></text:p>
      <text:p text:style-name="Standard"><text:span text:style-name="T3"><text:s text:c="12"/>a:hover { <text:s text:c="15"/></text:span></text:p>
      <text:p text:style-name="Standard"><text:span text:style-name="T3"><text:s text:c="16"/>text-decoration:underline;</text:span></text:p>
      <text:p text:style-name="Standard"><text:span text:style-name="T3"><text:s text:c="16"/>color:green; <text:s text:c="15"/></text:span></text:p>
      <text:p text:style-name="Standard"><text:span text:style-name="T3"><text:s text:c="12"/>}</text:span></text:p>
      <text:p text:style-name="Standard"><text:tab/>// Wanneer je over de link (&lt;a&gt;) hovered dan wordt de link </text:p>
      <text:p text:style-name="Standard"><text:tab/>// onderstreept en groen</text:p>
      <text:p text:style-name="Standard"><text:span text:style-name="T3"><text:s text:c="12"/></text:span></text:p>
      <text:p text:style-name="Standard"><text:span text:style-name="T3"><text:s text:c="12"/>.big { <text:s text:c="15"/></text:span></text:p>
      <text:p text:style-name="Standard"><text:span text:style-name="T3"><text:s text:c="16"/>font-size: 200%; <text:s text:c="14"/></text:span></text:p>
      <text:p text:style-name="Standard"><text:span text:style-name="T3"><text:s text:c="12"/>} <text:s text:c="11"/></text:span></text:p>
      <text:p text:style-name="Standard"><text:span text:style-name="T3"><text:s text:c="8"/>&lt;/style&gt; <text:s text:c="3"/></text:span></text:p>
      <text:p text:style-name="Standard"><text:span text:style-name="T3"><text:s text:c="4"/>&lt;/head&gt;</text:span></text:p>
      <text:p text:style-name="P1"/>
      <text:p text:style-name="Standard"><text:span text:style-name="T3"><text:s text:c="4"/>&lt;body&gt; <text:s text:c="7"/></text:span></text:p>
      <text:p text:style-name="Standard"><text:span text:style-name="T3"><text:s text:c="8"/>&lt;p class="bold"&gt;This is some bold text!&lt;/p&gt;</text:span></text:p>
      <text:p text:style-name="Standard"><text:span text:style-name="T3"><text:s text:c="8"/></text:span></text:p>
      <text:p text:style-name="Standard"><text:span text:style-name="T3"><text:s text:c="8"/>&lt;p class="italic"&gt;This is some italic text! &lt;span class="bold"&gt;And this is bold and italic.&lt;/span&gt;&lt;/p&gt;</text:span></text:p>
      <text:p text:style-name="Standard"><text:tab/>// De tekst in de span is zowel italic als bold, italic was hij al vanwege de</text:p>
      <text:p text:style-name="Standard"><text:tab/>// “italic” class en in de span komt daar nog eens “bold’ bij.</text:p>
      <text:p text:style-name="Standard"><text:span text:style-name="T3"><text:s text:c="8"/></text:span></text:p>
      <text:p text:style-name="Standard"><text:span text:style-name="T3"><text:s text:c="8"/>&lt;p class="underlined"&gt;This text is underlined!&lt;/p&gt;</text:span></text:p>
      <text:p text:style-name="Standard"><text:span text:style-name="T3"><text:s text:c="8"/></text:span></text:p>
      <text:p text:style-name="Standard"><text:span text:style-name="T3"><text:s text:c="8"/>&lt;a href=""&gt;This is a non-underlined link&lt;/a&gt;</text:span></text:p>
      <text:p text:style-name="Standard"><text:span text:style-name="T3"><text:s text:c="8"/></text:span></text:p>
      <text:p text:style-name="Standard"><text:span text:style-name="T3"><text:s text:c="8"/>&lt;p class="big"&gt;This text is BIG!&lt;/p&gt; <text:s text:c="3"/></text:span></text:p>
      <text:p text:style-name="Standard"><text:span text:style-name="T3"><text:s text:c="4"/>&lt;/body&gt;</text:span></text:p>
      <text:p text:style-name="Standard"><text:soft-page-break/><text:span text:style-name="T3">&lt;/html&gt;</text:span></text:p>
      <text:p text:style-name="P1"/>
      <text:p text:style-name="P1"/>
      <text:p text:style-name="Standard"><text:span text:style-name="T1">Les 69 – Aligning text</text:span></text:p>
      <text:p text:style-name="P2"/>
      <text:p text:style-name="Standard">Naast de alignment geeft Rob een tip om een website van test-tekst te voorzien, voor het geval er nog geen tekst beschikbaar is voor de te bouwen site. Google hiervoor op <text:span text:style-name="T1">lorem ipsum</text:span>. Je krijgt dan Latijnse tekst die er beter uitziet dan het 1000 herhalen van dezelfde string.</text:p>
      <text:p text:style-name="Standard"/>
      <text:p text:style-name="Standard"><text:span text:style-name="T3">&lt;html&gt;</text:span></text:p>
      <text:p text:style-name="Standard"><text:span text:style-name="T3"><text:s text:c="4"/>&lt;head&gt; <text:s text:c="7"/></text:span></text:p>
      <text:p text:style-name="Standard"><text:span text:style-name="T3"><text:s text:c="8"/>&lt;title&gt;Webpage With Style&lt;/title&gt;</text:span></text:p>
      <text:p text:style-name="Standard"><text:span text:style-name="T3"><text:s text:c="4"/></text:span></text:p>
      <text:p text:style-name="Standard"><text:span text:style-name="T3"><text:s text:c="8"/>&lt;style type="text/css"&gt; <text:s text:c="7"/></text:span></text:p>
      <text:p text:style-name="Standard"><text:span text:style-name="T3"><text:s text:c="12"/>p { <text:s text:c="15"/></text:span></text:p>
      <text:p text:style-name="Standard"><text:span text:style-name="T3"><text:s text:c="16"/>text-align:right; <text:s text:c="15"/></text:span></text:p>
      <text:p text:style-name="Standard"><text:span text:style-name="T3"><text:s text:c="12"/>}</text:span></text:p>
      <text:p text:style-name="Standard"><text:tab/>// NB Default is left aligned, hoef je dus niet op te geven.</text:p>
      <text:p text:style-name="Standard"><text:span text:style-name="T3"><text:s text:c="12"/></text:span></text:p>
      <text:p text:style-name="Standard"><text:span text:style-name="T3"><text:s text:c="12"/>div { <text:s text:c="15"/></text:span></text:p>
      <text:p text:style-name="Standard"><text:span text:style-name="T3"><text:s text:c="16"/>width:300px;</text:span></text:p>
      <text:p text:style-name="Standard"><text:span text:style-name="T3"><text:s text:c="16"/>background-color:green; <text:s text:c="15"/></text:span></text:p>
      <text:p text:style-name="Standard"><text:span text:style-name="T3"><text:s text:c="12"/>}</text:span></text:p>
      <text:p text:style-name="Standard"><text:span text:style-name="T3"><text:s text:c="12"/></text:span></text:p>
      <text:p text:style-name="Standard"><text:span text:style-name="T3"><text:s text:c="12"/>.centered { <text:s text:c="15"/></text:span></text:p>
      <text:p text:style-name="Standard"><text:span text:style-name="T3"><text:s text:c="16"/>text-align: center; <text:s text:c="15"/></text:span></text:p>
      <text:p text:style-name="Standard"><text:span text:style-name="T3"><text:s text:c="12"/>}</text:span></text:p>
      <text:p text:style-name="Standard"><text:span text:style-name="T3"><text:s text:c="12"/></text:span></text:p>
      <text:p text:style-name="Standard"><text:span text:style-name="T3"><text:s text:c="12"/>.justified { <text:s text:c="15"/></text:span></text:p>
      <text:p text:style-name="Standard"><text:span text:style-name="T3"><text:s text:c="16"/>text-align: justify; <text:s text:c="15"/></text:span></text:p>
      <text:p text:style-name="Standard"><text:span text:style-name="T3"><text:s text:c="12"/>}</text:span></text:p>
      <text:p text:style-name="Standard"><text:tab/>// Hiermee vul je elke regel op met tekst waardoor je een linker en </text:p>
      <text:p text:style-name="Standard"><text:tab/>// rechter kantlijn krijgt.</text:p>
      <text:p text:style-name="P1"/>
      <text:p text:style-name="Standard"><text:span text:style-name="T3"><text:s text:c="8"/>&lt;/style&gt; <text:s text:c="3"/></text:span></text:p>
      <text:p text:style-name="Standard"><text:span text:style-name="T3"><text:s text:c="4"/>&lt;/head&gt;</text:span></text:p>
      <text:p text:style-name="P1"/>
      <text:p text:style-name="Standard"><text:span text:style-name="T3"><text:s text:c="4"/>&lt;body&gt;</text:span></text:p>
      <text:p text:style-name="Standard"><text:span text:style-name="T3"><text:s text:c="8"/></text:span></text:p>
      <text:p text:style-name="Standard"><text:span text:style-name="T3"><text:s text:c="8"/>&lt;div&gt; <text:s text:c="7"/></text:span></text:p>
      <text:p text:style-name="Standard"><text:span text:style-name="T3"><text:s text:c="12"/>&lt;p&gt;This is some right aligned text!&lt;/p&gt;</text:span></text:p>
      <text:p text:style-name="Standard"><text:span text:style-name="T3"><text:s text:c="12"/></text:span></text:p>
      <text:p text:style-name="Standard"><text:span text:style-name="T3"><text:s text:c="12"/>&lt;p class="centered"&gt;This text is centered.&lt;/p&gt;</text:span></text:p>
      <text:p text:style-name="Standard"><text:span text:style-name="T3"><text:s text:c="12"/></text:span></text:p>
      <text:p text:style-name="Standard"><text:span text:style-name="T3"><text:s text:c="12"/>&lt;p class="justified"&gt;Lorem ipsum dolor sit amet, scripta adversarium definitiones duo an, sed minim facilisi ei. Appareat dissentias honestatis ut duo. Recusabo deseruisse ex sea, ne veri saperet placerat mea. Rebum offendit id mel, affert nonumes has cu, iudico veritus vituperatoribus no mea. Ut has scaevola singulis, percipitur liberavisse sed ut. Idque copiosae sea ea. Elit tritani percipit ut mei, ne eros rationibus eam, et cum congue malorum partiendo. &lt;/p&gt;</text:span></text:p>
      <text:p text:style-name="Standard"><text:span text:style-name="T3"><text:s text:c="8"/></text:span></text:p>
      <text:p text:style-name="Standard"><text:span text:style-name="T3"><text:s text:c="8"/>&lt;/div&gt; <text:s text:c="3"/></text:span></text:p>
      <text:p text:style-name="Standard"><text:span text:style-name="T3"><text:s text:c="4"/>&lt;/body&gt;</text:span></text:p>
      <text:p text:style-name="Standard"><text:span text:style-name="T3">&lt;/html&gt;</text:span></text:p>
      <text:p text:style-name="P1"/>
      <text:p text:style-name="P1"><text:soft-page-break/></text:p>
      <text:p text:style-name="Standard"><text:span text:style-name="T1">Les 71 – Styling links (en pseudo classes)</text:span></text:p>
      <text:p text:style-name="Standard"/>
      <text:p text:style-name="Standard">Open link in een nieuwe tab door target=”_blank” op te geven:</text:p>
      <text:p text:style-name="Standard"/>
      <text:p text:style-name="Standard"><text:span text:style-name="T3"><text:tab/>&lt;a href=”</text:span><text:a xlink:type="simple" xlink:href="http://www.google.com" text:style-name="Internet_20_link" text:visited-style-name="Visited_20_Internet_20_Link"><text:span text:style-name="T7">http://www.google.com</text:span></text:a><text:span text:style-name="T3">” target=”_blank”&gt;</text:span></text:p>
      <text:p text:style-name="P21"><text:span text:style-name="T3">Google in new tab</text:span></text:p>
      <text:p text:style-name="Standard"><text:span text:style-name="T3"><text:tab/>&lt;/a&gt;</text:span></text:p>
      <text:p text:style-name="P1"/>
      <text:p text:style-name="Standard">Let op dat als je <text:a xlink:type="simple" xlink:href="http://www" text:style-name="Internet_20_link" text:visited-style-name="Visited_20_Internet_20_Link"><text:span text:style-name="T6">http://www</text:span></text:a> weglaat dat de link relatief is en dus op de client moet staan.</text:p>
      <text:p text:style-name="Standard"/>
      <text:p text:style-name="Standard">De standaard styling van een link is dat deze blauw en onderstreept is. Onderstrepen is niet in de mode, dus laat je die weg:</text:p>
      <text:p text:style-name="Standard"/>
      <text:p text:style-name="Standard"><text:span text:style-name="T3"><text:tab/>a {</text:span></text:p>
      <text:p text:style-name="Standard"><text:span text:style-name="T3"><text:tab/><text:tab/>text-decoration: none;</text:span></text:p>
      <text:p text:style-name="Standard"><text:span text:style-name="T3"><text:tab/>}</text:span></text:p>
      <text:p text:style-name="Standard"/>
      <text:p text:style-name="Standard">Dan kun je met behulp van zg. pseudo classes de styling aanpassen. Een pseudo class geeft een toestand van het element weer. Zie <text:a xlink:type="simple" xlink:href="file:///Users/FamaSoft/Dropbox/Public/Cursussen/Course-notes/w3schools.com" text:style-name="Internet_20_link" text:visited-style-name="Visited_20_Internet_20_Link">w3schools.com</text:a> voor de nodige voorbeelden. Een aantal voorbeelden:</text:p>
      <text:p text:style-name="Standard"/>
      <text:p text:style-name="Standard"><text:span text:style-name="T3"><text:tab/>a:hover {</text:span></text:p>
      <text:p text:style-name="Standard"><text:span text:style-name="T3"><text:tab/><text:tab/>text-decoration: underline;</text:span></text:p>
      <text:p text:style-name="Standard"><text:span text:style-name="T3"><text:tab/>}</text:span></text:p>
      <text:p text:style-name="Standard"><text:tab/>// Hoveren over de link toont de link onderstreept</text:p>
      <text:p text:style-name="P1"/>
      <text:p text:style-name="Standard"><text:span text:style-name="T3"><text:tab/>a:visited {</text:span></text:p>
      <text:p text:style-name="Standard"><text:span text:style-name="T3"><text:tab/><text:tab/>text-decoration: none;</text:span></text:p>
      <text:p text:style-name="Standard"><text:span text:style-name="T3"><text:tab/><text:tab/>color: green;</text:span></text:p>
      <text:p text:style-name="Standard"><text:span text:style-name="T3"><text:tab/>}</text:span></text:p>
      <text:p text:style-name="Standard"><text:tab/>// Alle reeds eerder bezochte links worden in groen en niet onderstreept]<text:tab/>// weergegeven.</text:p>
      <text:p text:style-name="Standard"/>
      <text:p text:style-name="Standard">NB. Volgens w3schools.com moet <text:span text:style-name="T1">hover</text:span> <text:span text:style-name="T3">na</text:span> <text:span text:style-name="T1">visited</text:span> komen en moet <text:span text:style-name="T1">active</text:span> <text:span text:style-name="T3">na</text:span> <text:span text:style-name="T1">hover</text:span> komen anders zijn de pseudo classes niet effectief. </text:p>
      <text:p text:style-name="Standard"/>
      <text:p text:style-name="Standard"/>
      <text:p text:style-name="Standard"><text:span text:style-name="T1">Les 73 – 81 – Challenge: BBC Website clone</text:span></text:p>
      <text:p text:style-name="Standard"/>
      <text:p text:style-name="Standard">De beschrijving van hoe de website is gebouwd is in de video’s en de HTML file terug te vinden. Ik beschrijf hier alleen de bijzonderheden.</text:p>
      <text:p text:style-name="Standard"/>
      <text:p text:style-name="Standard"><text:span text:style-name="T1">Div centreren op pagina</text:span></text:p>
      <text:p text:style-name="Standard">In het geval een width voor een div is opgegeven – anders beslaat hij normaliter de volledige breedte (display attribuut = block) – dan kun je dit bereiken door de margin voor left en right op auto te zetten:</text:p>
      <text:p text:style-name="Standard"/>
      <text:p text:style-name="Standard"><text:tab/>#topbar {</text:p>
      <text:p text:style-name="Standard"><text:tab/><text:tab/>margin: 10px auto;</text:p>
      <text:p text:style-name="Standard"><text:tab/>}</text:p>
      <text:p text:style-name="Standard"/>
      <text:p text:style-name="Standard"><text:span text:style-name="T1">Font</text:span></text:p>
      <text:p text:style-name="Standard">Om erachter te komen welk font is gebruikt op een site, kun je in Chrome op het betreffende element rechtsklikken en vervolgens Inspect selecteren. Er verschijnt dan een scherm met allerlei technische <text:soft-page-break/>info over de pagina. Rechtsonder in deze pagina staat een gekleurd vierkant met info over de afmetingen. Daaronder is info te vinden over de gebruikte fonts.</text:p>
      <text:p text:style-name="Standard"/>
      <text:p text:style-name="Standard"><text:span text:style-name="T1">Search icon</text:span></text:p>
      <text:p text:style-name="Standard">Deze kopieert Rob van de BBC site. Om het klikbaar te maken maakt Rob er geen &lt;img&gt; van maar een &lt;input&gt; met als source het image van het gedownloade vergrootglas.</text:p>
      <text:p text:style-name="Standard"/>
      <text:p text:style-name="Standard"/>
      <text:p text:style-name="Standard"><text:span text:style-name="T1">Les 78 – External CSS</text:span></text:p>
      <text:p text:style-name="Standard"/>
      <text:p text:style-name="Standard">Het is handig om de styling code apart op te slaan. Dit maakt de pagina overzichtelijker voor developers. Je verwijst als volgt naar externe CSS:</text:p>
      <text:p text:style-name="Standard"/>
      <text:p text:style-name="Standard"><text:span text:style-name="T3"><text:tab/>&lt;link rel=”stylesheet” type=”tekst/css” href=”bbc.css”&gt;</text:span></text:p>
      <text:p text:style-name="P1"/>
      <text:p text:style-name="P1"/>
      <text:p text:style-name="Standard"/>
      <text:p text:style-name="Standard"/>
      <text:p text:style-name="P1"/>
      <text:p text:style-name="P1"/>
      <text:p text:style-name="P4"/>
      <text:p text:style-name="P19"><text:span text:style-name="T1">Section 4 – JavaScript</text:span></text:p>
      <text:p text:style-name="P4"/>
      <text:p text:style-name="Standard"><text:span text:style-name="T1">Les 84 – Internal javascript</text:span></text:p>
      <text:p text:style-name="P4"/>
      <text:p text:style-name="Standard">Inline javascript wordt vrijwel niet gebruikt en afgeraden. Alleen voor hele kleine stukjes code kan het handig zijn. Beter is om de code apart van de inhoud en opmaak op te nemen.</text:p>
      <text:p text:style-name="Standard"/>
      <text:p text:style-name="Standard">Javascript code staat tussen script tags:</text:p>
      <text:p text:style-name="Standard"/>
      <text:p text:style-name="Standard"><text:span text:style-name="T3"><text:tab/>&lt;script type=”text/javascript”&gt;</text:span></text:p>
      <text:p text:style-name="Standard"><text:span text:style-name="T3"><text:tab/><text:tab/>// code</text:span></text:p>
      <text:p text:style-name="Standard"><text:span text:style-name="T3"><text:tab/>&lt;script&gt;</text:span></text:p>
      <text:p text:style-name="Standard"/>
      <text:p text:style-name="Standard">Het type hoeft in principe niet aangegeven te worden, maar dit is wel zo netjes (er zijn nl. diverse typen mogelijk).</text:p>
      <text:p text:style-name="Standard"/>
      <text:p text:style-name="Standard">Gebruik in <text:span text:style-name="T1">Chrome</text:span> de <text:span text:style-name="T1">Inspect</text:span> optie – <text:span text:style-name="T1">rechtsklikken</text:span> op de pagina of menu <text:span text:style-name="T1">Weergave-ontwikkelaar-Ontwikkelaarstools</text:span> – en daarbinnen de <text:span text:style-name="T1">Console</text:span> tab om syntax fouten in javascript op te sporen. Normaliter zie je nl. niets als er een fout in de code zit.</text:p>
      <text:p text:style-name="Standard"/>
      <text:p text:style-name="Standard">De javascript code kan zowel in de &lt;head&gt; als de &lt;body&gt; sectie opgenomen worden. Normaliter aan het eind van de &lt;body&gt;, waardoor het direct wordt uitgevoerd als de pagina wordt geladen, maar er zijn situaties waarin de &lt;head&gt; sectie een betere plek is. Komt in deze cursus nog terug.</text:p>
      <text:p text:style-name="Standard"/>
      <text:p text:style-name="Standard"/>
      <text:p text:style-name="P5">Les 86 – Accessing elements</text:p>
      <text:p text:style-name="P5"><text:span text:style-name="T10"/></text:p>
      <text:p text:style-name="P5"><text:span text:style-name="T10">De html van een element pas je als volgt aan:</text:span></text:p>
      <text:p text:style-name="P5"><text:span text:style-name="T10"/></text:p>
      <text:p text:style-name="P9"><text:span text:style-name="T10"><text:tab/>#elementName {</text:span></text:p>
      <text:p text:style-name="P9"><text:span text:style-name="T10"><text:tab/><text:tab/>color: green;</text:span></text:p>
      <text:p text:style-name="P9"><text:span text:style-name="T10"><text:tab/>}</text:span></text:p>
      <text:p text:style-name="P9"><text:span text:style-name="T10"/></text:p>
      <text:p text:style-name="P9"><text:span text:style-name="T10"><text:tab/>&lt;script&gt;</text:span></text:p>
      <text:p text:style-name="P9"><text:span text:style-name="T10"><text:tab/><text:tab/>document.getElementById(“elementName”).innerHTML = “Frank”;</text:span></text:p>
      <text:p text:style-name="P9"><text:span text:style-name="T10"><text:tab/>&lt;/script&gt;</text:span></text:p>
      <text:p text:style-name="P9"><text:span text:style-name="T2"/></text:p>
      <text:p text:style-name="Standard">Commentaar kun je als single line <text:span text:style-name="T12">//</text:span> of als multi-line <text:span text:style-name="T12">/* ---- */</text:span> opnemen in javascript code.</text:p>
      <text:p text:style-name="P15"/>
      <text:p text:style-name="P15"/>
      <text:p text:style-name="P17">Les 88 – Responding to a click</text:p>
      <text:p text:style-name="P17"/>
      <text:p text:style-name="P13"><text:tab/>&lt;p id=”text”&gt;Hello World!&lt;/p&gt;</text:p>
      <text:p text:style-name="P13"/>
      <text:p text:style-name="P13"><text:tab/>&lt;button id=”myButton”&gt;Change text&lt;/button&gt;</text:p>
      <text:p text:style-name="P13"/>
      <text:p text:style-name="P13"><text:tab/>&lt;script&gt;</text:p>
      <text:p text:style-name="P13"><text:tab/><text:tab/>document.getElementById(“myButton”).onclick = function() {</text:p>
      <text:p text:style-name="P13"><text:tab/><text:tab/><text:tab/>document.getElementById(“text”).innerHTML = “Hello Frank”;</text:p>
      <text:p text:style-name="P13"><text:tab/><text:tab/>}</text:p>
      <text:p text:style-name="P13"><text:tab/>&lt;/script&gt;</text:p>
      <text:p text:style-name="P17"/>
      <text:p text:style-name="Standard"><text:bookmark text:name="_GoBack"/>Gebruik de <text:span text:style-name="T2">Chrome Console</text:span> om syntax fouten snel te achterhalen.</text:p>
      <text:p text:style-name="Standard"/>
      <text:p text:style-name="Standard"><text:soft-page-break/></text:p>
      <text:p text:style-name="P5">Les 90 – Changing Website Content</text:p>
      <text:p text:style-name="P5"/>
      <text:p text:style-name="P14">String concatenatie gaat in javascript als volgt:</text:p>
      <text:p text:style-name="P14"/>
      <text:p text:style-name="P13"><text:tab/>document.getElementById(“secondParagraph”) = “string1 “ + “string1”;</text:p>
      <text:p text:style-name="P13"/>
      <text:p text:style-name="P4">Je kunt met javascript ahw uit het niets iets op het scherm toveren door met bijv een &lt;p&gt; zonder content te starten:</text:p>
      <text:p text:style-name="P4"/>
      <text:p text:style-name="P13"><text:tab/>&lt;p id=”thirdParagraph”&gt;&lt;/p&gt;</text:p>
      <text:p text:style-name="P13"/>
      <text:p text:style-name="P13"><text:tab/>&lt;script&gt;</text:p>
      <text:p text:style-name="P13"><text:tab/><text:tab/>document.getElementById(“myButton”).onclick = function() {</text:p>
      <text:p text:style-name="P13"><text:tab/><text:tab/><text:tab/>document.getElementById(“thirdParagraph”).innerHTML = </text:p>
      <text:p text:style-name="P13"><text:tab/><text:tab/><text:tab/><text:tab/>“&lt;h1&gt;HIER BEN IK!&lt;/h1&gt;”;</text:p>
      <text:p text:style-name="P13"><text:tab/><text:tab/>}</text:p>
      <text:p text:style-name="P13"><text:tab/>&lt;/script&gt;</text:p>
      <text:p text:style-name="P17"/>
      <text:p text:style-name="P14">Let op dat innerHTML een attribuut en geen functie is! Dus .innerHTML(“xxx”) werkt niet. Gebruik de Chrome Console om dit soort fouten te achterhalen.</text:p>
      <text:p text:style-name="P14"/>
      <text:p text:style-name="P4"/>
      <text:p text:style-name="P5">Les 92 – Manipulating styles with javascript</text:p>
      <text:p text:style-name="P5"/>
      <text:p text:style-name="P14">Gebruik hiervoor het style object van een element:</text:p>
      <text:p text:style-name="P14"/>
      <text:p text:style-name="P13"><text:tab/>document.getElementById(“thirdParagraph”).style.color = “red”;<text:tab/>document.getElementById(“thirdParagraph”).style.fontSize = “50px”;</text:p>
      <text:p text:style-name="P13"><text:tab/>document.getElementById(“thirdParagraph”).style.display = “none”;</text:p>
      <text:p text:style-name="P13"/>
      <text:p text:style-name="P14">Let op dat de waarden strings zijn. <text:s/>Wanneer het display attribuut op “none” gezet wordt dan verdwijnt het element van de pagina, het neemt dus ook geen ruimte meer in waardoor andere elementen diens plaats in kunnen nemen.</text:p>
      <text:p text:style-name="P14"/>
      <text:p text:style-name="P14"/>
      <text:p text:style-name="P5">Les 94 – Mini challenge – Disappearing Circles</text:p>
      <text:p text:style-name="P5"/>
      <text:p text:style-name="P14">De challenge bestaat uit het tonen van drie verschillend gekleurde cirkels. Klik je op één van de cirkels, dan verdwijnt deze.</text:p>
      <text:p text:style-name="P14"/>
      <text:p text:style-name="P13"><text:s text:c="4"/>&lt;head&gt;</text:p>
      <text:p text:style-name="P13"><text:s text:c="8"/>&lt;style type="text/css"&gt;</text:p>
      <text:p text:style-name="P13"><text:s text:c="8"/></text:p>
      <text:p text:style-name="P13"><text:s text:c="12"/>.circle {</text:p>
      <text:p text:style-name="P13"><text:s text:c="16"/>width:130px;</text:p>
      <text:p text:style-name="P13"><text:s text:c="16"/>height:130px;</text:p>
      <text:p text:style-name="P13"><text:s text:c="16"/>border-radius: 50%;</text:p>
      <text:p text:style-name="P13"><text:s text:c="16"/>float:left;</text:p>
      <text:p text:style-name="P13"><text:s text:c="16"/>margin-right:50px;</text:p>
      <text:p text:style-name="P13"><text:s text:c="12"/>}</text:p>
      <text:p text:style-name="P13"><text:s text:c="12"/></text:p>
      <text:p text:style-name="P13"><text:s text:c="12"/>#red-circle {</text:p>
      <text:p text:style-name="P13"><text:s text:c="16"/>background-color: red;</text:p>
      <text:p text:style-name="P13"><text:soft-page-break/><text:s text:c="12"/>}</text:p>
      <text:p text:style-name="P13"><text:s text:c="12"/></text:p>
      <text:p text:style-name="P13"><text:s text:c="12"/>#blue-circle {</text:p>
      <text:p text:style-name="P13"><text:s text:c="16"/>background-color: blue;</text:p>
      <text:p text:style-name="P13"><text:s text:c="12"/>}</text:p>
      <text:p text:style-name="P13"><text:s text:c="12"/></text:p>
      <text:p text:style-name="P13"><text:s text:c="12"/>#yellow-circle {</text:p>
      <text:p text:style-name="P13"><text:s text:c="16"/>background-color: yellow;</text:p>
      <text:p text:style-name="P13"><text:s text:c="12"/>}</text:p>
      <text:p text:style-name="P13"><text:s text:c="8"/>&lt;/style&gt;</text:p>
      <text:p text:style-name="P13"><text:s text:c="4"/>&lt;/head&gt;</text:p>
      <text:p text:style-name="P13"/>
      <text:p text:style-name="P13"><text:s text:c="4"/>&lt;body&gt;</text:p>
      <text:p text:style-name="P13"><text:s text:c="8"/>&lt;div class="circle" id="red-circle"&gt;&lt;/div&gt;</text:p>
      <text:p text:style-name="P13"><text:s text:c="8"/>&lt;div class="circle" id="blue-circle"&gt;&lt;/div&gt;</text:p>
      <text:p text:style-name="P13"><text:s text:c="8"/>&lt;div class="circle" id="yellow-circle"&gt;&lt;/div&gt;</text:p>
      <text:p text:style-name="P13"><text:s text:c="8"/></text:p>
      <text:p text:style-name="P13"><text:s text:c="8"/>&lt;script type="text/javascript"&gt;</text:p>
      <text:p text:style-name="P13"><text:s text:c="12"/>document.getElementById("red-circle").onclick = function() {</text:p>
      <text:p text:style-name="P13"><text:s text:c="16"/>document.getElementById("red-circle").style.display = "none";</text:p>
      <text:p text:style-name="P13"><text:s text:c="12"/>}</text:p>
      <text:p text:style-name="P13"><text:s text:c="12"/></text:p>
      <text:p text:style-name="P13"><text:s text:c="12"/>document.getElementById("yellow-circle").onclick = function() {</text:p>
      <text:p text:style-name="P13"><text:s text:c="16"/>document.getElementById("yellow-circle").style.display = "none";</text:p>
      <text:p text:style-name="P13"><text:s text:c="12"/>}</text:p>
      <text:p text:style-name="P13"><text:s text:c="12"/></text:p>
      <text:p text:style-name="P13"><text:s text:c="12"/>document.getElementById("blue-circle").onclick = function() {</text:p>
      <text:p text:style-name="P13"><text:s text:c="16"/>document.getElementById("blue-circle").style.display = "none";</text:p>
      <text:p text:style-name="P13"><text:s text:c="12"/>}</text:p>
      <text:p text:style-name="P13"><text:s text:c="8"/>&lt;/script&gt;</text:p>
      <text:p text:style-name="P13"><text:s text:c="4"/>&lt;/body&gt;</text:p>
      <text:p text:style-name="P4"/>
      <text:p text:style-name="P4"><text:span text:style-name="T14"/></text:p>
      <text:p text:style-name="P4"><text:span text:style-name="T14">Les 96 – Variables</text:span></text:p>
      <text:p text:style-name="P4"><text:span text:style-name="T10"/></text:p>
      <text:p text:style-name="P4"><text:span text:style-name="T10">Sla de ingevoerde tekst op in een variabele en pas hiermee de inhoud van een &lt;p&gt; element aan:</text:span></text:p>
      <text:p text:style-name="P4"><text:span text:style-name="T10"/></text:p>
      <text:p text:style-name="P4"><text:span text:style-name="T10"><text:s text:c="3"/></text:span><text:span text:style-name="T12"><text:s text:c="5"/>&lt;input type="text" id="textInput"&gt;</text:span></text:p>
      <text:p text:style-name="P8"><text:span text:style-name="T10"><text:s text:c="8"/></text:span></text:p>
      <text:p text:style-name="P8"><text:span text:style-name="T10"><text:s text:c="8"/>&lt;button id="textChanger"&gt;Change the text!&lt;/button&gt;</text:span></text:p>
      <text:p text:style-name="P8"><text:span text:style-name="T10"><text:s text:c="8"/></text:span></text:p>
      <text:p text:style-name="P8"><text:span text:style-name="T10"><text:s text:c="8"/>&lt;p id="text"&gt;This is some text&lt;/p&gt;</text:span></text:p>
      <text:p text:style-name="P8"><text:span text:style-name="T10"><text:s text:c="8"/></text:span></text:p>
      <text:p text:style-name="P8"><text:span text:style-name="T10"><text:s text:c="8"/>&lt;script type="text/javascript"&gt;</text:span></text:p>
      <text:p text:style-name="P8"><text:span text:style-name="T10"><text:s text:c="12"/>document.getElementById("textChanger").onclick = function() {</text:span></text:p>
      <text:p text:style-name="P8"><text:span text:style-name="T10"><text:s text:c="16"/>var textEntered = "";</text:span></text:p>
      <text:p text:style-name="P8"><text:span text:style-name="T10"><text:s text:c="16"/></text:span></text:p>
      <text:p text:style-name="P8"><text:span text:style-name="T10"><text:s text:c="16"/>textEntered = document.getElementById("textInput").value;</text:span></text:p>
      <text:p text:style-name="P8"><text:span text:style-name="T10"><text:s text:c="16"/></text:span></text:p>
      <text:p text:style-name="P8"><text:span text:style-name="T10"><text:s text:c="16"/>document.getElementById("text").innerHTML = textEntered;</text:span></text:p>
      <text:p text:style-name="P8"><text:span text:style-name="T10"><text:s text:c="12"/>}</text:span></text:p>
      <text:p text:style-name="P8"><text:span text:style-name="T10"><text:s text:c="8"/>&lt;/script&gt;</text:span></text:p>
      <text:p text:style-name="P8"><text:span text:style-name="T10"/></text:p>
      <text:p text:style-name="P8"><text:span text:style-name="T10"/></text:p>
      <text:p text:style-name="P17"><text:soft-page-break/>Les 98 – Arrays</text:p>
      <text:p text:style-name="P8"><text:span text:style-name="T10"/></text:p>
      <text:p text:style-name="P16"><text:span text:style-name="T10">Definieer een nieuwe, lege array:</text:span></text:p>
      <text:p text:style-name="P16"><text:span text:style-name="T10"/></text:p>
      <text:p text:style-name="P8"><text:span text:style-name="T10"><text:tab/>var myArray = new Array();</text:span></text:p>
      <text:p text:style-name="P8"><text:span text:style-name="T10"/></text:p>
      <text:p text:style-name="P16"><text:span text:style-name="T10">of</text:span></text:p>
      <text:p text:style-name="P8"><text:span text:style-name="T10"/></text:p>
      <text:p text:style-name="P8"><text:span text:style-name="T10"><text:tab/>var myArray = [];</text:span></text:p>
      <text:p text:style-name="P8"><text:span text:style-name="T10"/></text:p>
      <text:p text:style-name="P16"><text:span text:style-name="T10">Creëer een array met elementen:</text:span></text:p>
      <text:p text:style-name="P16"><text:span text:style-name="T10"/></text:p>
      <text:p text:style-name="P8"><text:span text:style-name="T10"><text:tab/>var myArray = [“pizza”, “chocolate”];</text:span></text:p>
      <text:p text:style-name="P8"><text:span text:style-name="T10"/></text:p>
      <text:p text:style-name="P16"><text:span text:style-name="T10">Gebruik de console om variabelen buiten het zicht van de bezoeker te loggen:</text:span></text:p>
      <text:p text:style-name="P16"><text:span text:style-name="T10"/></text:p>
      <text:p text:style-name="P8"><text:span text:style-name="T10"><text:tab/>console.log(myArray);</text:span></text:p>
      <text:p text:style-name="P8"><text:span text:style-name="T10"/></text:p>
      <text:p text:style-name="P16"><text:span text:style-name="T10">Het aantal elementen in een array vraag je op met de lengte:</text:span></text:p>
      <text:p text:style-name="P16"><text:span text:style-name="T10"/></text:p>
      <text:p text:style-name="P8"><text:span text:style-name="T10"><text:tab/>console.log(myArray.length);</text:span></text:p>
      <text:p text:style-name="P8"><text:span text:style-name="T10"/></text:p>
      <text:p text:style-name="P16"><text:span text:style-name="T10">Voeg een nieuw element aan het eind van de array toe:</text:span></text:p>
      <text:p text:style-name="P16"><text:span text:style-name="T10"/></text:p>
      <text:p text:style-name="P8"><text:span text:style-name="T10"><text:tab/>myArray.push(“bread”);</text:span></text:p>
      <text:p text:style-name="P8"><text:span text:style-name="T10"/></text:p>
      <text:p text:style-name="P16"><text:span text:style-name="T10">Verwijder een array item met de </text:span><text:span text:style-name="T12">splice()</text:span><text:span text:style-name="T10"> functie:</text:span></text:p>
      <text:p text:style-name="P16"><text:span text:style-name="T10"/></text:p>
      <text:p text:style-name="P8"><text:span text:style-name="T10"><text:tab/>myArray.splice(1, 2);</text:span></text:p>
      <text:p text:style-name="P8"><text:span text:style-name="T10"/></text:p>
      <text:p text:style-name="P16"><text:span text:style-name="T10">Dit verwijdert 2 items vanaf positie 1. Het resultaat is dat alleen de 0-index nog over blijft (“pizza”).</text:span></text:p>
      <text:p text:style-name="P16"><text:span text:style-name="T10"/></text:p>
      <text:p text:style-name="P16"><text:span text:style-name="T10">Met de splice() functie kun je ook een element toevoegen aan een array:</text:span></text:p>
      <text:p text:style-name="P16"><text:span text:style-name="T10"/></text:p>
      <text:p text:style-name="P8"><text:span text:style-name="T10"><text:tab/>myArray.splice(1, 0, “Cornflakes”);</text:span></text:p>
      <text:p text:style-name="P8"><text:span text:style-name="T10"/></text:p>
      <text:p text:style-name="P16"><text:span text:style-name="T10">Dit item wordt vóór index 1 toegevoegd.</text:span></text:p>
      <text:p text:style-name="P16"><text:span text:style-name="T10"/></text:p>
      <text:p text:style-name="P16"><text:span text:style-name="T10">Tegelijk toevoegen en verwijderen kan ook:</text:span></text:p>
      <text:p text:style-name="Standard"><text:span text:style-name="T16"/></text:p>
      <text:p text:style-name="P8"><text:span text:style-name="T10"><text:tab/>myArray.splice(1, 1, “Cornflakes”, “Coffee”);</text:span></text:p>
      <text:p text:style-name="P8"><text:span text:style-name="T17"/></text:p>
      <text:p text:style-name="P8"><text:span text:style-name="T17">Hiermee haal je index 1 weg en voegt daarna vóór index 1 de nieuwe elementen “Cornflakes” en “Coffee” toe.</text:span></text:p>
      <text:p text:style-name="P8"><text:span text:style-name="T17"/></text:p>
      <text:p text:style-name="P8"><text:span text:style-name="T17">Er zijn nog veel meer array functies, deze komen vanzelf terug in de volgende lessen.</text:span></text:p>
      <text:p text:style-name="P8"><text:span text:style-name="T17"/></text:p>
      <text:p text:style-name="P8"><text:span text:style-name="T17"/></text:p>
      <text:p text:style-name="P9"><text:span text:style-name="T15">Les 100 – If <text:s/>Statements</text:span></text:p>
      <text:p text:style-name="P9"><text:span text:style-name="T17"/></text:p>
      <text:p text:style-name="P9"><text:span text:style-name="T17">Standaard:</text:span></text:p>
      <text:p text:style-name="P9"><text:span text:style-name="T17"/></text:p>
      <text:p text:style-name="P9"><text:span text:style-name="T10"><text:tab/>var x = 1;</text:span></text:p>
      <text:p text:style-name="P9"><text:span text:style-name="T10"><text:tab/>if (x == 1) {</text:span></text:p>
      <text:p text:style-name="P9"><text:soft-page-break/><text:span text:style-name="T10"><text:tab/><text:tab/>// statements</text:span></text:p>
      <text:p text:style-name="P9"><text:span text:style-name="T10"><text:tab/>} else {</text:span></text:p>
      <text:p text:style-name="P9"><text:span text:style-name="T10"><text:tab/><text:tab/>// statements</text:span></text:p>
      <text:p text:style-name="P9"><text:span text:style-name="T10"><text:tab/>}</text:span></text:p>
      <text:p text:style-name="P9"><text:span text:style-name="T10"/></text:p>
      <text:p text:style-name="P9"><text:span text:style-name="T17">Strings kun je ook op deze manier vergelijken, geen aparte functie strcmp() oid voor nodig.</text:span></text:p>
      <text:p text:style-name="P9"><text:span text:style-name="T17"/></text:p>
      <text:p text:style-name="P9"><text:span text:style-name="T17"/></text:p>
      <text:p text:style-name="P9"><text:span text:style-name="T15">Les 102 – Javascript Game – How Many Fingers</text:span></text:p>
      <text:p text:style-name="P9"><text:span text:style-name="T17"/></text:p>
      <text:p text:style-name="P9"><text:span text:style-name="T17">Een random getal vraag je op met de </text:span><text:span text:style-name="T10">Math.random()</text:span><text:span text:style-name="T17">, dit genereert een getal tussen 0 en 1. Wil je een getal tussen 0 en 5 genereren – ivm het aantal vingers – dan gaat dit als volgt:</text:span></text:p>
      <text:p text:style-name="P9"><text:span text:style-name="T17"/></text:p>
      <text:p text:style-name="P9"><text:span text:style-name="T10"><text:tab/>var nFingers = Math.floor(Math.random() * 6);</text:span></text:p>
      <text:p text:style-name="P9"><text:span text:style-name="T10"/></text:p>
      <text:p text:style-name="P9"><text:span text:style-name="T17"/></text:p>
      <text:p text:style-name="P9"><text:span text:style-name="T15">Les 104 – Loops</text:span></text:p>
      <text:p text:style-name="P9"><text:span text:style-name="T15"/></text:p>
      <text:p text:style-name="P9"><text:span text:style-name="T17">Standaard for-loop:</text:span></text:p>
      <text:p text:style-name="P9"><text:span text:style-name="T17"/></text:p>
      <text:p text:style-name="P9"><text:span text:style-name="T10"><text:tab/>for (var i=0; i&lt;5; i++) {</text:span></text:p>
      <text:p text:style-name="P9"><text:span text:style-name="T10"><text:tab/><text:tab/>// statements</text:span></text:p>
      <text:p text:style-name="P9"><text:span text:style-name="T10"><text:tab/>}</text:span></text:p>
      <text:p text:style-name="P9"><text:span text:style-name="T10"/></text:p>
      <text:p text:style-name="P9"><text:span text:style-name="T17">Je kunt natuurlijk ook aftellen ipv optellen:</text:span></text:p>
      <text:p text:style-name="P9"><text:span text:style-name="T17"/></text:p>
      <text:p text:style-name="P9"><text:span text:style-name="T10"><text:tab/>for (var i=5; i&gt;0; i--) {</text:span></text:p>
      <text:p text:style-name="P9"><text:span text:style-name="T10"><text:tab/><text:tab/>// statements</text:span></text:p>
      <text:p text:style-name="P9"><text:span text:style-name="T10"><text:tab/>}</text:span></text:p>
      <text:p text:style-name="P9"><text:span text:style-name="T17"/></text:p>
      <text:p text:style-name="P9"><text:span text:style-name="T17">Een uitgewerkt voorbeeld:</text:span></text:p>
      <text:p text:style-name="P9"><text:span text:style-name="T17"/></text:p>
      <text:p text:style-name="P9"><text:span text:style-name="T17"><text:s text:c="2"/></text:span><text:span text:style-name="T10"><text:s text:c="6"/>&lt;div id="tweetDiv"&gt;&lt;/div&gt;</text:span></text:p>
      <text:p text:style-name="P9"><text:span text:style-name="T10"><text:s text:c="8"/></text:span></text:p>
      <text:p text:style-name="P9"><text:span text:style-name="T10"><text:s text:c="8"/>&lt;script type="text/javascript"&gt;</text:span></text:p>
      <text:p text:style-name="P9"><text:span text:style-name="T10"><text:s text:c="12"/></text:span></text:p>
      <text:p text:style-name="P9"><text:span text:style-name="T10"><text:s text:c="11"/>var tweetString = "";<text:tab/><text:tab/></text:span><text:span text:style-name="T15">// Initialiseren!!!</text:span></text:p>
      <text:p text:style-name="P9"><text:span text:style-name="T10"><text:s text:c="12"/></text:span></text:p>
      <text:p text:style-name="P9"><text:span text:style-name="T10"><text:s text:c="12"/>var tweets = ["Hi everyone!", "I love cornflakes!", "Night night :)", "Sweet dreams!"];</text:span></text:p>
      <text:p text:style-name="P9"><text:span text:style-name="T10"><text:s text:c="12"/></text:span></text:p>
      <text:p text:style-name="P9"><text:span text:style-name="T10"><text:s text:c="12"/>for (var i = 0; i &lt; tweets.length; i++) {</text:span></text:p>
      <text:p text:style-name="P9"><text:span text:style-name="T10"><text:s text:c="16"/></text:span></text:p>
      <text:p text:style-name="P9"><text:span text:style-name="T10"><text:s text:c="16"/>tweetString = tweetString + "&lt;p&gt;" + tweets[i] + "&lt;/p&gt;";</text:span></text:p>
      <text:p text:style-name="P9"><text:span text:style-name="T10"><text:s text:c="16"/></text:span></text:p>
      <text:p text:style-name="P9"><text:span text:style-name="T10"><text:s text:c="12"/>}</text:span></text:p>
      <text:p text:style-name="P9"><text:span text:style-name="T10"><text:s text:c="12"/></text:span></text:p>
      <text:p text:style-name="P9"><text:span text:style-name="T10"><text:s text:c="12"/>document.getElementById("tweetDiv").innerHTML = tweetString;</text:span></text:p>
      <text:p text:style-name="P9"><text:span text:style-name="T10"><text:s text:c="12"/></text:span></text:p>
      <text:p text:style-name="P9"><text:span text:style-name="T10"><text:s text:c="8"/>&lt;/script&gt;</text:span></text:p>
      <text:p text:style-name="P9"><text:span text:style-name="T10"/></text:p>
      <text:p text:style-name="P17"><text:span text:style-name="T10">Let op dat de string variabele wordt geïnitialiseerd. Doe je dat niet dan heeft deze een ongedefinieerde waarde die dan als eerste element op de pagina terecht komt.</text:span></text:p>
      <text:p text:style-name="P17"><text:span text:style-name="T10"/></text:p>
      <text:p text:style-name="P17"><text:span text:style-name="T10"/></text:p>
      <text:p text:style-name="P17"><text:soft-page-break/>Les 106 – While Loops</text:p>
      <text:p text:style-name="P17"><text:span text:style-name="T10"/></text:p>
      <text:p text:style-name="P17"><text:span text:style-name="T10">Standaard while loop:</text:span></text:p>
      <text:p text:style-name="P17"><text:span text:style-name="T10"/></text:p>
      <text:p text:style-name="P9"><text:span text:style-name="T10"><text:tab/>var tweetString = “”;</text:span></text:p>
      <text:p text:style-name="P9"><text:span text:style-name="T10"><text:tab/>var i=0;</text:span></text:p>
      <text:p text:style-name="P9"><text:span text:style-name="T10"><text:tab/>while (i &lt; tweets.length) {</text:span></text:p>
      <text:p text:style-name="P9"><text:span text:style-name="T10"><text:tab/> <text:s text:c="14"/>tweetString = tweetString + "&lt;p&gt;" + tweets[i] + "&lt;/p&gt;";</text:span></text:p>
      <text:p text:style-name="P9"><text:span text:style-name="T10"><text:tab/><text:tab/>i++;</text:span></text:p>
      <text:p text:style-name="P9"><text:span text:style-name="T10"><text:tab/>}</text:span></text:p>
      <text:p text:style-name="P9"><text:span text:style-name="T10"/></text:p>
      <text:p text:style-name="P17"><text:span text:style-name="T10">Een uitgewerkt voorbeeld met wat extraatjes. De gebruiker voert een getal in en de computer moet deze raden. Het aantal beurten waarin dat gebeurt wordt dan getoond.</text:span></text:p>
      <text:p text:style-name="P17"><text:span text:style-name="T10"/></text:p>
      <text:p text:style-name="P9"><text:span text:style-name="T10"><text:s text:c="4"/>&lt;body&gt;</text:span></text:p>
      <text:p text:style-name="P9"><text:span text:style-name="T10"><text:s text:c="8"/>&lt;p&gt;How many fingers are you holding up?&lt;/p&gt;</text:span></text:p>
      <text:p text:style-name="P9"><text:span text:style-name="T10"><text:s text:c="8"/></text:span></text:p>
      <text:p text:style-name="P9"><text:span text:style-name="T10"><text:s text:c="8"/>&lt;p&gt;</text:span></text:p>
      <text:p text:style-name="P9"><text:span text:style-name="T10"><text:s text:c="12"/>&lt;select id="myNumber"&gt;<text:tab/></text:span><text:span text:style-name="T17">// Om te voorkomen dat een getal buiten de range</text:span></text:p>
      <text:p text:style-name="P9"><text:span text:style-name="T10"><text:s text:c="16"/>&lt;option&gt;0&lt;/option&gt;<text:tab/></text:span><text:span text:style-name="T17">// 0..5 wordt gekozen, waardoor de browser crashed</text:span></text:p>
      <text:p text:style-name="P9"><text:span text:style-name="T10"><text:s text:c="16"/>&lt;option&gt;1&lt;/option&gt;</text:span></text:p>
      <text:p text:style-name="P9"><text:span text:style-name="T10"><text:s text:c="16"/>&lt;option&gt;2&lt;/option&gt;</text:span></text:p>
      <text:p text:style-name="P9"><text:span text:style-name="T10"><text:s text:c="16"/>&lt;option&gt;3&lt;/option&gt;</text:span></text:p>
      <text:p text:style-name="P9"><text:span text:style-name="T10"><text:s text:c="16"/>&lt;option&gt;4&lt;/option&gt;</text:span></text:p>
      <text:p text:style-name="P9"><text:span text:style-name="T10"><text:s text:c="16"/>&lt;option&gt;5&lt;/option&gt;</text:span></text:p>
      <text:p text:style-name="P9"><text:span text:style-name="T10"><text:s text:c="12"/>&lt;/select&gt;</text:span></text:p>
      <text:p text:style-name="P9"><text:span text:style-name="T10"><text:s text:c="12"/></text:span></text:p>
      <text:p text:style-name="P9"><text:span text:style-name="T10"><text:s text:c="12"/>&lt;button id="guess"&gt;Guess!&lt;/button&gt;</text:span></text:p>
      <text:p text:style-name="P9"><text:span text:style-name="T10"><text:s text:c="8"/>&lt;/p&gt;</text:span></text:p>
      <text:p text:style-name="P9"><text:span text:style-name="T10"><text:s text:c="8"/></text:span></text:p>
      <text:p text:style-name="P9"><text:span text:style-name="T10"><text:s text:c="8"/>&lt;script type="text/javascript"&gt;</text:span></text:p>
      <text:p text:style-name="P9"><text:span text:style-name="T10"><text:s text:c="17"/>document.getElementById("guess").onclick = function() {</text:span></text:p>
      <text:p text:style-name="P9"><text:span text:style-name="T10"><text:s text:c="16"/></text:span></text:p>
      <text:p text:style-name="P9"><text:span text:style-name="T10"><text:s text:c="17"/>var myNumber = document.getElementById("myNumber").value;</text:span></text:p>
      <text:p text:style-name="P9"><text:span text:style-name="T10"><text:s text:c="16"/>var gotIt = false;</text:span></text:p>
      <text:p text:style-name="P9"><text:span text:style-name="T10"><text:s text:c="16"/>var numberOfGuesses = 1;</text:span></text:p>
      <text:p text:style-name="P9"><text:span text:style-name="T10"><text:s text:c="16"/></text:span></text:p>
      <text:p text:style-name="P9"><text:span text:style-name="T10"><text:s text:c="16"/>while (gotIt == false) {</text:span></text:p>
      <text:p text:style-name="P9"><text:span text:style-name="T10"><text:s text:c="20"/>guess = Math.floor(6 * Math.random(guess));</text:span></text:p>
      <text:p text:style-name="P9"><text:span text:style-name="T10"><text:s text:c="20"/>if (guess == myNumber) {</text:span></text:p>
      <text:p text:style-name="P9"><text:span text:style-name="T10"><text:s text:c="24"/>gotIt = true;</text:span></text:p>
      <text:p text:style-name="P9"><text:span text:style-name="T10"><text:s text:c="24"/>alert ("Got it! It was a " + guess + ". It took me " + numberOfGuesses + " guesses.");</text:span></text:p>
      <text:p text:style-name="P9"><text:span text:style-name="T10"><text:s text:c="20"/>} else {</text:span></text:p>
      <text:p text:style-name="P9"><text:span text:style-name="T10"><text:s text:c="24"/>numberOfGuesses++;</text:span></text:p>
      <text:p text:style-name="P9"><text:span text:style-name="T10"><text:s text:c="20"/>}</text:span></text:p>
      <text:p text:style-name="P9"><text:span text:style-name="T10"><text:s text:c="16"/>}</text:span></text:p>
      <text:p text:style-name="P9"><text:span text:style-name="T10"><text:s text:c="12"/>}</text:span></text:p>
      <text:p text:style-name="P9"><text:span text:style-name="T10"><text:s text:c="8"/>&lt;/script&gt;</text:span></text:p>
      <text:p text:style-name="P9"><text:span text:style-name="T10"><text:s text:c="4"/>&lt;/body&gt;</text:span></text:p>
      <text:p text:style-name="P9"><text:span text:style-name="T10"/></text:p>
      <text:p text:style-name="P9"><text:span text:style-name="T10"/></text:p>
      <text:p text:style-name="P17">Les 108 – Functions</text:p>
      <text:p text:style-name="P17"><text:span text:style-name="T10"/></text:p>
      <text:p text:style-name="P17"><text:span text:style-name="T10">Standaard voorbeeld met parameters:</text:span></text:p>
      <text:p text:style-name="P17"><text:soft-page-break/><text:span text:style-name="T10"/></text:p>
      <text:p text:style-name="P9"><text:span text:style-name="T10"><text:tab/>function average(a, b) {</text:span></text:p>
      <text:p text:style-name="P9"><text:span text:style-name="T10"><text:tab/><text:tab/>return ((a + b)/2);</text:span></text:p>
      <text:p text:style-name="P9"><text:span text:style-name="T10"><text:tab/>}</text:span></text:p>
      <text:p text:style-name="P17"><text:span text:style-name="T10"/></text:p>
      <text:p text:style-name="P17"><text:span text:style-name="T10">De call:</text:span></text:p>
      <text:p text:style-name="P17"><text:span text:style-name="T10"/></text:p>
      <text:p text:style-name="P9"><text:span text:style-name="T10"><text:tab/>alert(average(23, 5));</text:span></text:p>
      <text:p text:style-name="P17"><text:span text:style-name="T10"/></text:p>
      <text:p text:style-name="P17"><text:span text:style-name="T10"/></text:p>
      <text:p text:style-name="P17">Les 110 – Javascript Project – Reaction Tester</text:p>
      <text:p text:style-name="P17"><text:span text:style-name="T10"/></text:p>
      <text:p text:style-name="P17"><text:span text:style-name="T10">De opgave is om na een random tijd van max. 5 seconden een vierkant of cirkel (vorm is ook random) van een willekeurige kleur en willekeurige grootte op een willekeurige plek op het scherm te laten verschijnen. Zodra de figuur wordt aangeklikt verdwijnt deze en wordt de reactie tijd (= tijd tussen verschijnen en aanklikken) op het scherm getoond.</text:span></text:p>
      <text:p text:style-name="P17"><text:span text:style-name="T10"/></text:p>
      <text:p text:style-name="P17"><text:span text:style-name="T10">De basis voor het berekenen van de verstreken tijd is de functie </text:span><text:span text:style-name="T12">Date.getTime().</text:span><text:span text:style-name="T10"> Leg de tijd vast bij tonen figuur en direct nadat er op is geklikt en bereken het verschil:</text:span></text:p>
      <text:p text:style-name="P17"><text:span text:style-name="T10"/></text:p>
      <text:p text:style-name="P9"><text:span text:style-name="T10"><text:tab/>var startTime = Date.getTime();</text:span></text:p>
      <text:p text:style-name="P9"><text:span text:style-name="T10"><text:tab/>// do iets</text:span></text:p>
      <text:p text:style-name="P9"><text:span text:style-name="T10"><text:tab/>var endTime = Date.getTime();</text:span></text:p>
      <text:p text:style-name="P9"><text:span text:style-name="T10"><text:tab/>var verstrekenTijd = (endTime – startTime) / 1000;<text:tab/></text:span><text:span text:style-name="T17">// in seconden</text:span></text:p>
      <text:p text:style-name="P9"><text:span text:style-name="T10"/></text:p>
      <text:p text:style-name="P17"><text:span text:style-name="T10">Het delen door 1000 is nodig omdat de tijd in ms wordt gegeven.</text:span></text:p>
      <text:p text:style-name="P17"><text:span text:style-name="T10"/></text:p>
      <text:p text:style-name="P17"><text:span text:style-name="T10">Voor het na een random tijd verschijnen van een figuur is de functie </text:span><text:span text:style-name="T12">setTimeout()</text:span><text:span text:style-name="T10"> nodig:</text:span></text:p>
      <text:p text:style-name="P17"><text:span text:style-name="T10"/></text:p>
      <text:p text:style-name="P9"><text:span text:style-name="T10"><text:tab/>setTimeout( makeShapeAppear,5* math.Random());</text:span></text:p>
      <text:p text:style-name="P9"><text:span text:style-name="T10"/></text:p>
      <text:p text:style-name="P9"><text:span text:style-name="T17">De functie makeShapeAppear() wordt uitgevoerd na een random tijd die in dit geval max. 5 seconden is.</text:span></text:p>
      <text:p text:style-name="P9"><text:span text:style-name="T17"/></text:p>
      <text:p text:style-name="P9"><text:span text:style-name="T17">Hier is de volledige code:</text:span></text:p>
      <text:p text:style-name="P9"><text:span text:style-name="T17"/></text:p>
      <text:p text:style-name="P9"><text:span text:style-name="T17"><text:s text:c="2"/></text:span><text:span text:style-name="T10"><text:s text:c="2"/>&lt;head&gt;</text:span></text:p>
      <text:p text:style-name="P9"><text:span text:style-name="T10"><text:s text:c="8"/>&lt;title&gt;Reaction Timer&lt;/title&gt;</text:span></text:p>
      <text:p text:style-name="P9"><text:span text:style-name="T10"><text:s text:c="8"/>&lt;style type="text/css"&gt;</text:span></text:p>
      <text:p text:style-name="P9"><text:span text:style-name="T10"><text:s text:c="12"/></text:span></text:p>
      <text:p text:style-name="P9"><text:span text:style-name="T10"><text:s text:c="12"/>body {</text:span></text:p>
      <text:p text:style-name="P9"><text:span text:style-name="T10"><text:s text:c="16"/>font-family: sans-serif;</text:span></text:p>
      <text:p text:style-name="P9"><text:span text:style-name="T10"><text:s text:c="12"/>}</text:span></text:p>
      <text:p text:style-name="P9"><text:span text:style-name="T10"><text:s text:c="8"/></text:span></text:p>
      <text:p text:style-name="P9"><text:span text:style-name="T10"><text:s text:c="12"/>#shape {</text:span></text:p>
      <text:p text:style-name="P9"><text:span text:style-name="T10"><text:s text:c="16"/>width: 200px;</text:span></text:p>
      <text:p text:style-name="P9"><text:span text:style-name="T10"><text:s text:c="16"/>height: 200px;</text:span></text:p>
      <text:p text:style-name="P9"><text:span text:style-name="T10"><text:s text:c="16"/>background-color: red;</text:span></text:p>
      <text:p text:style-name="P9"><text:span text:style-name="T10"><text:s text:c="16"/>display: none;</text:span></text:p>
      <text:p text:style-name="P9"><text:span text:style-name="T10"><text:s text:c="16"/>position: relative;</text:span></text:p>
      <text:p text:style-name="P9"><text:span text:style-name="T10"><text:s text:c="12"/>}</text:span></text:p>
      <text:p text:style-name="P9"><text:span text:style-name="T10"><text:s text:c="12"/></text:span></text:p>
      <text:p text:style-name="P9"><text:span text:style-name="T10"><text:s text:c="12"/>.bold {</text:span></text:p>
      <text:p text:style-name="P9"><text:span text:style-name="T10"><text:s text:c="16"/>font-weight: bold;</text:span></text:p>
      <text:p text:style-name="P9"><text:soft-page-break/><text:span text:style-name="T10"><text:s text:c="12"/>}</text:span></text:p>
      <text:p text:style-name="P9"><text:span text:style-name="T10"><text:s text:c="8"/>&lt;/style&gt;</text:span></text:p>
      <text:p text:style-name="P9"><text:span text:style-name="T10"><text:s text:c="4"/>&lt;/head&gt;</text:span></text:p>
      <text:p text:style-name="P9"><text:span text:style-name="T10"/></text:p>
      <text:p text:style-name="P9"><text:span text:style-name="T10"><text:s text:c="4"/>&lt;body&gt;</text:span></text:p>
      <text:p text:style-name="P9"><text:span text:style-name="T10"><text:s text:c="8"/>&lt;h1&gt;Test Your Reactions!&lt;/h1&gt;</text:span></text:p>
      <text:p text:style-name="P9"><text:span text:style-name="T10"><text:s text:c="8"/>&lt;p&gt;Click on the boxes and circles as quickly as you can!&lt;/p&gt;</text:span></text:p>
      <text:p text:style-name="P9"><text:span text:style-name="T10"><text:s text:c="8"/>&lt;p class="bold"&gt;Your time: &lt;span id="timeTaken"&gt;&lt;/span&gt;&lt;/p&gt;<text:tab/><text:tab/></text:span><text:span text:style-name="T15">// span</text:span></text:p>
      <text:p text:style-name="P9"><text:span text:style-name="T10"><text:s text:c="8"/>&lt;div id="shape"&gt;&lt;/div&gt;</text:span></text:p>
      <text:p text:style-name="P9"><text:span text:style-name="T10"><text:s text:c="8"/></text:span></text:p>
      <text:p text:style-name="P9"><text:span text:style-name="T10"><text:s text:c="8"/>&lt;script type="text/javascript"&gt;</text:span></text:p>
      <text:p text:style-name="P9"><text:span text:style-name="T10"><text:s text:c="12"/>var start = new Date().getTime();</text:span></text:p>
      <text:p text:style-name="P9"><text:span text:style-name="T10"><text:s text:c="12"/></text:span></text:p>
      <text:p text:style-name="P9"><text:span text:style-name="T10"><text:s text:c="12"/>function getRandomColor() {</text:span></text:p>
      <text:p text:style-name="P9"><text:span text:style-name="T10"><text:s text:c="16"/>var letters = '0123456789ABCDEF'.split('');</text:span></text:p>
      <text:p text:style-name="P9"><text:span text:style-name="T10"><text:s text:c="16"/>var color = '#';</text:span></text:p>
      <text:p text:style-name="P9"><text:span text:style-name="T10"><text:s text:c="16"/>for (var i = 0; i &lt; 6; i++ ) {</text:span></text:p>
      <text:p text:style-name="P9"><text:span text:style-name="T10"><text:s text:c="20"/>color += letters[Math.floor(Math.random() * 16)];</text:span></text:p>
      <text:p text:style-name="P9"><text:span text:style-name="T10"><text:s text:c="16"/>}</text:span></text:p>
      <text:p text:style-name="P9"><text:span text:style-name="T10"><text:s text:c="16"/>return color;</text:span></text:p>
      <text:p text:style-name="P9"><text:span text:style-name="T10"><text:s text:c="12"/>}</text:span></text:p>
      <text:p text:style-name="P9"><text:span text:style-name="T10"><text:s text:c="12"/></text:span></text:p>
      <text:p text:style-name="P9"><text:span text:style-name="T10"><text:s text:c="12"/>function makeShapeAppear() {</text:span></text:p>
      <text:p text:style-name="P9"><text:span text:style-name="T10"><text:s text:c="16"/>var top = Math.random() * 400;</text:span></text:p>
      <text:p text:style-name="P9"><text:span text:style-name="T10"><text:s text:c="16"/>var left = Math.random() * 400;</text:span></text:p>
      <text:p text:style-name="P9"><text:span text:style-name="T10"><text:s text:c="16"/>var width = (Math.random() * 200) + 100;</text:span></text:p>
      <text:p text:style-name="P9"><text:span text:style-name="T10"><text:s text:c="16"/>if (Math.random() &gt; 0.5) {</text:span></text:p>
      <text:p text:style-name="P9"><text:span text:style-name="T10"><text:s text:c="20"/>document.getElementById("shape").style.borderRadius = "50%";</text:span></text:p>
      <text:p text:style-name="P9"><text:span text:style-name="T10"><text:s text:c="16"/>} else {</text:span></text:p>
      <text:p text:style-name="P9"><text:span text:style-name="T10"><text:s text:c="20"/>document.getElementById("shape").style.borderRadius = "0";</text:span></text:p>
      <text:p text:style-name="P9"><text:span text:style-name="T10"><text:s text:c="16"/>}</text:span></text:p>
      <text:p text:style-name="P9"><text:span text:style-name="T10"><text:s text:c="16"/>document.getElementById("shape").style.backgroundColor = getRandomColor();</text:span></text:p>
      <text:p text:style-name="P9"><text:span text:style-name="T10"><text:s text:c="16"/>document.getElementById("shape").style.width = width + "px";</text:span></text:p>
      <text:p text:style-name="P9"><text:span text:style-name="T10"><text:s text:c="16"/>document.getElementById("shape").style.height = width + "px";</text:span></text:p>
      <text:p text:style-name="P9"><text:span text:style-name="T10"><text:s text:c="16"/>document.getElementById("shape").style.top = top + "px";</text:span></text:p>
      <text:p text:style-name="P9"><text:span text:style-name="T10"><text:s text:c="16"/>document.getElementById("shape").style.left = left + "px";</text:span></text:p>
      <text:p text:style-name="P9"><text:span text:style-name="T10"><text:s text:c="16"/>document.getElementById("shape").style.display = "block";</text:span></text:p>
      <text:p text:style-name="P9"><text:span text:style-name="T10"><text:s text:c="16"/>start = new Date().getTime();</text:span></text:p>
      <text:p text:style-name="P9"><text:span text:style-name="T10"><text:s text:c="12"/>}</text:span></text:p>
      <text:p text:style-name="P9"><text:span text:style-name="T10"><text:s text:c="12"/></text:span></text:p>
      <text:p text:style-name="P9"><text:span text:style-name="T10"><text:s text:c="12"/>function appearAfterDelay() {</text:span></text:p>
      <text:p text:style-name="P9"><text:span text:style-name="T10"><text:s text:c="16"/>setTimeout(makeShapeAppear, Math.random() * 2000);</text:span></text:p>
      <text:p text:style-name="P9"><text:span text:style-name="T10"><text:s text:c="12"/>}</text:span></text:p>
      <text:p text:style-name="P9"><text:span text:style-name="T10"><text:s text:c="12"/></text:span></text:p>
      <text:p text:style-name="P9"><text:span text:style-name="T10"><text:s text:c="12"/>appearAfterDelay();</text:span></text:p>
      <text:p text:style-name="P9"><text:span text:style-name="T10"><text:s text:c="12"/></text:span></text:p>
      <text:p text:style-name="P9"><text:span text:style-name="T10"><text:s text:c="13"/>document.getElementById("shape").onclick = function() {</text:span></text:p>
      <text:p text:style-name="P9"><text:span text:style-name="T10"><text:s text:c="17"/>document.getElementById("shape").style.display = "none";</text:span></text:p>
      <text:p text:style-name="P9"><text:span text:style-name="T10"><text:s text:c="16"/>var end = new Date().getTime();</text:span></text:p>
      <text:p text:style-name="P9"><text:span text:style-name="T10"><text:s text:c="16"/>var timeTaken = (end - start) / 1000;</text:span></text:p>
      <text:p text:style-name="P9"><text:span text:style-name="T10"><text:s text:c="17"/>document.getElementById("timeTaken").innerHTML = timeTaken + "s";</text:span></text:p>
      <text:p text:style-name="P9"><text:span text:style-name="T10"><text:s text:c="16"/>appearAfterDelay();</text:span></text:p>
      <text:p text:style-name="P9"><text:span text:style-name="T10"><text:s text:c="12"/>}</text:span></text:p>
      <text:p text:style-name="P9"><text:span text:style-name="T10"><text:s text:c="8"/>&lt;/script&gt;</text:span></text:p>
      <text:p text:style-name="P9"><text:soft-page-break/><text:span text:style-name="T10"><text:s text:c="4"/>&lt;/body&gt;</text:span></text:p>
      <text:p text:style-name="P9"><text:span text:style-name="T17"/></text:p>
      <text:p text:style-name="P9"><text:span text:style-name="T17">Opmerkingen :</text:span></text:p>
      <text:list xml:id="list6296245948621544565" text:style-name="L1">
        <text:list-item>
          <text:p text:style-name="P10"><text:span text:style-name="T17">Gebruik de span met een id om de reactietijd te tonen</text:span></text:p>
        </text:list-item>
        <text:list-item>
          <text:p text:style-name="P10"><text:span text:style-name="T17">De functie </text:span><text:span text:style-name="T10">getRandomColor() </text:span><text:span text:style-name="T17">genereert een random kleur die uit 6 hexadecimale cijfers bestaat</text:span></text:p>
        </text:list-item>
        <text:list-item>
          <text:p text:style-name="P10"><text:span text:style-name="T17">De executie start met de call van </text:span><text:span text:style-name="T10">appearAfterDelay()</text:span><text:span text:style-name="T17">, waarna voor het eerst de figuur wordt getoond, door de call naar </text:span><text:span text:style-name="T10">makeShapeAppear()</text:span><text:span text:style-name="T17">.</text:span></text:p>
        </text:list-item>
        <text:list-item>
          <text:p text:style-name="P10"><text:span text:style-name="T17">In </text:span><text:span text:style-name="T10">makeShapeApppear()</text:span><text:span text:style-name="T17"> wordt de figuur getoond en direct daarna de starttijd gezet.</text:span></text:p>
        </text:list-item>
        <text:list-item>
          <text:p text:style-name="P10"><text:span text:style-name="T17">De onclick() wordt aangeroepen als op de “shape” figuur is geklikt. De figuur wordt dan direct onzichtbaar gemaakt en de eindtijd wordt bepaald, waarna de reactietijd wordt berekend en deze in de span “timeTaken” wordt getoond.</text:span></text:p>
        </text:list-item>
      </text:list>
      <text:p text:style-name="P9"><text:span text:style-name="T17"/></text:p>
      <text:p text:style-name="P9"><text:span text:style-name="T17"/></text:p>
      <text:p text:style-name="P9"><text:span text:style-name="T15">Les 112 – External Javascript</text:span></text:p>
      <text:p text:style-name="P9"><text:span text:style-name="T17"/></text:p>
      <text:p text:style-name="P9"><text:span text:style-name="T17">De styles en de javascript code kun je in externe files opnemen, dit doe je in de header:</text:span></text:p>
      <text:p text:style-name="P9"><text:span text:style-name="T17"/></text:p>
      <text:p text:style-name="P9"><text:span text:style-name="T10"><text:tab/>&lt;link rel=”stylesheet” type=”text/css” href=”styles.css”&gt;</text:span></text:p>
      <text:p text:style-name="P9"><text:span text:style-name="T10"/></text:p>
      <text:p text:style-name="P9"><text:span text:style-name="T17">De file styles.css moet in dezelfde dir staan als de html file.</text:span></text:p>
      <text:p text:style-name="P9"><text:span text:style-name="T17"/></text:p>
      <text:p text:style-name="P9"><text:span text:style-name="T17">De javascript code kun je op dezelfde wijze in een file zetten op met een link inladen. Dat kan zowel in de header als in de body. Rob doet dit normaliter in de body aan het eind van de pagina, zodat de html eerst kan worden geladen en de gebruiker iets ziet voordat de javascript code wordt geladen en uitgevoerd. Wanneer de javascript code verwijst naar html elementen, wat normaliter het geval is, dan bestaan deze reeds als de javascript als laatste wordt geladen. Het laden gebeurt als volgt:</text:span></text:p>
      <text:p text:style-name="P9"><text:span text:style-name="T17"/></text:p>
      <text:p text:style-name="P9"><text:span text:style-name="T10"><text:tab/>&lt;script type=”text/javascript” src=”script.js”&gt;&lt;/script&gt; </text:span></text:p>
      <text:p text:style-name="P9"><text:span text:style-name="T10"/></text:p>
      <text:p text:style-name="P9"><text:span text:style-name="T17">De file script.js moet weer in dezelfde folder staan als de html file.</text:span></text:p>
      <text:p text:style-name="P9"><text:span text:style-name="T17"/></text:p>
      <text:p text:style-name="P9"><text:span text:style-name="T17">Door op deze wijze te werken worden html, styles en javascript mooi van elkaar gescheiden, overeenkomstig MVC model.</text:span></text:p>
      <text:p text:style-name="P9"><text:span text:style-name="T17"/></text:p>
      <text:p text:style-name="P9"><text:span text:style-name="T17"/></text:p>
      <text:p text:style-name="P9"><text:span text:style-name="T15">Les 115 – javascript (function) references</text:span></text:p>
      <text:p text:style-name="P9"><text:span text:style-name="T17"/></text:p>
      <text:p text:style-name="P9"><text:span text:style-name="T17">Kijk voor een overzicht van javascript functies op:</text:span></text:p>
      <text:list xml:id="list3807726097912463498" text:style-name="L2">
        <text:list-item>
          <text:p text:style-name="P11"><text:a xlink:type="simple" xlink:href="http://wps.aw.com/wps/media/objects/2234/2287950/javascript_refererence.pdf" text:style-name="Internet_20_link" text:visited-style-name="Visited_20_Internet_20_Link">http://wps.aw.com/wps/media/objects/2234/2287950/javascript_refererence.pdf</text:a><text:span text:style-name="T17">, beschrijft de javascript syntax en enkele elementen.</text:span></text:p>
        </text:list-item>
        <text:list-item>
          <text:p text:style-name="P11"><text:a xlink:type="simple" xlink:href="http://www.cheat-sheets.org/sites/javascript.su/" text:style-name="Internet_20_link" text:visited-style-name="Visited_20_Internet_20_Link">http://www.cheat-sheets.org/sites/javascript.su/</text:a><text:span text:style-name="T17">, een komplete cheat sheet.</text:span></text:p>
        </text:list-item>
        <text:list-item>
          <text:p text:style-name="P11"><text:a xlink:type="simple" xlink:href="http://overapi.com/javascript/" text:style-name="Internet_20_link" text:visited-style-name="Visited_20_Internet_20_Link">http://overapi.com/javascript/</text:a><text:span text:style-name="T17">, een overzicht van javascript functies.</text:span></text:p>
        </text:list-item>
      </text:list>
      <text:p text:style-name="P9"><text:span text:style-name="T17"/></text:p>
      <text:p text:style-name="P9"><text:span text:style-name="T17"/></text:p>
      <text:p text:style-name="P20"><text:span text:style-name="T15">Section 5 jQuery</text:span></text:p>
      <text:p text:style-name="P9"><text:span text:style-name="T17"/></text:p>
      <text:p text:style-name="P9"><text:span text:style-name="T15">Les 117 – What is jQuery?</text:span></text:p>
      <text:p text:style-name="P9"><text:span text:style-name="T15"/></text:p>
      <text:p text:style-name="P9"><text:span text:style-name="T17">Jquery – zie </text:span><text:span text:style-name="T10">jQuery.com</text:span><text:span text:style-name="T17"> – is een javascript framework met als doel zaken die lastig in javascript zijn te realiseren eenvoudiger te maken, zoals de omgang met Ajax. In het algemeen heb je met jQuery minder code nodig dan in javascript zelf om hetzelfde te realiseren.</text:span></text:p>
      <text:p text:style-name="P9"><text:span text:style-name="T17"/></text:p>
      <text:p text:style-name="P9"><text:span text:style-name="T17">Jquery is volgens Rob het meest gebruikte javascript framework, ik heb zo mijn twijfels (Angular, Nodejs...).</text:span></text:p>
      <text:p text:style-name="P9"><text:span text:style-name="T17"/></text:p>
      <text:p text:style-name="P9"><text:span text:style-name="T17">Jquery kent een flink aantal gratis plugins waar je leuke dingen mee kunt doen. Een aantal hiervan:</text:span></text:p>
      <text:list xml:id="list3019471030823047071" text:style-name="L3">
        <text:list-item>
          <text:p text:style-name="P12"><text:span text:style-name="T15">jQueryUI</text:span><text:span text:style-name="T17">, waarmee je interacties (bijv. draggable, droppable) en widgets (bijv. datepicker, accordeon, progressbar) kunt realiseren. Zie hiervoor op jQueryUI.com.</text:span></text:p>
        </text:list-item>
        <text:list-item>
          <text:p text:style-name="P12"><text:span text:style-name="T15">Rubberband</text:span><text:span text:style-name="T17">, een 'pull to refresh' plugin zoals op de telefoon waarmee je het scherm ververst als je het van boven naar beneden 'trekt'. </text:span></text:p>
        </text:list-item>
        <text:list-item>
          <text:p text:style-name="P12"><text:span text:style-name="T15">Tooltipster</text:span><text:span text:style-name="T17">, een verzameling handige hover-overs</text:span></text:p>
        </text:list-item>
        <text:list-item>
          <text:p text:style-name="P12"><text:span text:style-name="T15">Magnificent Popup</text:span><text:span text:style-name="T17">, waarmee je bijv. foto's makkelijk kunt uitvergroten</text:span></text:p>
        </text:list-item>
        <text:list-item>
          <text:p text:style-name="P12"><text:span text:style-name="T15">Unslider</text:span><text:span text:style-name="T17">, waarmee je eenvoudig sliders kunt maken die tegenwoordig veel gebruikt worden op webpagina's</text:span></text:p>
        </text:list-item>
        <text:list-item>
          <text:p text:style-name="P12"><text:span text:style-name="T15">Typeahead.js</text:span><text:span text:style-name="T17">, waarmee je eenvoudig autocomplete kunt realiseren in een inputbox</text:span></text:p>
        </text:list-item>
      </text:list>
      <text:p text:style-name="P9"><text:span text:style-name="T17"/></text:p>
      <text:p text:style-name="P9"><text:span text:style-name="T17"/></text:p>
      <text:p text:style-name="P9"><text:span text:style-name="T15">Les 118 – Using jQuery in your webpages</text:span></text:p>
      <text:p text:style-name="P9"><text:span text:style-name="T17"/></text:p>
      <text:p text:style-name="P9"><text:span text:style-name="T17">Om jQuery te kunnen gebruiken moet je het 'embedden' in je webpagina (in de &lt;head&gt; sectie normaliter):</text:span></text:p>
      <text:p text:style-name="P9"><text:span text:style-name="T17"/></text:p>
      <text:p text:style-name="P1"><text:span text:style-name="T10"><text:tab/></text:span>&lt;script src="https://ajax.googleapis.com/ajax/libs/jquery/2.1.4/jquery.min.js"&gt;&lt;/script&gt;</text:p>
      <text:p text:style-name="P3"/>
      <text:p text:style-name="P15">Hierdoor ben je voor wat betreft de beschikbaarheid weliswaar afhankelijk van Google maar deze is zeer betrouwbaar, het laden gaat sneller van het Google CDN dan vanaf je eigen website en de caching is beter (bron: <text:span text:style-name="T11">encosia.com</text:span>). Je kunt als fallback alternatief jQuery zelf hosten, zie hiervoor ook encosia.com. Hiervoor moet je jQuery downloaden van jquery.com. Rob gaat voor de meest recente (april 2016) versie 2.2.0 en dan de 'min' variant omdat die kleiner is en daardoor snel geladen wordt. </text:p>
      <text:p text:style-name="P15"/>
      <text:p text:style-name="P15">Laad jQuery dan als volgt:</text:p>
      <text:p text:style-name="P15"/>
      <text:p text:style-name="P1"><text:span text:style-name="T10"><text:tab/></text:span>&lt;script src="jquery.min.js"&gt;&lt;/script&gt;</text:p>
      <text:p text:style-name="P15"><text:tab/></text:p>
      <text:p text:style-name="P15">Bij het begin van het ontwikkelen is het handig om te testen dat jQuery daadwerkelijk is geladen, dat kan eenvoudig door na te gaan of de <text:span text:style-name="T11">jquery</text:span> variabele bestaat, deze wordt nl. in het framework gedefinieerd:</text:p>
      <text:p text:style-name="P15"/>
      <text:p text:style-name="P13"><text:s text:c="8"/>&lt;script type="text/javascript"&gt;</text:p>
      <text:p text:style-name="P13"><text:s text:c="8"/></text:p>
      <text:p text:style-name="P13"><text:s text:c="12"/>if (typeof jQuery == "undefined") {</text:p>
      <text:p text:style-name="P13"><text:s text:c="16"/>alert("jQuery is not installed!");</text:p>
      <text:p text:style-name="P13"><text:s text:c="12"/>} else {</text:p>
      <text:p text:style-name="P13"><text:s text:c="16"/>alert("jQuery is installed correctly!");</text:p>
      <text:p text:style-name="P13"><text:s text:c="12"/>}</text:p>
      <text:p text:style-name="P13"><text:s text:c="8"/></text:p>
      <text:p text:style-name="P13"><text:s text:c="8"/>&lt;/script&gt;</text:p>
      <text:p text:style-name="P15"><text:s/></text:p>
      <text:p text:style-name="P15"><text:soft-page-break/></text:p>
      <text:p text:style-name="P17">Les 120 – Detecting a Click</text:p>
      <text:p text:style-name="P17"><text:span text:style-name="T10"/></text:p>
      <text:p text:style-name="P17"><text:span text:style-name="T10">Selecteer een element als volgt:</text:span></text:p>
      <text:p text:style-name="P17"><text:span text:style-name="T10"/></text:p>
      <text:p text:style-name="P9"><text:span text:style-name="T10"><text:s text:c="12"/>$("div").click(function() {</text:span></text:p>
      <text:p text:style-name="P9"><text:span text:style-name="T10"><text:s text:c="12"/>$(".class").hover(function() {</text:span></text:p>
      <text:p text:style-name="P9"><text:span text:style-name="T10"><text:s text:c="12"/>$("#id").click(function() {</text:span></text:p>
      <text:p text:style-name="P9"><text:span text:style-name="T10"/></text:p>
      <text:p text:style-name="P17"><text:span text:style-name="T10">NB. De </text:span><text:span text:style-name="T12">click()</text:span><text:span text:style-name="T10"> en </text:span><text:span text:style-name="T12">hover()</text:span><text:span text:style-name="T10"> functie worden geactiveerd als je op het betreffende element klikt c.q. hovered.</text:span></text:p>
      <text:p text:style-name="P17"><text:span text:style-name="T10"/></text:p>
      <text:p text:style-name="P17"><text:span text:style-name="T10">Uitgewerkt voorbeeld:</text:span></text:p>
      <text:p text:style-name="P17"><text:span text:style-name="T10"/></text:p>
      <text:p text:style-name="P17"><text:span text:style-name="T10"><text:s/></text:span><text:span text:style-name="T12"><text:s text:c="3"/>&lt;head&gt;</text:span></text:p>
      <text:p text:style-name="P9"><text:span text:style-name="T10"><text:s text:c="8"/>&lt;title&gt;jQuery&lt;/title&gt;</text:span></text:p>
      <text:p text:style-name="P9"><text:span text:style-name="T10"><text:s text:c="9"/>&lt;script type="text/javascript" src="jquery.min.js"&gt;&lt;/script&gt;</text:span></text:p>
      <text:p text:style-name="P9"><text:span text:style-name="T10"><text:s text:c="8"/></text:span></text:p>
      <text:p text:style-name="P9"><text:span text:style-name="T10"><text:s text:c="8"/>&lt;style type="text/css"&gt;</text:span></text:p>
      <text:p text:style-name="P9"><text:span text:style-name="T10"><text:s text:c="8"/></text:span></text:p>
      <text:p text:style-name="P9"><text:span text:style-name="T10"><text:s text:c="12"/>#circle {</text:span></text:p>
      <text:p text:style-name="P9"><text:span text:style-name="T10"><text:s text:c="16"/>width: 150px;</text:span></text:p>
      <text:p text:style-name="P9"><text:span text:style-name="T10"><text:s text:c="16"/>height: 150px;</text:span></text:p>
      <text:p text:style-name="P9"><text:span text:style-name="T10"><text:s text:c="16"/>border-radius: 50%;</text:span></text:p>
      <text:p text:style-name="P9"><text:span text:style-name="T10"><text:s text:c="16"/>background-color: green;</text:span></text:p>
      <text:p text:style-name="P9"><text:span text:style-name="T10"><text:s text:c="16"/>margin: 10px;</text:span></text:p>
      <text:p text:style-name="P9"><text:span text:style-name="T10"><text:s text:c="12"/>}</text:span></text:p>
      <text:p text:style-name="P9"><text:span text:style-name="T10"><text:s text:c="12"/></text:span></text:p>
      <text:p text:style-name="P9"><text:span text:style-name="T10"><text:s text:c="12"/>.square {</text:span></text:p>
      <text:p text:style-name="P9"><text:span text:style-name="T10"><text:s text:c="16"/>width: 150px;</text:span></text:p>
      <text:p text:style-name="P9"><text:span text:style-name="T10"><text:s text:c="16"/>height: 150px;</text:span></text:p>
      <text:p text:style-name="P9"><text:span text:style-name="T10"><text:s text:c="16"/>background-color: red;</text:span></text:p>
      <text:p text:style-name="P9"><text:span text:style-name="T10"><text:s text:c="16"/>margin: 10px;</text:span></text:p>
      <text:p text:style-name="P9"><text:span text:style-name="T10"><text:s text:c="12"/>}</text:span></text:p>
      <text:p text:style-name="P9"><text:span text:style-name="T10"><text:s text:c="8"/>&lt;/style&gt;</text:span></text:p>
      <text:p text:style-name="P9"><text:span text:style-name="T10"><text:s text:c="4"/>&lt;/head&gt;</text:span></text:p>
      <text:p text:style-name="P9"><text:span text:style-name="T10"/></text:p>
      <text:p text:style-name="P9"><text:span text:style-name="T10"><text:s text:c="4"/>&lt;body&gt;</text:span></text:p>
      <text:p text:style-name="P9"><text:span text:style-name="T10"><text:s text:c="8"/>&lt;div id="circle"&gt;&lt;/div&gt;</text:span></text:p>
      <text:p text:style-name="P9"><text:span text:style-name="T10"><text:s text:c="8"/>&lt;div class="square"&gt;&lt;/div&gt;</text:span></text:p>
      <text:p text:style-name="P9"><text:span text:style-name="T10"><text:s text:c="8"/>&lt;div class="square"&gt;&lt;/div&gt;</text:span></text:p>
      <text:p text:style-name="P9"><text:span text:style-name="T10"><text:s text:c="8"/></text:span></text:p>
      <text:p text:style-name="P9"><text:span text:style-name="T10"><text:s text:c="8"/>&lt;script type="text/javascript"&gt;</text:span></text:p>
      <text:p text:style-name="P9"><text:span text:style-name="T10"><text:s text:c="12"/>$("div").click(function() {</text:span></text:p>
      <text:p text:style-name="P9"><text:span text:style-name="T10"><text:s text:c="16"/>alert("a div was clicked!");</text:span></text:p>
      <text:p text:style-name="P9"><text:span text:style-name="T10"><text:s text:c="12"/>});</text:span></text:p>
      <text:p text:style-name="P9"><text:span text:style-name="T10"><text:s text:c="8"/>&lt;/script&gt;</text:span></text:p>
      <text:p text:style-name="P9"><text:span text:style-name="T10"><text:s text:c="4"/>&lt;/body&gt;</text:span></text:p>
      <text:p text:style-name="P9"><text:span text:style-name="T10"/></text:p>
      <text:p text:style-name="P9"><text:span text:style-name="T10"/></text:p>
      <text:p text:style-name="P17">Les 122 – Changing Website Content</text:p>
      <text:p text:style-name="P17"/>
      <text:p text:style-name="P15">De html van een element kan worden gewijzigd met de jQuery <text:span text:style-name="T11">html()</text:span> functie. Wijzig alle &lt;p&gt; elementen op de pagina als volgt:</text:p>
      <text:p text:style-name="P15"><text:soft-page-break/></text:p>
      <text:p text:style-name="P13"><text:tab/>$(“p”).html(“Dit is de gewijzigde tekst”);</text:p>
      <text:p text:style-name="P13"/>
      <text:p text:style-name="P15">De jQuery html() functie is dus vergelijkbaar met het <text:s/>javascript innerHTML attribuut. De html inhoud vraag je in jQuery op door simpelweg de html() functie aan te roepen:</text:p>
      <text:p text:style-name="P15"/>
      <text:p text:style-name="P13"><text:tab/>alert($(“p”).html());</text:p>
      <text:p text:style-name="P13"/>
      <text:p text:style-name="P15">Met de attr() functie kan een attribuut van een html element worden opgevraagd of gewijzigd. Zo wijzig je de url van een iframe:</text:p>
      <text:p text:style-name="P15"/>
      <text:p text:style-name="P13"><text:tab/>&lt;iframe src=”www.cnn.com”&gt;&lt;/iframe&gt;</text:p>
      <text:p text:style-name="P13"/>
      <text:p text:style-name="P9"><text:span text:style-name="T10"><text:tab/>&lt;script type="text/javascript"&gt;</text:span></text:p>
      <text:p text:style-name="P13"><text:tab/><text:tab/>$(“iframe”).attr(“src”, “<text:a xlink:type="simple" xlink:href="http://www.kinky.nl/" text:style-name="Internet_20_link" text:visited-style-name="Visited_20_Internet_20_Link">www.kinky.nl</text:a>”);</text:p>
      <text:p text:style-name="P9"><text:span text:style-name="T10"><text:s text:c="8"/><text:tab/>&lt;/script&gt;</text:span></text:p>
      <text:p text:style-name="P9"><text:span text:style-name="T10"/></text:p>
      <text:p text:style-name="P9"><text:span text:style-name="T10"/></text:p>
      <text:p text:style-name="P17">Les 124 – Changing Website Styles</text:p>
      <text:p text:style-name="P17"/>
      <text:p text:style-name="P15">De style van een html element verander je met de jQuery <text:span text:style-name="T11">css()</text:span> functie. Voorbeeld:</text:p>
      <text:p text:style-name="P9"/>
      <text:p text:style-name="P13"><text:tab/>$(“#circle”).css(“width”, “200px”);</text:p>
      <text:p text:style-name="P13"><text:tab/>$(“#circle”).css(“background-color”, “red”);</text:p>
      <text:p text:style-name="P13"/>
      <text:p text:style-name="P15">Opvragen van de property gaat door simpelweg de waarde uit de css() functie weg te laten. De paginabreedte bijv.:</text:p>
      <text:p text:style-name="P15"/>
      <text:p text:style-name="P13"><text:tab/>$(“body”).css(“width”);</text:p>
      <text:p text:style-name="P13"/>
      <text:p text:style-name="P15">Verwijder alle &lt;div&gt; elementen:</text:p>
      <text:p text:style-name="P15"/>
      <text:p text:style-name="P13"><text:tab/>$(“div”).css(“display”, “none”);</text:p>
      <text:p text:style-name="P15"><text:tab/></text:p>
      <text:p text:style-name="P15">Verwijder alleen het element waar op wordt geklikt door <text:span text:style-name="T11">this </text:span>te gebruiken:</text:p>
      <text:p text:style-name="P9"/>
      <text:p text:style-name="P13"><text:tab/>$(<text:span text:style-name="T2">this</text:span>).css(“display”, “none”);</text:p>
      <text:p text:style-name="P15"><text:span text:style-name="T12"/></text:p>
      <text:p text:style-name="P15">Opvragen van een id, bijv waar op is geklikt doe je met <text:span text:style-name="T11">attr(“id”)</text:span>:</text:p>
      <text:p text:style-name="P15"/>
      <text:p text:style-name="P13"><text:tab/>alert(“You clicked on a “ + $(<text:span text:style-name="T2">this</text:span>).attr(“id”));</text:p>
      <text:p text:style-name="P13"/>
      <text:p text:style-name="P15">Let wel, als het element geen id heeft dan verschijnt hier <text:span text:style-name="T11">'undefined'</text:span>!</text:p>
      <text:p text:style-name="P15"><text:span text:style-name="T10"/></text:p>
      <text:p text:style-name="P15"><text:span text:style-name="T10"/></text:p>
      <text:p text:style-name="P17">Les 126 – Fading Content</text:p>
      <text:p text:style-name="P17"><text:span text:style-name="T10"/></text:p>
      <text:p text:style-name="P17"><text:span text:style-name="T10">Dit gaat vrij simpel in jQuery met de </text:span><text:span text:style-name="T12">fadeOut()</text:span><text:span text:style-name="T10"> functie:</text:span></text:p>
      <text:p text:style-name="P17"><text:span text:style-name="T10"/></text:p>
      <text:p text:style-name="P9"><text:span text:style-name="T10"><text:s text:c="8"/>&lt;script type="text/javascript"&gt;</text:span></text:p>
      <text:p text:style-name="P9"><text:span text:style-name="T10"><text:s text:c="12"/>$("div").click(function() {</text:span></text:p>
      <text:p text:style-name="P9"><text:span text:style-name="T10"><text:s text:c="15"/>$(this).fadeOut();</text:span></text:p>
      <text:p text:style-name="P9"><text:span text:style-name="T10"><text:s text:c="12"/>});</text:span></text:p>
      <text:p text:style-name="P9"><text:span text:style-name="T10"><text:s text:c="8"/>&lt;/script&gt;</text:span></text:p>
      <text:p text:style-name="P9"><text:soft-page-break/><text:span text:style-name="T10"/></text:p>
      <text:p text:style-name="P17"><text:span text:style-name="T10">Het element verdwijnt langzaam en neemt ook geen ruimte meer in op de pagina waardoor andere element die in de pagina flow zitten opschuiven, effectief wordt het </text:span><text:span text:style-name="T12">display</text:span><text:span text:style-name="T10">-attribuut op </text:span><text:span text:style-name="T12">none</text:span><text:span text:style-name="T10"> gezet. Wil je daarentegen het element onzichtbaar maken maar de ruimte wel in gebruik nemen dan moet je de </text:span><text:span text:style-name="T12">visibility</text:span><text:span text:style-name="T10"> op </text:span><text:span text:style-name="T12">hidden</text:span><text:span text:style-name="T10"> zetten:</text:span></text:p>
      <text:p text:style-name="P17"><text:span text:style-name="T10"/></text:p>
      <text:p text:style-name="P9"><text:span text:style-name="T10"><text:tab/>$(this).css(“visibility”, “hidden”);</text:span></text:p>
      <text:p text:style-name="P17"><text:span text:style-name="T10"/></text:p>
      <text:p text:style-name="P17"><text:span text:style-name="T10">Hetzelfde effect – maar dan direct, zonder geleidelijke fading – bereik je met de </text:span><text:span text:style-name="T12">hide()</text:span><text:span text:style-name="T10"> functie:</text:span></text:p>
      <text:p text:style-name="P9"><text:span text:style-name="T10"/></text:p>
      <text:p text:style-name="P9"><text:span text:style-name="T10"><text:s text:c="15"/>$(this).fadeOut();</text:span></text:p>
      <text:p text:style-name="P9"><text:span text:style-name="T10"/></text:p>
      <text:p text:style-name="P17"><text:span text:style-name="T10">De fadeOut() functie kent de nodige parameters die op de jQuery website worden uitgelegd. Er kan bijv. een callback functie worden opgegeven die wordt aangeroepen als de fadeOut() klaar is :</text:span></text:p>
      <text:p text:style-name="P17"><text:span text:style-name="T10"/></text:p>
      <text:p text:style-name="P9"><text:span text:style-name="T10"><text:tab/>$(this).fadeOut( function() {</text:span></text:p>
      <text:p text:style-name="P9"><text:span text:style-name="T10"><text:tab/><text:tab/>alert(“fadeOut is klaar”);</text:span></text:p>
      <text:p text:style-name="P9"><text:span text:style-name="T10"><text:tab/>});</text:span></text:p>
      <text:p text:style-name="P13"/>
      <text:p text:style-name="P15">De callback is bijv. handig als je wacht op een flinke download waarvan de data nodig is voor een volgende handeling.</text:p>
      <text:p text:style-name="P15"/>
      <text:p text:style-name="P15">Dan nog een uitgewerkt voorbeeld met een toggle knop die tekst om en om laat infaden en uitfaden:</text:p>
      <text:p text:style-name="P15"/>
      <text:p text:style-name="P13"><text:s text:c="4"/>&lt;body&gt;</text:p>
      <text:p text:style-name="P13"><text:s text:c="8"/>&lt;p id="text"&gt;This is some text!&lt;/p&gt;</text:p>
      <text:p text:style-name="P13"><text:s text:c="8"/>&lt;button id="toggle"&gt;Toggle Text&lt;/button&gt;</text:p>
      <text:p text:style-name="P13"><text:s text:c="8"/></text:p>
      <text:p text:style-name="P13"><text:s text:c="8"/>&lt;script type="text/javascript"&gt;</text:p>
      <text:p text:style-name="P13"><text:s text:c="12"/>var textShowing = true;</text:p>
      <text:p text:style-name="P13"><text:s text:c="12"/></text:p>
      <text:p text:style-name="P13"><text:s text:c="12"/>$("#toggle").click(function() {</text:p>
      <text:p text:style-name="P13"><text:s text:c="16"/>if (textShowing) {</text:p>
      <text:p text:style-name="P13"><text:s text:c="20"/>$("#text").fadeOut(function() {</text:p>
      <text:p text:style-name="P13"><text:s text:c="24"/>textShowing = false;</text:p>
      <text:p text:style-name="P13"><text:s text:c="20"/>});</text:p>
      <text:p text:style-name="P13"><text:s text:c="16"/>} else {</text:p>
      <text:p text:style-name="P13"><text:s text:c="20"/>$("#text").fadeIn(function() {</text:p>
      <text:p text:style-name="P13"><text:s text:c="24"/>textShowing = true;</text:p>
      <text:p text:style-name="P13"><text:s text:c="20"/>});</text:p>
      <text:p text:style-name="P13"><text:s text:c="16"/>}</text:p>
      <text:p text:style-name="P13"><text:s text:c="12"/>});</text:p>
      <text:p text:style-name="P13"><text:s text:c="8"/>&lt;/script&gt;</text:p>
      <text:p text:style-name="P13"><text:s text:c="4"/>&lt;/body&gt;</text:p>
      <text:p text:style-name="P13"/>
      <text:p text:style-name="P15">Een nog betere manier is om aan de hand van het display attribuut in- danwel uit te faden:</text:p>
      <text:p text:style-name="P15"/>
      <text:p text:style-name="P13"><text:tab/>if ($(“#text”).css(“display”) == “none”) {</text:p>
      <text:p text:style-name="P13"><text:s text:c="20"/>$("#text").fadeIn();</text:p>
      <text:p text:style-name="P13"><text:tab/>} else {</text:p>
      <text:p text:style-name="P13"><text:s text:c="20"/>$("#text").fadeOut();</text:p>
      <text:p text:style-name="P13"><text:tab/>}</text:p>
      <text:p text:style-name="P13"/>
      <text:p text:style-name="P15"/>
      <text:p text:style-name="P17"><text:soft-page-break/>Les 128 – Animating Content</text:p>
      <text:p text:style-name="P17"><text:span text:style-name="T10"/></text:p>
      <text:p text:style-name="P17"><text:span text:style-name="T10">De fadeIn() en fadeOut() functies zijn twee voorbeelden van animaties. Er zijn nog veel meer animatie mogelijkheden waarvoor de jQuery functie </text:span><text:span text:style-name="T12">animate()</text:span><text:span text:style-name="T10"> gebruikt wordt. Hiermee kunnen meerdere CSS properties tegelijkertijd geanimeerd worden. In feite zijn fadeIn() en fadeOut() vereenvoudigde aanroepen van de animate() functie. Een voorbeeld:</text:span></text:p>
      <text:p text:style-name="P17"><text:span text:style-name="T10"/></text:p>
      <text:p text:style-name="P9"><text:span text:style-name="T10"><text:s text:c="8"/>&lt;div id="circle"&gt;&lt;/div&gt;</text:span></text:p>
      <text:p text:style-name="P9"><text:span text:style-name="T10"/></text:p>
      <text:p text:style-name="P9"><text:span text:style-name="T10"><text:s text:c="8"/>&lt;script type="text/javascript"&gt;</text:span></text:p>
      <text:p text:style-name="P9"><text:span text:style-name="T10"><text:s text:c="12"/>$("#circle").click(function() {</text:span></text:p>
      <text:p text:style-name="P9"><text:span text:style-name="T10"><text:s text:c="16"/>$(this).animate({</text:span></text:p>
      <text:p text:style-name="P9"><text:span text:style-name="T10"><text:s text:c="20"/>width:"400px",</text:span></text:p>
      <text:p text:style-name="P9"><text:span text:style-name="T10"><text:s text:c="20"/>height:"400px",</text:span></text:p>
      <text:p text:style-name="P9"><text:span text:style-name="T10"><text:s text:c="20"/>marginLeft:"100px",</text:span></text:p>
      <text:p text:style-name="P9"><text:span text:style-name="T10"><text:s text:c="20"/>marginTop:"100px"</text:span></text:p>
      <text:p text:style-name="P9"><text:span text:style-name="T10"><text:s text:c="16"/>}, 2000, function() {</text:span></text:p>
      <text:p text:style-name="P9"><text:span text:style-name="T10"><text:s text:c="20"/>$(this).css("background-color", "red");</text:span></text:p>
      <text:p text:style-name="P9"><text:span text:style-name="T10"><text:s text:c="16"/>});</text:span></text:p>
      <text:p text:style-name="P9"><text:span text:style-name="T10"><text:s text:c="12"/>});</text:span></text:p>
      <text:p text:style-name="P9"><text:span text:style-name="T10"><text:s text:c="8"/>&lt;/script&gt;</text:span></text:p>
      <text:p text:style-name="P9"><text:span text:style-name="T10"/></text:p>
      <text:p text:style-name="P17"><text:span text:style-name="T10">In dit voorbeeld wordt de cirkel gedurende 2000 ms opgerekt naar 400px breed en hoog en wordt een margin van 100px links en boven aangebracht. Let op dat de te animeren attributen in de vorm van </text:span><text:span text:style-name="T12">key:value pairs in een array</text:span><text:span text:style-name="T10"> zijn opgenomen.</text:span></text:p>
      <text:p text:style-name="P17"><text:span text:style-name="T10"/></text:p>
      <text:p text:style-name="P17"><text:span text:style-name="T10">Wanneer de animatie klaar is wordt de achtergrondkleur rood gemaakt, via de callback functie.</text:span></text:p>
      <text:p text:style-name="P14"/>
      <text:p text:style-name="Standard"><text:span text:style-name="T2">LET OP:</text:span><text:line-break/><text:span text:style-name="T25">A</text:span><text:span text:style-name="T18">ll </text:span><text:span text:style-name="T20">proper</text:span><text:span text:style-name="T21">ty names must be camel-cased </text:span><text:span text:style-name="T19">when used with the animate() method: You w</text:span><text:span text:style-name="T18">ill need to write </text:span><text:span text:style-name="T20">paddingLeft</text:span><text:span text:style-name="T18"> instead of </text:span><text:span text:style-name="T20">padding-left,</text:span><text:span text:style-name="T18"> marginRight instead of margin-right, and so on. </text:span><text:span text:style-name="T25"><text:line-break/><text:line-break/></text:span><text:span text:style-name="T18">Also, color animation is NOT included in the core jQuery library. Hiervoor is de jQuery Color Animation plugin nodig. Deze is beschikbaar op </text:span><text:a xlink:type="simple" xlink:href="http://plugins.jquery.com/" text:style-name="Internet_20_link" text:visited-style-name="Visited_20_Internet_20_Link">plugins.jquery.com</text:a><text:span text:style-name="T18"> of </text:span><text:a xlink:type="simple" xlink:href="http://www.npmjs.com/" text:style-name="Internet_20_link" text:visited-style-name="Visited_20_Internet_20_Link">www.npmjs.com</text:a><text:span text:style-name="T18">.</text:span></text:p>
      <text:p text:style-name="Standard"><text:span text:style-name="T18"/></text:p>
      <text:p text:style-name="Standard"><text:span text:style-name="T18"/></text:p>
      <text:p text:style-name="P5"><text:span text:style-name="T18">Les 130 – AJAX</text:span></text:p>
      <text:p text:style-name="P5"><text:span text:style-name="T19"/></text:p>
      <text:p text:style-name="P5"><text:span text:style-name="T19">Met Ajax kun je content van de webserver halen zonder de webpagina te verversen. Ajax werkt echter niet met lokale files, moet dus vanaf de webserver gebruikt worden.</text:span></text:p>
      <text:p text:style-name="P5"><text:span text:style-name="T19"/></text:p>
      <text:p text:style-name="P5"><text:span text:style-name="T19">De eenvoudigste – maar niet de aanbevolen – manier om een externe file te laden is met de </text:span><text:span text:style-name="T21">get()</text:span><text:span text:style-name="T19"> functie:</text:span></text:p>
      <text:p text:style-name="P5"><text:span text:style-name="T19"/></text:p>
      <text:p text:style-name="P9"><text:span text:style-name="T22"><text:tab/>$.get(“info.txt”, function(data) {</text:span></text:p>
      <text:p text:style-name="P9"><text:span text:style-name="T22"><text:tab/><text:tab/>alert(data);</text:span></text:p>
      <text:p text:style-name="P9"><text:span text:style-name="T22"><text:tab/>});</text:span></text:p>
      <text:p text:style-name="P9"><text:span text:style-name="T22"/></text:p>
      <text:p text:style-name="P5"><text:span text:style-name="T19">Met de get() functie wordt de inhoud van de file “info.txt” opgehaald. Wanneer dat gebeurd is wordt de callback functie aangeroepen. Deze heeft nu één parameter die de opgehaalde data bevat. De naam van de variabele is vrij te kiezen.</text:span></text:p>
      <text:p text:style-name="P5"><text:span text:style-name="T19"/></text:p>
      <text:p text:style-name="P5"><text:span text:style-name="T19">Het nadeel van de get() functie is dat deze geen mogelijkheid biedt om iets te doen wanneer het laden van de file niet lukt, bijv. een foutmelding laten zien. Dit kan wel met de </text:span><text:span text:style-name="T21">ajax()</text:span><text:span text:style-name="T19"> functie:</text:span></text:p>
      <text:p text:style-name="P5"><text:soft-page-break/><text:span text:style-name="T19"/></text:p>
      <text:p text:style-name="P9"><text:span text:style-name="T22"><text:tab/>$.ajax(“info.txt”)</text:span></text:p>
      <text:p text:style-name="P9"><text:span text:style-name="T22"><text:tab/>.done(function(data) {</text:span></text:p>
      <text:p text:style-name="P9"><text:span text:style-name="T22"><text:tab/><text:tab/>$(“p”).html(data);</text:span></text:p>
      <text:p text:style-name="P9"><text:span text:style-name="T22"><text:tab/>})</text:span></text:p>
      <text:p text:style-name="P9"><text:span text:style-name="T22"><text:tab/>.fail(function(){</text:span></text:p>
      <text:p text:style-name="P9"><text:span text:style-name="T22"><text:tab/><text:tab/>alert(“Data kan niet worden geladen”);</text:span></text:p>
      <text:p text:style-name="P9"><text:span text:style-name="T22"><text:tab/>};</text:span></text:p>
      <text:p text:style-name="P9"><text:span text:style-name="T22"/></text:p>
      <text:p text:style-name="P15"><text:span text:style-name="T23">Het eerste deel is gelijk aan de get(), bij succes wordt in dit geval de &lt;p&gt; tag gevuld met de geladen data. Het tweede deel, de </text:span><text:span text:style-name="T20">fail()</text:span><text:span text:style-name="T23">, wordt uitgevoerd wanneer het laden niet lukt.</text:span></text:p>
      <text:p text:style-name="P15"><text:span text:style-name="T23"/></text:p>
      <text:p text:style-name="P15"><text:span text:style-name="T23"/></text:p>
      <text:p text:style-name="P17"><text:span text:style-name="T23">Les 132 – Regular Expressions</text:span></text:p>
      <text:p text:style-name="P17"><text:span text:style-name="T22"/></text:p>
      <text:p text:style-name="P17"><text:span text:style-name="T22">Ter voorbereiding op de challenge waarin form validation aan de orde komt, hebben we kennis over reguliere expressies nodig. Dit is standaard javascript!</text:span></text:p>
      <text:p text:style-name="P17"><text:span text:style-name="T22"/></text:p>
      <text:p text:style-name="P17"><text:span text:style-name="T22"><text:tab/></text:span><text:span text:style-name="T21">var regex = /is/;</text:span><text:span text:style-name="T22"><text:tab/><text:tab/>// Komt 'is' voor? → ja</text:span></text:p>
      <text:p text:style-name="P17"><text:span text:style-name="T22"><text:tab/></text:span><text:span text:style-name="T21">var regex = /Great/;</text:span><text:span text:style-name="T22"><text:tab/><text:tab/>// Komt 'Great' voor? → nee</text:span></text:p>
      <text:p text:style-name="P17"><text:span text:style-name="T22"><text:tab/></text:span><text:span text:style-name="T21">var regex = /Great/i;<text:tab/></text:span><text:span text:style-name="T22"><text:tab/>// case </text:span><text:span text:style-name="T23">insensitive</text:span><text:span text:style-name="T22"> search → Great komt voor!</text:span></text:p>
      <text:p text:style-name="P17"><text:span text:style-name="T22"><text:tab/>var regex = /e/;<text:tab/><text:tab/>// Geeft alleen de 'e' als deze voorkomt</text:span></text:p>
      <text:p text:style-name="P17"><text:span text:style-name="T22"><text:tab/>var regex = /e/g;<text:tab/><text:tab/>// </text:span><text:span text:style-name="T23">Global</text:span><text:span text:style-name="T22"> search: toont alle voorkomens van 'e' (3 keer hier)</text:span></text:p>
      <text:p text:style-name="P17"><text:span text:style-name="T22"/></text:p>
      <text:p text:style-name="P17"><text:span text:style-name="T22">De </text:span><text:span text:style-name="T21">match()</text:span><text:span text:style-name="T22"> functie zoekt in de opgegeven string: </text:span></text:p>
      <text:p text:style-name="P17"><text:span text:style-name="T22"/></text:p>
      <text:p text:style-name="P9"><text:span text:style-name="T22"><text:s text:c="7"/>&lt;script type="text/javascript"&gt;</text:span></text:p>
      <text:p text:style-name="P9"><text:span text:style-name="T22"><text:s text:c="12"/>var regex = /e/g;</text:span></text:p>
      <text:p text:style-name="P9"><text:span text:style-name="T22"><text:s text:c="12"/>var string = "Regex is great!";</text:span></text:p>
      <text:p text:style-name="P9"><text:span text:style-name="T22"><text:s text:c="12"/>var result = string.match(regex);</text:span></text:p>
      <text:p text:style-name="P9"><text:span text:style-name="T22"><text:s text:c="12"/>alert(result);</text:span></text:p>
      <text:p text:style-name="P9"><text:span text:style-name="T22"><text:s text:c="8"/>&lt;/script&gt;</text:span></text:p>
      <text:p text:style-name="P17"><text:span text:style-name="T22"><text:s/></text:span></text:p>
      <text:p text:style-name="P15"><text:span text:style-name="T23">Het resultaat van de </text:span><text:span text:style-name="T20">match()</text:span><text:span text:style-name="T23"> functie is het deel in de originele string dat matched met de zoekstring uit de reguliere expressie (dus niet true of false). </text:span></text:p>
      <text:p text:style-name="P15"><text:span text:style-name="T23"/></text:p>
      <text:p text:style-name="P15"><text:span text:style-name="T23"/></text:p>
      <text:p text:style-name="P17"><text:span text:style-name="T23">Les 134 – Mini Project – Form Validation</text:span></text:p>
      <text:p text:style-name="P17"><text:span text:style-name="T22"/></text:p>
      <text:p text:style-name="P17"><text:span text:style-name="T22">De opgave is het bouwen van een aanmeldformulier, waarin email adres, telefoonnummer, password en 'confirm password' kunnen worden ingevuld. Eronder komt een 'Sign Up' button.</text:span></text:p>
      <text:p text:style-name="P17"><text:span text:style-name="T22"/></text:p>
      <text:p text:style-name="P17"><text:span text:style-name="T22">Rob besteedt een hoop aandacht aan de styling, dit duurt 15 minuten van de in totaal 33 minuten video. Wel interessant om te bekijken hoe hij alles netjes onder elkaar zet. Hij maakt herhaaldelijk gebruikt van 'wrapper' divs om labels en inputs netjes uit te lijnen en om tussenruimte tussen de inputs te creëren.</text:span></text:p>
      <text:p text:style-name="P17"><text:span text:style-name="T22">Het lijkt me overigens handiger om iets dergelijks met Bootstrap te maken, dat scheelt een hoop detailwerk mbt de styling.</text:span></text:p>
      <text:p text:style-name="P17"><text:span text:style-name="T22"/></text:p>
      <text:p text:style-name="P17"><text:span text:style-name="T22">Daarna bouwt Rob de javascript/jQuery code voor de validatie van de ingevoerde waarden. Het uitgewerkte voorbeeld ziet er als volgt uit:</text:span></text:p>
      <text:p text:style-name="P17"><text:span text:style-name="T22"/></text:p>
      <text:p text:style-name="P9"><text:span text:style-name="T22">&lt;html&gt;</text:span></text:p>
      <text:p text:style-name="P9"><text:span text:style-name="T22"><text:s text:c="4"/>&lt;head&gt;</text:span></text:p>
      <text:p text:style-name="P9"><text:soft-page-break/><text:span text:style-name="T22"><text:s text:c="8"/>&lt;title&gt;jQuery&lt;/title&gt;</text:span></text:p>
      <text:p text:style-name="P9"><text:span text:style-name="T22"><text:s text:c="8"/>&lt;script type="text/javascript" src="jquery.min.js"&gt;&lt;/script&gt;</text:span></text:p>
      <text:p text:style-name="P9"><text:span text:style-name="T22"/></text:p>
      <text:p text:style-name="P9"><text:span text:style-name="T22"><text:s text:c="8"/>&lt;style type="text/css"&gt;</text:span></text:p>
      <text:p text:style-name="P9"><text:span text:style-name="T22"><text:s text:c="12"/></text:span></text:p>
      <text:p text:style-name="P9"><text:span text:style-name="T22"><text:s text:c="12"/>body {</text:span></text:p>
      <text:p text:style-name="P9"><text:span text:style-name="T22"><text:s text:c="16"/>font-family: helvetica, sans-serif;</text:span></text:p>
      <text:p text:style-name="P9"><text:span text:style-name="T22"><text:s text:c="16"/>font-size:130%;</text:span></text:p>
      <text:p text:style-name="P9"><text:span text:style-name="T22"><text:s text:c="12"/>}</text:span></text:p>
      <text:p text:style-name="P9"><text:span text:style-name="T22"/></text:p>
      <text:p text:style-name="P9"><text:span text:style-name="T22"><text:s text:c="12"/>input {</text:span></text:p>
      <text:p text:style-name="P9"><text:span text:style-name="T22"><text:s text:c="16"/>padding: 5px 5px 12px 5px;</text:span></text:p>
      <text:p text:style-name="P9"><text:span text:style-name="T22"><text:s text:c="16"/>font-size: 25px;</text:span></text:p>
      <text:p text:style-name="P9"><text:span text:style-name="T22"><text:s text:c="16"/>border-radius: 5px;</text:span></text:p>
      <text:p text:style-name="P9"><text:span text:style-name="T22"><text:s text:c="16"/>border: 1px solid grey;</text:span></text:p>
      <text:p text:style-name="P9"><text:span text:style-name="T22"><text:s text:c="16"/>width:320px;</text:span></text:p>
      <text:p text:style-name="P9"><text:span text:style-name="T22"><text:s text:c="16"/>}</text:span></text:p>
      <text:p text:style-name="P9"><text:span text:style-name="T22"><text:s text:c="12"/></text:span></text:p>
      <text:p text:style-name="P9"><text:span text:style-name="T22"><text:s text:c="12"/>label {</text:span></text:p>
      <text:p text:style-name="P9"><text:span text:style-name="T22"><text:s text:c="16"/>position: relative;</text:span></text:p>
      <text:p text:style-name="P9"><text:span text:style-name="T22"><text:s text:c="16"/>top:12px;</text:span></text:p>
      <text:p text:style-name="P9"><text:span text:style-name="T22"><text:s text:c="16"/>width:200px;</text:span></text:p>
      <text:p text:style-name="P9"><text:span text:style-name="T22"><text:s text:c="16"/>float: left;</text:span></text:p>
      <text:p text:style-name="P9"><text:span text:style-name="T22"><text:s text:c="12"/>}</text:span></text:p>
      <text:p text:style-name="P9"><text:span text:style-name="T22"><text:s text:c="12"/></text:span></text:p>
      <text:p text:style-name="P9"><text:span text:style-name="T22"><text:s text:c="12"/>#wrapper {</text:span></text:p>
      <text:p text:style-name="P9"><text:span text:style-name="T22"><text:s text:c="16"/>width: 550px;</text:span></text:p>
      <text:p text:style-name="P9"><text:span text:style-name="T22"><text:s text:c="16"/>margin: 0 auto;</text:span></text:p>
      <text:p text:style-name="P9"><text:span text:style-name="T22"><text:s text:c="12"/>}</text:span></text:p>
      <text:p text:style-name="P9"><text:span text:style-name="T22"><text:s text:c="12"/></text:span></text:p>
      <text:p text:style-name="P9"><text:span text:style-name="T22"><text:s text:c="12"/>.form-element {</text:span></text:p>
      <text:p text:style-name="P9"><text:span text:style-name="T22"><text:s text:c="16"/>margin-bottom: 10px;</text:span></text:p>
      <text:p text:style-name="P9"><text:span text:style-name="T22"><text:s text:c="12"/>}</text:span></text:p>
      <text:p text:style-name="P9"><text:span text:style-name="T22"><text:s text:c="12"/></text:span></text:p>
      <text:p text:style-name="P9"><text:span text:style-name="T22"><text:s text:c="12"/>#submitButton {</text:span></text:p>
      <text:p text:style-name="P9"><text:span text:style-name="T22"><text:s text:c="16"/>width: 130px;</text:span></text:p>
      <text:p text:style-name="P9"><text:span text:style-name="T22"><text:s text:c="16"/>margin-left: 200px;</text:span></text:p>
      <text:p text:style-name="P9"><text:span text:style-name="T22"><text:s text:c="12"/>}</text:span></text:p>
      <text:p text:style-name="P9"><text:span text:style-name="T22"><text:s text:c="12"/></text:span></text:p>
      <text:p text:style-name="P9"><text:span text:style-name="T22"><text:s text:c="12"/>#errorMessage {</text:span></text:p>
      <text:p text:style-name="P9"><text:span text:style-name="T22"><text:s text:c="16"/>color: red;</text:span></text:p>
      <text:p text:style-name="P9"><text:span text:style-name="T22"><text:s text:c="16"/>font-size: 90% !important;<text:tab/><text:tab/></text:span><text:span text:style-name="T24">// overruled de standaard font-size van 130%, maar is</text:span></text:p>
      <text:p text:style-name="P17"><text:span text:style-name="T22"><text:tab/><text:tab/><text:tab/><text:tab/><text:tab/><text:tab/>// volgens mij helemaal niet nodig!</text:span></text:p>
      <text:p text:style-name="P9"><text:span text:style-name="T22"><text:s text:c="12"/>}</text:span></text:p>
      <text:p text:style-name="P9"><text:span text:style-name="T22"><text:s text:c="12"/></text:span></text:p>
      <text:p text:style-name="P9"><text:span text:style-name="T22"><text:s text:c="12"/>#successMessage {</text:span></text:p>
      <text:p text:style-name="P9"><text:span text:style-name="T22"><text:s text:c="16"/>color: green;</text:span></text:p>
      <text:p text:style-name="P9"><text:span text:style-name="T22"><text:s text:c="16"/>font-size: 90% !important;<text:tab/><text:tab/></text:span><text:span text:style-name="T24">// niet nodig!</text:span></text:p>
      <text:p text:style-name="P9"><text:span text:style-name="T22"><text:s text:c="16"/>display:none;</text:span></text:p>
      <text:p text:style-name="P9"><text:span text:style-name="T22"><text:s text:c="16"/>margin-bottom:20px;</text:span></text:p>
      <text:p text:style-name="P9"><text:span text:style-name="T22"><text:s text:c="12"/>}</text:span></text:p>
      <text:p text:style-name="P9"><text:span text:style-name="T22"><text:s text:c="8"/>&lt;/style&gt;</text:span></text:p>
      <text:p text:style-name="P9"><text:span text:style-name="T22"><text:s text:c="4"/>&lt;/head&gt;</text:span></text:p>
      <text:p text:style-name="P9"><text:span text:style-name="T22"/></text:p>
      <text:p text:style-name="P9"><text:soft-page-break/><text:span text:style-name="T22"><text:s text:c="4"/>&lt;body&gt;</text:span></text:p>
      <text:p text:style-name="P9"><text:span text:style-name="T22"><text:s text:c="8"/></text:span></text:p>
      <text:p text:style-name="P9"><text:span text:style-name="T22"><text:s text:c="8"/>&lt;div id="wrapper"&gt;</text:span></text:p>
      <text:p text:style-name="P9"><text:span text:style-name="T22"/></text:p>
      <text:p text:style-name="P9"><text:span text:style-name="T22"><text:s text:c="12"/>&lt;div id="successMessage"&gt;You've done it! Congratulations.&lt;/div&gt;</text:span></text:p>
      <text:p text:style-name="P9"><text:span text:style-name="T22"><text:s text:c="12"/>&lt;div id="errorMessage"&gt;&lt;/div&gt;</text:span></text:p>
      <text:p text:style-name="P9"><text:span text:style-name="T22"><text:s text:c="4"/></text:span></text:p>
      <text:p text:style-name="P9"><text:span text:style-name="T22"><text:s text:c="12"/>&lt;div class="form-element"&gt;</text:span></text:p>
      <text:p text:style-name="P9"><text:span text:style-name="T22"><text:s text:c="16"/>&lt;label for="email"&gt;Email&lt;/label&gt;</text:span></text:p>
      <text:p text:style-name="P9"><text:span text:style-name="T22"><text:s text:c="17"/>&lt;input type="text" name="email" id="email" placeholder = "eg. yourname@gmail.com"&gt;</text:span></text:p>
      <text:p text:style-name="P9"><text:span text:style-name="T22"><text:s text:c="12"/>&lt;/div&gt;</text:span></text:p>
      <text:p text:style-name="P9"><text:span text:style-name="T22"><text:s text:c="12"/></text:span></text:p>
      <text:p text:style-name="P9"><text:span text:style-name="T22"><text:s text:c="12"/>&lt;div class="form-element"&gt;</text:span></text:p>
      <text:p text:style-name="P9"><text:span text:style-name="T22"><text:s text:c="16"/>&lt;label for="phone"&gt;Telephone&lt;/label&gt;</text:span></text:p>
      <text:p text:style-name="P9"><text:span text:style-name="T22"><text:s text:c="16"/>&lt;input type="text" name="phone" id="phone" placeholder = "eg. 0123456789"&gt;</text:span></text:p>
      <text:p text:style-name="P9"><text:span text:style-name="T22"><text:s text:c="12"/>&lt;/div&gt;</text:span></text:p>
      <text:p text:style-name="P9"><text:span text:style-name="T22"><text:s text:c="12"/></text:span></text:p>
      <text:p text:style-name="P9"><text:span text:style-name="T22"><text:s text:c="12"/>&lt;div class="form-element"&gt;</text:span></text:p>
      <text:p text:style-name="P9"><text:span text:style-name="T22"><text:s text:c="16"/>&lt;label for="password"&gt;Password&lt;/label&gt;</text:span></text:p>
      <text:p text:style-name="P9"><text:span text:style-name="T22"><text:s text:c="16"/>&lt;input type="password" name="password" id="password"&gt;</text:span></text:p>
      <text:p text:style-name="P9"><text:span text:style-name="T22"><text:s text:c="12"/>&lt;/div&gt;</text:span></text:p>
      <text:p text:style-name="P9"><text:span text:style-name="T22"><text:s text:c="12"/></text:span></text:p>
      <text:p text:style-name="P9"><text:span text:style-name="T22"><text:s text:c="12"/>&lt;div class="form-element"&gt;</text:span></text:p>
      <text:p text:style-name="P9"><text:span text:style-name="T22"><text:s text:c="16"/>&lt;label for="passwordConfirm"&gt;Confirm Password&lt;/label&gt;</text:span></text:p>
      <text:p text:style-name="P9"><text:span text:style-name="T22"><text:s text:c="16"/>&lt;input type="password" name="passwordConfirm" id="passwordConfirm"&gt;</text:span></text:p>
      <text:p text:style-name="P9"><text:span text:style-name="T22"><text:s text:c="12"/>&lt;/div&gt;</text:span></text:p>
      <text:p text:style-name="P9"><text:span text:style-name="T22"><text:s text:c="12"/></text:span></text:p>
      <text:p text:style-name="P9"><text:span text:style-name="T22"><text:s text:c="13"/>&lt;div class="form-element"&gt;</text:span></text:p>
      <text:p text:style-name="P9"><text:span text:style-name="T22"><text:s text:c="18"/>&lt;input type="submit" id="submitButton" value="Sign Up"</text:span></text:p>
      <text:p text:style-name="P9"><text:span text:style-name="T22"><text:s text:c="10"/>&lt;/div&gt;</text:span></text:p>
      <text:p text:style-name="P9"><text:span text:style-name="T22"/></text:p>
      <text:p text:style-name="P9"><text:span text:style-name="T22"><text:s text:c="8"/>&lt;/div&gt; <text:s/></text:span><text:span text:style-name="T24">// einde wrapper div</text:span></text:p>
      <text:p text:style-name="P9"><text:span text:style-name="T22"><text:s text:c="8"/></text:span></text:p>
      <text:p text:style-name="P9"><text:span text:style-name="T22"><text:s text:c="8"/>&lt;script type="text/javascript"&gt;</text:span></text:p>
      <text:p text:style-name="P9"><text:span text:style-name="T22"><text:s text:c="12"/></text:span></text:p>
      <text:p text:style-name="P9"><text:span text:style-name="T22"><text:s text:c="12"/>function isEmail(email) {</text:span></text:p>
      <text:p text:style-name="P9"><text:span text:style-name="T22"><text:s text:c="16"/>var regex = /^([a-zA-Z0-9_.+-])+\@(([a-zA-Z0-9-])+\.)+([a-zA-Z0-9]{2,4})+$/;</text:span></text:p>
      <text:p text:style-name="P9"><text:span text:style-name="T22"><text:s text:c="16"/>return regex.test(email);<text:tab/><text:tab/></text:span><text:span text:style-name="T24">// regex.test() geeft true als regex in email voorkomt</text:span></text:p>
      <text:p text:style-name="P9"><text:span text:style-name="T22"><text:s text:c="12"/>}</text:span></text:p>
      <text:p text:style-name="P9"><text:span text:style-name="T22"><text:s text:c="12"/></text:span></text:p>
      <text:p text:style-name="P9"><text:span text:style-name="T22"><text:s text:c="12"/>$("#submitButton").click(function() {</text:span></text:p>
      <text:p text:style-name="P9"><text:span text:style-name="T22"><text:s text:c="16"/>var errorMessage = "";</text:span></text:p>
      <text:p text:style-name="P9"><text:span text:style-name="T22"><text:s text:c="16"/>var fieldsMissing = "";</text:span></text:p>
      <text:p text:style-name="P9"><text:span text:style-name="T22"><text:s text:c="16"/>if ($("#email").val() == "") {</text:span></text:p>
      <text:p text:style-name="P9"><text:span text:style-name="T22"><text:s text:c="20"/>fieldsMissing += "&lt;br&gt;Email";</text:span></text:p>
      <text:p text:style-name="P9"><text:span text:style-name="T22"><text:s text:c="12"/>}</text:span></text:p>
      <text:p text:style-name="P9"><text:span text:style-name="T22"><text:s text:c="16"/></text:span></text:p>
      <text:p text:style-name="P9"><text:span text:style-name="T22"><text:s text:c="16"/>if ($("#phone").val() == "") {</text:span></text:p>
      <text:p text:style-name="P9"><text:span text:style-name="T22"><text:s text:c="20"/>fieldsMissing += "&lt;br&gt;Telephone";</text:span></text:p>
      <text:p text:style-name="P9"><text:span text:style-name="T22"><text:s text:c="16"/>}</text:span></text:p>
      <text:p text:style-name="P9"><text:span text:style-name="T22"><text:s text:c="16"/></text:span></text:p>
      <text:p text:style-name="P9"><text:span text:style-name="T22"><text:s text:c="16"/>if ($("#password").val() == "") {</text:span></text:p>
      <text:p text:style-name="P9"><text:span text:style-name="T22"><text:s text:c="20"/>fieldsMissing += "&lt;br&gt;Password";</text:span></text:p>
      <text:p text:style-name="P9"><text:span text:style-name="T22"><text:s text:c="16"/>}</text:span></text:p>
      <text:p text:style-name="P9"><text:soft-page-break/><text:span text:style-name="T22"><text:s text:c="16"/></text:span></text:p>
      <text:p text:style-name="P9"><text:span text:style-name="T22"><text:s text:c="16"/>if ($("#passwordConfirm").val() == "") {</text:span></text:p>
      <text:p text:style-name="P9"><text:span text:style-name="T22"><text:s text:c="20"/>fieldsMissing += "&lt;br&gt;Confirm Password";</text:span></text:p>
      <text:p text:style-name="P9"><text:span text:style-name="T22"><text:s text:c="16"/>}</text:span></text:p>
      <text:p text:style-name="P9"><text:span text:style-name="T22"><text:s text:c="16"/></text:span></text:p>
      <text:p text:style-name="P9"><text:span text:style-name="T22"><text:s text:c="16"/>if (fieldsMissing != "") {</text:span></text:p>
      <text:p text:style-name="P9"><text:span text:style-name="T22"><text:s text:c="20"/>errorMessage += "&lt;p&gt;The following field(s) are missing:" + fieldsMissing;</text:span></text:p>
      <text:p text:style-name="P9"><text:span text:style-name="T22"><text:s text:c="16"/>}</text:span></text:p>
      <text:p text:style-name="P9"><text:span text:style-name="T22"><text:s text:c="16"/></text:span></text:p>
      <text:p text:style-name="P9"><text:span text:style-name="T22"><text:s text:c="16"/>if (isEmail($("#email").val()) == false) {</text:span></text:p>
      <text:p text:style-name="P9"><text:span text:style-name="T22"><text:s text:c="20"/>errorMessage += "&lt;p&gt;Your email address is not valid&lt;/p&gt;";</text:span></text:p>
      <text:p text:style-name="P9"><text:span text:style-name="T22"><text:s text:c="16"/>}</text:span></text:p>
      <text:p text:style-name="P9"><text:span text:style-name="T22"><text:s text:c="16"/></text:span></text:p>
      <text:p text:style-name="P9"><text:span text:style-name="T22"><text:s text:c="16"/>if ($.isNumeric($("#phone").val()) == false) {</text:span></text:p>
      <text:p text:style-name="P9"><text:span text:style-name="T22"><text:s text:c="20"/>errorMessage += "&lt;p&gt;Your phone number is not numeric&lt;/p&gt;"</text:span></text:p>
      <text:p text:style-name="P9"><text:span text:style-name="T22"><text:s text:c="16"/>}</text:span></text:p>
      <text:p text:style-name="P9"><text:span text:style-name="T22"><text:s text:c="16"/></text:span></text:p>
      <text:p text:style-name="P9"><text:span text:style-name="T22"><text:s text:c="16"/>if ($("#password").val() != $("#passwordConfirm").val()) {</text:span></text:p>
      <text:p text:style-name="P9"><text:span text:style-name="T22"><text:s text:c="20"/>errorMessage += "&lt;p&gt;Your passwords don't match&lt;/p&gt;";</text:span></text:p>
      <text:p text:style-name="P9"><text:span text:style-name="T22"><text:s text:c="16"/>}</text:span></text:p>
      <text:p text:style-name="P9"><text:span text:style-name="T22"><text:s text:c="16"/></text:span></text:p>
      <text:p text:style-name="P9"><text:span text:style-name="T22"><text:s text:c="16"/>if (errorMessage != "") {</text:span></text:p>
      <text:p text:style-name="P9"><text:span text:style-name="T22"><text:s text:c="20"/>$("#errorMessage").html(errorMessage);</text:span></text:p>
      <text:p text:style-name="P9"><text:span text:style-name="T22"><text:s text:c="16"/>} else {</text:span></text:p>
      <text:p text:style-name="P9"><text:span text:style-name="T22"><text:s text:c="20"/>$("#successMessage").show();</text:span></text:p>
      <text:p text:style-name="P9"><text:span text:style-name="T22"><text:s text:c="20"/>$("#errorMessage").hide();</text:span></text:p>
      <text:p text:style-name="P9"><text:span text:style-name="T22"><text:s text:c="16"/>}</text:span></text:p>
      <text:p text:style-name="P9"><text:span text:style-name="T22"><text:s text:c="12"/>});</text:span></text:p>
      <text:p text:style-name="P9"><text:span text:style-name="T22"><text:s text:c="8"/>&lt;/script&gt;</text:span></text:p>
      <text:p text:style-name="P9"><text:span text:style-name="T22"><text:s text:c="4"/>&lt;/body&gt;</text:span></text:p>
      <text:p text:style-name="P9"><text:span text:style-name="T22">&lt;/html&gt;</text:span></text:p>
      <text:p text:style-name="P9"><text:span text:style-name="T22"/></text:p>
      <text:p text:style-name="P9"><text:span text:style-name="T22"/></text:p>
      <text:p text:style-name="P17"><text:span text:style-name="T23">Les 136 – Introducing jQuery UI</text:span></text:p>
      <text:p text:style-name="P17"><text:span text:style-name="T23"/></text:p>
      <text:p text:style-name="P15"><text:span text:style-name="T23">Download jQueryUI van de website </text:span><text:a xlink:type="simple" xlink:href="http://www.jqueryui.com/" text:style-name="Internet_20_link" text:visited-style-name="Visited_20_Internet_20_Link"><text:span text:style-name="T23">jqueryui.com</text:span></text:a><text:span text:style-name="T23">. Hier zit een index.html file bij met de nodige voorbeelden, ook wordt dan duidelijk hoe jQueryUI in de code kan worden geïntegreerd.</text:span></text:p>
      <text:p text:style-name="P14"><text:span text:style-name="T18"/></text:p>
      <text:p text:style-name="P5"><text:span text:style-name="T19">In het voorbeeld wordt een draggable element gemaakt. Hartstikke leuk ;-)</text:span></text:p>
      <text:p text:style-name="P5"><text:span text:style-name="T19"/></text:p>
      <text:p text:style-name="P5"><text:span text:style-name="T19"/></text:p>
      <text:p text:style-name="P5"><text:span text:style-name="T18">Les 138 – Draggables and Resizables</text:span></text:p>
      <text:p text:style-name="P5"><text:span text:style-name="T19"/></text:p>
      <text:p text:style-name="P5"><text:span text:style-name="T19">Een standaard dragggable element kan alle kanten op bewogen worden. Een draggable element kent echter de nodige parameters, de website geeft meer uitleg daarover. Het aantal mogelijkheden is werkelijk enorm en veel meer dan enkel heen en weer slepen van een element. Prachtig! </text:span></text:p>
      <text:p text:style-name="P5"><text:span text:style-name="T19"/></text:p>
      <text:p text:style-name="P5"><text:span text:style-name="T19">Rob speelt er wat mee. Een interessante opmerking:</text:span></text:p>
      <text:list xml:id="list9136055325461675176" text:style-name="L5">
        <text:list-item>
          <text:p text:style-name="P6"><text:span text:style-name="T19">hij probeert een &lt;p&gt; element te draggen binnen diens parent container. Dat blijkt alleen maar in vertikale richting te kunnen, hoewel die beperking niet is opgegeven. De reden is dat een &lt;p&gt; element de volledige breedte van diens parent in beslag neemt. Verander je de &lt;p&gt; naar een &lt;span&gt; dan neemt de &lt;span&gt; zoveel ruimte in als nodig (enkel de tekst) en dan kun je de tekst in alle richtingen binnen de parent bewegen.</text:span></text:p>
        </text:list-item>
      </text:list>
      <text:p text:style-name="P5"><text:span text:style-name="T19"/></text:p>
      <text:p text:style-name="P5"><text:soft-page-break/><text:span text:style-name="T19">Dan gaat hij over naar de resizables. Ook hier rommelt hij wat met de voorbeelden die op de website staan. Vermeldenswaard nog:</text:span></text:p>
      <text:list xml:id="list6760078027493718479" text:style-name="L6">
        <text:list-item>
          <text:p text:style-name="P7"><text:span text:style-name="T19">de toepassing van een callback als een bepaalde breedte wordt bereikt</text:span></text:p>
        </text:list-item>
        <text:list-item>
          <text:p text:style-name="P7"><text:span text:style-name="T19">het opvragen van de breedte met de </text:span><text:span text:style-name="T21">width()</text:span><text:span text:style-name="T19"> functie, deze geeft een getal en dat is in dit geval handiger dan de </text:span><text:span text:style-name="T21">css()</text:span><text:span text:style-name="T19"> functie, die een string in de vorm van “100px” teruggeeft.</text:span></text:p>
        </text:list-item>
      </text:list>
      <text:p text:style-name="P5"><text:span text:style-name="T19"/></text:p>
      <text:p text:style-name="P5"><text:span text:style-name="T19"/></text:p>
      <text:p text:style-name="P5"><text:span text:style-name="T18">Les 140 – Droppables</text:span></text:p>
      <text:p text:style-name="P5"><text:span text:style-name="T19"/></text:p>
      <text:p text:style-name="P5"><text:span text:style-name="T19">Ook hier weer wat rommelen met voorbeelden. Vermeldenswaard is de </text:span><text:span text:style-name="T21">drop()</text:span><text:span text:style-name="T19"> functie die wordt uitgevoerd als het draggable object gedropt wordt in het droppable object. De </text:span><text:span text:style-name="T21">drop()</text:span><text:span text:style-name="T19"> functie heeft twee parameters: </text:span><text:span text:style-name="T21">event</text:span><text:span text:style-name="T19"> en </text:span><text:span text:style-name="T21">ui</text:span><text:span text:style-name="T19">. In de documentatie op de website is alles daarover te vinden. Rob laat zien hoe je het event object kunt tonen. Dit lukt niet met alert() – die laat alleen maar zien dat 'event' een object is, maar daarvoor gebruik je </text:span><text:span text:style-name="T21">console.log(event)</text:span><text:span text:style-name="T19">. Alle details worden dan zichtbaar in de Chrome console.</text:span></text:p>
      <text:p text:style-name="P5"><text:span text:style-name="T19"/></text:p>
      <text:p text:style-name="P5"><text:span text:style-name="T19"/></text:p>
      <text:p text:style-name="P5"><text:span text:style-name="T18">Les 142 – Accordion</text:span></text:p>
      <text:p text:style-name="P5"><text:span text:style-name="T19"/></text:p>
      <text:p text:style-name="P5"><text:span text:style-name="T19">Hiermee kun je als het ware stukken tekst open en dicht klappen. De gebruiker bepaalt wat hij ziet. Het voorbeeld komt rechtstreeks van de website, koud kunstje. Vermeldenswaard is de opmerking over het style thema dat wordt toegepast. JqueryUI kent diverse standaard themes die je kunt downloaden. Je kunt ook je eigen theme creëren, dwz. de nodige aanpassingen maken t.o.v. De standaard en deze vervolgens downloaden. Hartstikke leuk allemaal.</text:span></text:p>
      <text:p text:style-name="P5"><text:span text:style-name="T19"/></text:p>
      <text:p text:style-name="P5"><text:span text:style-name="T19">Dan maakt Rob nog een sortable list met jQueryUI. Ook dit is weer een standaard jQueryUI interactie, staat duidelijk op de website.</text:span></text:p>
      <text:p text:style-name="P5"><text:span text:style-name="T19"/></text:p>
      <text:p text:style-name="P5"><text:span text:style-name="T19"/></text:p>
      <text:p text:style-name="P5"><text:span text:style-name="T18">Les 144 – jQuery Project – CodePlayer</text:span></text:p>
      <text:p text:style-name="P5"><text:span text:style-name="T18"/></text:p>
      <text:p text:style-name="P14"><text:span text:style-name="T18"/></text:p>
      <text:p text:style-name="P5"><text:span text:style-name="T19"/></text:p>
      <text:p text:style-name="P19"><text:span text:style-name="T1">Section 12 – HTML5 and CSS3 Special Features</text:span></text:p>
      <text:p text:style-name="Standard"/>
      <text:p text:style-name="Standard"><text:span text:style-name="T1">Les 244 – What is HTML5?</text:span></text:p>
      <text:p text:style-name="P4"/>
      <text:p text:style-name="Standard">HTML5 voegt integratie van audio en video toe aan HTML. Tevens biedt het meer mogelijkheden t.a.v. forms handling.</text:p>
      <text:p text:style-name="Standard"/>
      <text:p text:style-name="Standard">Op de site <text:a xlink:type="simple" xlink:href="file:///Users/FamaSoft/Dropbox/Public/Cursussen/Course-notes/caniuse.com" text:style-name="Internet_20_link" text:visited-style-name="Visited_20_Internet_20_Link">caniuse.com</text:a> is te zien in hoeverre de HMTL5 features dor de diverse browsers worden ondersteund. </text:p>
      <text:p text:style-name="Standard"/>
      <text:p text:style-name="Standard"/>
      <text:p text:style-name="Standard"><text:span text:style-name="T1">Les 246 – HTML5 Form Features</text:span></text:p>
      <text:p text:style-name="Standard"/>
      <text:p text:style-name="Standard">Een aantal nieuwe features tav form handling in HTML5.</text:p>
      <text:p text:style-name="Standard"/>
      <text:p text:style-name="Standard"><text:span text:style-name="T3">&lt;!DOCTYPE html&gt;</text:span></text:p>
      <text:p text:style-name="Standard"><text:span text:style-name="T3">&lt;html&gt;</text:span></text:p>
      <text:p text:style-name="Standard"><text:span text:style-name="T3"><text:s text:c="2"/>&lt;head&gt;</text:span></text:p>
      <text:p text:style-name="Standard"><text:span text:style-name="T3"><text:s text:c="4"/>&lt;title&gt;HTML 5 and CSS 3&lt;/title&gt;</text:span></text:p>
      <text:p text:style-name="Standard"><text:span text:style-name="T3"><text:s text:c="4"/>&lt;meta name="viewport" content="width=device-width, initial-scale=1.0, maximum-scale=1.0, user-scalable=no, minimal-ui"&gt;</text:span></text:p>
      <text:p text:style-name="Standard"><text:span text:style-name="T3"><text:s text:c="3"/></text:span></text:p>
      <text:p text:style-name="Standard"><text:span text:style-name="T3"><text:s text:c="2"/>&lt;/head&gt;</text:span></text:p>
      <text:p text:style-name="P1"/>
      <text:p text:style-name="Standard"><text:span text:style-name="T3"><text:s text:c="2"/>&lt;body&gt;</text:span></text:p>
      <text:p text:style-name="Standard"><text:span text:style-name="T3"><text:s text:c="6"/></text:span></text:p>
      <text:p text:style-name="Standard"><text:span text:style-name="T3"><text:s text:c="6"/>&lt;form id="</text:span><text:span text:style-name="T7">myForm</text:span><text:span text:style-name="T3">" action="processform.php"&gt;</text:span></text:p>
      <text:p text:style-name="Standard"><text:span text:style-name="T3"><text:s text:c="6"/></text:span></text:p>
      <text:p text:style-name="Standard"><text:span text:style-name="T3"><text:s text:c="8"/>&lt;p&gt;Placeholder: &lt;input type="text" placeholder="Insert Name Here"&gt;&lt;/p&gt;</text:span></text:p>
      <text:p text:style-name="Standard"><text:span text:style-name="T3"><text:s text:c="10"/></text:span></text:p>
      <text:p text:style-name="Standard"><text:span text:style-name="T3"><text:s text:c="10"/>&lt;p&gt;Autofocus: &lt;input type="text" autofocus&gt;&lt;/p&gt;</text:span></text:p>
      <text:p text:style-name="Standard"><text:s text:c="9"/>// Zet de focus op dit invoerveld (= blauw omkaderd). Het invoeren start</text:p>
      <text:p text:style-name="Standard"><text:s text:c="9"/>// in dit invoerveld, ook als dat niet de bovenste is. Het eerste autofocus</text:p>
      <text:p text:style-name="Standard"><text:s text:c="9"/>// invoerveld in de code krijgt de focus.</text:p>
      <text:p text:style-name="P1"/>
      <text:p text:style-name="Standard"><text:span text:style-name="T3"><text:s text:c="10"/>&lt;p&gt;Autocomplete Off: &lt;input type="text" autocomplete="off"&gt;&lt;/p&gt;</text:span></text:p>
      <text:p text:style-name="Standard"><text:s text:c="9"/>// Voorkomt dat een eerder ingevoerde waarde wordt getoond, handig</text:p>
      <text:p text:style-name="Standard"><text:s text:c="9"/>// voor bijv. invullen van een creditcardnummer. NB. ‘on’ is de default.</text:p>
      <text:p text:style-name="P1"/>
      <text:p text:style-name="Standard"><text:span text:style-name="T3"><text:s text:c="10"/>&lt;p&gt;Required: &lt;input type="text" required&gt;&lt;/p&gt;</text:span></text:p>
      <text:p text:style-name="Standard"><text:s text:c="9"/>// Veld mag niet leeggelaten worden, anders volgt een standaard </text:p>
      <text:p text:style-name="Standard"><text:s text:c="9"/>// melding na indrukken submit knop. Dit kan natuurlijk ook met jQuery</text:p>
      <text:p text:style-name="Standard"><text:s text:c="9"/>// of php afgevangen worden met een specifieke foutmelding.</text:p>
      <text:p text:style-name="P1"/>
      <text:p text:style-name="Standard"><text:span text:style-name="T3"><text:s text:c="10"/>&lt;p&gt;Email: &lt;input type="email"&gt;&lt;/p&gt;</text:span></text:p>
      <text:p text:style-name="Standard"><text:s text:c="9"/>// Checkt of input aan email formaat voldoet, anders volgt een standaard</text:p>
      <text:p text:style-name="Standard"><text:s text:c="9"/>// foutmelding</text:p>
      <text:p text:style-name="Standard"><text:span text:style-name="T3"><text:s text:c="10"/></text:span></text:p>
      <text:p text:style-name="Standard"><text:span text:style-name="T3"><text:s text:c="10"/>&lt;p&gt;Pattern: &lt;input type="text" pattern="[0-9]"&lt;/p&gt;</text:span></text:p>
      <text:p text:style-name="Standard"><text:s text:c="9"/>// checkt of input aan opgegeven patroon voldoet, anders volgt een</text:p>
      <text:p text:style-name="Standard"><text:s text:c="9"/>// standaard foutmelding.</text:p>
      <text:p text:style-name="Standard"><text:s text:c="10"/>// Kijk voor info over reguliere expressies op <text:bookmark-start text:name="OLE_LINK32"/><text:bookmark-start text:name="OLE_LINK31"/><text:a xlink:type="simple" xlink:href="file:///Users/FamaSoft/Dropbox/Public/Cursussen/Course-notes/html5pattern.com" text:style-name="Internet_20_link" text:visited-style-name="Visited_20_Internet_20_Link">html5pattern.com</text:a><text:bookmark-end text:name="OLE_LINK32"/><text:bookmark-end text:name="OLE_LINK31"/>.</text:p>
      <text:p text:style-name="Standard"><text:span text:style-name="T3"><text:s text:c="14"/></text:span></text:p>
      <text:p text:style-name="Standard"><text:span text:style-name="T3"><text:s text:c="14"/>&lt;datalist id="</text:span><text:span text:style-name="T8">names</text:span><text:span text:style-name="T3">"&gt;</text:span></text:p>
      <text:p text:style-name="Standard"><text:soft-page-break/><text:span text:style-name="T3"><text:s text:c="16"/></text:span></text:p>
      <text:p text:style-name="Standard"><text:span text:style-name="T3"><text:s text:c="18"/>&lt;select&gt;</text:span></text:p>
      <text:p text:style-name="Standard"><text:span text:style-name="T3"><text:s text:c="22"/>&lt;option value="Rob"&gt;Rob&lt;/option&gt;</text:span></text:p>
      <text:p text:style-name="Standard"><text:span text:style-name="T3"><text:s text:c="22"/>&lt;option value="Kirsten"&gt;Kirsten&lt;/option&gt;</text:span></text:p>
      <text:p text:style-name="Standard"><text:span text:style-name="T3"><text:s text:c="22"/>&lt;option value="Tommy"&gt;Tommy&lt;/option&gt;</text:span></text:p>
      <text:p text:style-name="Standard"><text:span text:style-name="T3"><text:s text:c="22"/>&lt;option value="Ralphie"&gt;Ralphie&lt;/option&gt;</text:span></text:p>
      <text:p text:style-name="Standard"><text:span text:style-name="T3"><text:s text:c="18"/>&lt;/select&gt;</text:span></text:p>
      <text:p text:style-name="Standard"><text:span text:style-name="T3"><text:s text:c="18"/></text:span></text:p>
      <text:p text:style-name="Standard"><text:span text:style-name="T3"><text:s text:c="14"/>&lt;/datalist&gt;</text:span></text:p>
      <text:p text:style-name="Standard"><text:span text:style-name="T3"><text:s text:c="14"/></text:span></text:p>
      <text:p text:style-name="Standard"><text:span text:style-name="T3"><text:s text:c="10"/>&lt;p&gt;Autocomplete: &lt;input type="text" list="</text:span><text:span text:style-name="T8">names</text:span><text:span text:style-name="T3">"&gt;&lt;/p&gt;</text:span></text:p>
      <text:p text:style-name="Standard"><text:s text:c="9"/>// Een bijzondere vorm van autocomplete die gebruik maakt van de</text:p>
      <text:p text:style-name="Standard"><text:s text:c="9"/>// opgegeven lijst. Vul je bijv. een ‘R’ in, dan zal Rob verschijnen. Je kunt</text:p>
      <text:p text:style-name="Standard"><text:s text:c="9"/>// ook uit de dropdown lijst selecteren.</text:p>
      <text:p text:style-name="Standard"><text:s text:c="9"/>// De ‘select’ is hier niet nodig, voegt Rob om onduidelijke reden toe.</text:p>
      <text:p text:style-name="P1"/>
      <text:p text:style-name="Standard"><text:span text:style-name="T3"><text:s text:c="10"/>&lt;p&gt;Multiple file upload: &lt;input type="file" multiple&gt;&lt;/p&gt;</text:span></text:p>
      <text:p text:style-name="Standard"><text:s text:c="9"/>// Druk op dit inputfield en je krijgt een file-selector window. Met ‘multiple’</text:p>
      <text:p text:style-name="Standard"><text:s text:c="9"/>// kun je meer dan één file tegelijk selecteren.</text:p>
      <text:p text:style-name="Standard"><text:span text:style-name="T3"><text:s text:c="10"/></text:span></text:p>
      <text:p text:style-name="Standard"><text:span text:style-name="T3"><text:s text:c="10"/>&lt;p&gt;&lt;input type="submit" value="Submit to processform2.php" formaction="processform2.php" formmethod="post"&gt;&lt;/p&gt;</text:span></text:p>
      <text:p text:style-name="Standard"><text:s text:c="9"/>// Dit inputfield kent een eigen verwerking, doet dus niet mee met de </text:p>
      <text:p text:style-name="Standard"><text:s text:c="9"/>// standaard action van deze form. Per inputfield kun je ook de mehode</text:p>
      <text:p text:style-name="Standard"><text:s text:c="9"/>// (get of post) opgeven.</text:p>
      <text:p text:style-name="P1"/>
      <text:p text:style-name="Standard"><text:span text:style-name="T3"><text:s text:c="6"/>&lt;/form&gt;</text:span></text:p>
      <text:p text:style-name="Standard"><text:span text:style-name="T3"><text:s text:c="6"/></text:span></text:p>
      <text:p text:style-name="Standard"><text:span text:style-name="T3"><text:s text:c="12"/>&lt;p&gt;Code outside form: &lt;input form="</text:span><text:span text:style-name="T7">myForm</text:span><text:span text:style-name="T3">" type="text"&gt;&lt;/p&gt;</text:span></text:p>
      <text:p text:style-name="Standard"><text:s text:c="9"/>// Hiermee kun je een input field <text:span text:style-name="T1">buiten</text:span> een form definieren, in pre-HTML5 </text:p>
      <text:p text:style-name="Standard"><text:s text:c="9"/>// moesten alle velden binnen de &lt;form&gt; gedefinieerd zijn om ze na submit</text:p>
      <text:p text:style-name="Standard"><text:s text:c="9"/>// mee te nemen. Let wel dat “<text:span text:style-name="T7">myForm</text:span>” als id van de form gebruikt wordt!</text:p>
      <text:p text:style-name="Standard"/>
      <text:p text:style-name="Standard"><text:span text:style-name="T3">&lt;/body&gt;</text:span></text:p>
      <text:p text:style-name="Standard"><text:span text:style-name="T3">&lt;/html&gt;</text:span></text:p>
      <text:p text:style-name="Standard"/>
      <text:p text:style-name="Standard"/>
      <text:p text:style-name="Standard"><text:span text:style-name="T1">Les 248 – Audio &amp; Video</text:span></text:p>
      <text:p text:style-name="Standard"/>
      <text:p text:style-name="Standard">Vóór HTML5 moest je via een plugin audio en video afspelen. </text:p>
      <text:p text:style-name="Standard">Gebruik mp4 voor video en mp3 voor audio. Deze formaten worden door alle browsers ondersteund. </text:p>
      <text:p text:style-name="Standard"/>
      <text:p text:style-name="Standard"><text:span text:style-name="T3">&lt;!DOCTYPE html&gt;</text:span></text:p>
      <text:p text:style-name="Standard"><text:span text:style-name="T3">&lt;html&gt;</text:span></text:p>
      <text:p text:style-name="Standard"><text:span text:style-name="T3"><text:s text:c="2"/>&lt;head&gt;</text:span></text:p>
      <text:p text:style-name="Standard"><text:span text:style-name="T3"><text:s text:c="4"/>&lt;title&gt;HTML 5 and CSS 3&lt;/title&gt;</text:span></text:p>
      <text:p text:style-name="Standard"><text:span text:style-name="T3"><text:s text:c="4"/>&lt;meta name="viewport" content="width=device-width, initial-scale=1.0, maximum-scale=1.0, user-scalable=no, minimal-ui"&gt;</text:span></text:p>
      <text:p text:style-name="Standard"><text:span text:style-name="T3"><text:s text:c="3"/></text:span></text:p>
      <text:p text:style-name="Standard"><text:span text:style-name="T3"><text:s text:c="2"/>&lt;/head&gt;</text:span></text:p>
      <text:p text:style-name="Standard"><text:span text:style-name="T3"><text:s text:c="2"/>&lt;body&gt;</text:span></text:p>
      <text:p text:style-name="Standard"><text:span text:style-name="T3"><text:s text:c="6"/></text:span></text:p>
      <text:p text:style-name="Standard"><text:span text:style-name="T3"><text:s text:c="6"/>&lt;video width="320" height="240" controls id="video"&gt;</text:span></text:p>
      <text:p text:style-name="Standard"><text:tab/>// Altijd width en height opgeven, anders kan beeld flikkeren</text:p>
      <text:p text:style-name="Standard"><text:soft-page-break/><text:tab/>// optie ‘controls’ voegt controle knoppen play, pause etc toe, zonder</text:p>
      <text:p text:style-name="Standard"><text:tab/>// ‘controls’ wordt de video automatisch afgespeeld</text:p>
      <text:p text:style-name="Standard"><text:span text:style-name="T3"><text:s text:c="6"/></text:span></text:p>
      <text:p text:style-name="Standard"><text:span text:style-name="T3"><text:s text:c="8"/>&lt;source src="video.mp4" type="video/mp4"&gt;</text:span></text:p>
      <text:p text:style-name="Standard"><text:span text:style-name="T3"><text:s text:c="10"/></text:span></text:p>
      <text:p text:style-name="Standard"><text:span text:style-name="T3"><text:s text:c="10"/>Your browser does not support HTML5. Please upgrade your browser!</text:span></text:p>
      <text:p text:style-name="Standard"><text:tab/>// Deze tekst wordt getoond als de &lt;video&gt; tag niet wordt ondertsteund</text:p>
      <text:p text:style-name="Standard"><text:tab/>// door de browser</text:p>
      <text:p text:style-name="Standard"><text:span text:style-name="T3"><text:s text:c="6"/>&lt;/video&gt;</text:span></text:p>
      <text:p text:style-name="Standard"><text:span text:style-name="T3"><text:s text:c="6"/></text:span></text:p>
      <text:p text:style-name="Standard"><text:span text:style-name="T3"><text:s text:c="8"/>&lt;button id="play"&gt;Play&lt;/button&gt;</text:span></text:p>
      <text:p text:style-name="Standard"><text:tab/>// Ook dmv javascript kan de video afgespeeld worden, mits deze een</text:p>
      <text:p text:style-name="Standard"><text:tab/>// id krijgt (‘video’ in dit geval). </text:p>
      <text:p text:style-name="P1"/>
      <text:p text:style-name="Standard"><text:span text:style-name="T3"><text:s text:c="6"/>&lt;audio controls&gt;</text:span></text:p>
      <text:p text:style-name="Standard"><text:tab/>// optie ‘controls’ voegt controle knoppen play, pause etc toe</text:p>
      <text:p text:style-name="Standard"><text:span text:style-name="T3"><text:s text:c="6"/></text:span></text:p>
      <text:p text:style-name="Standard"><text:span text:style-name="T3"><text:s text:c="8"/>&lt;source src="audio.mp3" type="audio/mpeg"&gt;</text:span></text:p>
      <text:p text:style-name="Standard"><text:span text:style-name="T3"><text:s text:c="10"/></text:span></text:p>
      <text:p text:style-name="Standard"><text:span text:style-name="T3"><text:s text:c="10"/>Your browser does not support HTML5. Please upgrade your browser!</text:span></text:p>
      <text:p text:style-name="Standard"><text:tab/>// Deze tekst wordt getoond als de &lt;audio&gt; tag niet wordt ondertsteund</text:p>
      <text:p text:style-name="Standard"><text:tab/>// door de browser<text:span text:style-name="T3"> <text:s text:c="9"/></text:span></text:p>
      <text:p text:style-name="Standard"><text:span text:style-name="T3"><text:s text:c="6"/>&lt;/audio&gt;</text:span></text:p>
      <text:p text:style-name="Standard"><text:span text:style-name="T3"><text:s text:c="6"/></text:span></text:p>
      <text:p text:style-name="Standard"><text:span text:style-name="T3"><text:s text:c="6"/>&lt;script&gt; <text:s text:c="5"/></text:span></text:p>
      <text:p text:style-name="Standard"><text:span text:style-name="T3"><text:s text:c="10"/>document.getElementById("play").onclick = function() {</text:span></text:p>
      <text:p text:style-name="Standard"><text:span text:style-name="T3"><text:s text:c="14"/></text:span></text:p>
      <text:p text:style-name="Standard"><text:span text:style-name="T3"><text:s text:c="14"/>if (document.getElementById("video").paused) {</text:span></text:p>
      <text:p text:style-name="Standard"><text:tab/>// paused() functie checkt of video gepauseerd is</text:p>
      <text:p text:style-name="P1"/>
      <text:p text:style-name="Standard"><text:span text:style-name="T3"><text:s text:c="16"/>document.getElementById("video").play();</text:span></text:p>
      <text:p text:style-name="Standard"><text:span text:style-name="T3"><text:s text:c="18"/>this.innerHTML = "Pause";</text:span></text:p>
      <text:p text:style-name="Standard"><text:tab/>// Speel video af dmv play() functie en zet string in knop op ‘pause’</text:p>
      <text:p text:style-name="P1"/>
      <text:p text:style-name="Standard"><text:span text:style-name="T3"><text:s text:c="14"/>} else {</text:span></text:p>
      <text:p text:style-name="Standard"><text:span text:style-name="T3"><text:s text:c="18"/></text:span></text:p>
      <text:p text:style-name="Standard"><text:span text:style-name="T3"><text:s text:c="16"/>document.getElementById("video").pause();</text:span></text:p>
      <text:p text:style-name="Standard"><text:span text:style-name="T3"><text:s text:c="18"/>this.innerHTML = "Play";</text:span></text:p>
      <text:p text:style-name="Standard"><text:tab/>// Stop video dmv pause() functie en zet string in knop op ‘play’<text:span text:style-name="T3"> <text:s text:c="16"/></text:span></text:p>
      <text:p text:style-name="Standard"><text:span text:style-name="T3"><text:s text:c="14"/>}</text:span></text:p>
      <text:p text:style-name="Standard"><text:span text:style-name="T3"><text:s text:c="10"/>}</text:span></text:p>
      <text:p text:style-name="Standard"><text:span text:style-name="T3"><text:s text:c="6"/>&lt;/script&gt; <text:s text:c="2"/></text:span></text:p>
      <text:p text:style-name="Standard"><text:span text:style-name="T3"><text:s text:c="2"/>&lt;/body&gt;</text:span></text:p>
      <text:p text:style-name="Standard"><text:span text:style-name="T3">&lt;/html&gt;</text:span></text:p>
      <text:p text:style-name="Standard"/>
      <text:p text:style-name="Standard"/>
      <text:p text:style-name="Standard"><text:span text:style-name="T1">Les 250 – Canvas</text:span></text:p>
      <text:p text:style-name="P4"/>
      <text:p text:style-name="Standard">Met &lt;canvas&gt; kun je in basis op het scherm tekenen en meer geavanceerd 2D en 3D games spelen.</text:p>
      <text:p text:style-name="Standard"/>
      <text:p text:style-name="Standard"><text:span text:style-name="T3">&lt;!DOCTYPE html&gt;</text:span></text:p>
      <text:p text:style-name="Standard"><text:span text:style-name="T3">&lt;html&gt;</text:span></text:p>
      <text:p text:style-name="Standard"><text:span text:style-name="T3"><text:s text:c="2"/>&lt;head&gt;</text:span></text:p>
      <text:p text:style-name="Standard"><text:span text:style-name="T3"><text:s text:c="4"/>&lt;title&gt;HTML 5 and CSS 3&lt;/title&gt;</text:span></text:p>
      <text:p text:style-name="Standard"><text:soft-page-break/><text:span text:style-name="T3"><text:s text:c="4"/>&lt;meta name="viewport" content="width=device-width, initial-scale=1.0, maximum-scale=1.0, user-scalable=no, minimal-ui"&gt;</text:span></text:p>
      <text:p text:style-name="Standard"><text:span text:style-name="T3"><text:s text:c="3"/></text:span></text:p>
      <text:p text:style-name="Standard"><text:span text:style-name="T3"><text:s text:c="6"/>&lt;style&gt; <text:s text:c="5"/></text:span></text:p>
      <text:p text:style-name="Standard"><text:span text:style-name="T3"><text:s text:c="10"/>#myCanvas { <text:s text:c="13"/></text:span></text:p>
      <text:p text:style-name="Standard"><text:span text:style-name="T3"><text:s text:c="14"/>border: 1px solid grey; <text:s text:c="13"/></text:span></text:p>
      <text:p text:style-name="Standard"><text:span text:style-name="T3"><text:s text:c="10"/>}</text:span></text:p>
      <text:p text:style-name="Standard"><text:span text:style-name="T3"><text:s text:c="6"/>&lt;/style&gt;</text:span></text:p>
      <text:p text:style-name="Standard"><text:bookmark-start text:name="OLE_LINK30"/><text:bookmark-start text:name="OLE_LINK29"/><text:tab/>// Styling voor canvas, anders zie je nl alleen maar wit (niets dus)</text:p>
      <text:p text:style-name="Standard"><text:bookmark-end text:name="OLE_LINK30"/><text:bookmark-end text:name="OLE_LINK29"/><text:span text:style-name="T3"><text:s text:c="6"/></text:span></text:p>
      <text:p text:style-name="Standard"><text:span text:style-name="T3"><text:s text:c="2"/>&lt;/head&gt;</text:span></text:p>
      <text:p text:style-name="P1"/>
      <text:p text:style-name="Standard"><text:span text:style-name="T3"><text:s text:c="2"/>&lt;body&gt;</text:span></text:p>
      <text:p text:style-name="Standard"><text:span text:style-name="T3"><text:s text:c="6"/></text:span></text:p>
      <text:p text:style-name="Standard"><text:span text:style-name="T3"><text:s text:c="6"/>&lt;canvas id="myCanvas" width="500" height="400"&gt;</text:span></text:p>
      <text:p text:style-name="Standard"><text:span text:style-name="T3"><text:s text:c="6"/></text:span></text:p>
      <text:p text:style-name="Standard"><text:span text:style-name="T3"><text:s text:c="6"/>&lt;/canvas&gt;</text:span></text:p>
      <text:p text:style-name="Standard"><text:tab/>// Meer html niet nodig, de logica zit in de javascript</text:p>
      <text:p text:style-name="Standard"><text:span text:style-name="T3"><text:s text:c="6"/></text:span></text:p>
      <text:p text:style-name="Standard"><text:span text:style-name="T3"><text:s text:c="6"/>&lt;script&gt;</text:span></text:p>
      <text:p text:style-name="Standard"><text:span text:style-name="T3"><text:s text:c="6"/></text:span></text:p>
      <text:p text:style-name="Standard"><text:span text:style-name="T3"><text:s text:c="10"/>var myCanvas = document.getElementById("myCanvas");</text:span></text:p>
      <text:p text:style-name="Standard"><text:span text:style-name="T3"><text:s text:c="10"/>var context = myCanvas.getContext("2d");</text:span></text:p>
      <text:p text:style-name="Standard"><text:tab/>// 2d of 3d context definieren</text:p>
      <text:p text:style-name="P1"/>
      <text:p text:style-name="Standard"><text:span text:style-name="T3"><text:s text:c="10"/>var gradient = context.createLinearGradient(150, 100, 350, 300);</text:span></text:p>
      <text:p text:style-name="Standard"><text:tab/>// definieer begin- en eindcoordinaat voor kleurenverloop, hier van</text:p>
      <text:p text:style-name="Standard"><text:tab/>// (150,100) start tot 350 px breed en 300 px hoog als stop punt.</text:p>
      <text:p text:style-name="Standard"><text:span text:style-name="T3"><text:s text:c="10"/></text:span></text:p>
      <text:p text:style-name="Standard"><text:span text:style-name="T3"><text:s text:c="10"/>gradient.addColorStop(0, "white");</text:span></text:p>
      <text:p text:style-name="Standard"><text:span text:style-name="T3"><text:s text:c="10"/>gradient.addColorStop(1, "#49C900")</text:span></text:p>
      <text:p text:style-name="Standard"><text:tab/>// begin met wit op start (=0) en eindig met iets groens op stop (=1)</text:p>
      <text:p text:style-name="Standard"><text:span text:style-name="T3"><text:s text:c="10"/></text:span></text:p>
      <text:p text:style-name="Standard"><text:span text:style-name="T3"><text:s text:c="10"/>context.fillStyle = gradient;</text:span></text:p>
      <text:p text:style-name="Standard"><text:span text:style-name="T3"><text:s text:c="10"/>context.fillRect(150, 100, 200, 200);</text:span></text:p>
      <text:p text:style-name="Standard"><text:tab/>// eerst fillstyle instellen, het eigenlijke vullen doet de fillRect die hier een</text:p>
      <text:p text:style-name="Standard"><text:tab/>// rechthoek van (150,100) met hoogte en breedte 200 tekent.</text:p>
      <text:p text:style-name="Standard"><text:span text:style-name="T3"><text:s text:c="10"/></text:span></text:p>
      <text:p text:style-name="Standard"><text:span text:style-name="T3"><text:s text:c="10"/>context.moveTo(150, 100);</text:span></text:p>
      <text:p text:style-name="Standard"><text:span text:style-name="T3"><text:s text:c="10"/>context.lineTo(350, 300);</text:span></text:p>
      <text:p text:style-name="Standard"><text:span text:style-name="T3"><text:s text:c="10"/>context.moveTo(150, 300);</text:span></text:p>
      <text:p text:style-name="Standard"><text:span text:style-name="T3"><text:s text:c="10"/>context.lineTo(350, 100);</text:span></text:p>
      <text:p text:style-name="Standard"><text:tab/>// Hier worden enkel ‘pen’ bewegingen gemaakt; moveTo() gaat met de</text:p>
      <text:p text:style-name="Standard"><text:tab/>// pen omhoog, lineTo() met de pen omlaag. Er wordt echter nog niets</text:p>
      <text:p text:style-name="Standard"><text:tab/>// getekend!</text:p>
      <text:p text:style-name="P1"/>
      <text:p text:style-name="Standard"><text:span text:style-name="T3"><text:s text:c="10"/>context.strokeStyle = "#F42924";</text:span></text:p>
      <text:p text:style-name="Standard"><text:span text:style-name="T3"><text:s text:c="10"/>context.stroke();</text:span></text:p>
      <text:p text:style-name="Standard"><text:tab/>// Definieer de kleur (rood) en teken de hierboven gedefinieerde lijnen</text:p>
      <text:p text:style-name="P1"/>
      <text:p text:style-name="Standard"><text:span text:style-name="T3"><text:s text:c="10"/>context.beginPath();</text:span></text:p>
      <text:p text:style-name="Standard"><text:span text:style-name="T3"><text:s text:c="10"/>context.arc(100, 100, 50, Math.PI, 2*Math.PI * 3/4);</text:span></text:p>
      <text:p text:style-name="Standard"><text:span text:style-name="T3"><text:s text:c="10"/>context.stroke(); <text:s text:c="2"/></text:span></text:p>
      <text:p text:style-name="Standard"><text:tab/>// Teken een cirkelboog met middelpunt (100,100), straal 50px. Begin de</text:p>
      <text:p text:style-name="Standard"><text:soft-page-break/><text:tab/>// boog op pi radialen (‘kwart voor negen’) en eindig hem op 1,5 pi rad.</text:p>
      <text:p text:style-name="Standard"><text:tab/>// (’12 uur’). Nulpunt is op ‘kwart over drie’ en beweeg met de klok mee.</text:p>
      <text:p text:style-name="Standard"><text:span text:style-name="T3"><text:s text:c="10"/></text:span></text:p>
      <text:p text:style-name="Standard"><text:span text:style-name="T3"><text:s text:c="10"/>var textGradient = context.createLinearGradient(200, 50, 300, 50); <text:s text:c="8"/></text:span></text:p>
      <text:p text:style-name="Standard"><text:span text:style-name="T3"><text:s text:c="10"/>textGradient.addColorStop(0, "red");</text:span></text:p>
      <text:p text:style-name="Standard"><text:span text:style-name="T3"><text:s text:c="10"/>textGradient.addColorStop(1, "yellow");</text:span></text:p>
      <text:p text:style-name="Standard"><text:span text:style-name="T3"><text:s text:c="10"/>context.fillStyle = textGradient;</text:span></text:p>
      <text:p text:style-name="Standard"><text:span text:style-name="T3"><text:s text:c="10"/>context.font= "20px Arial";</text:span></text:p>
      <text:p text:style-name="Standard"><text:span text:style-name="T3"><text:s text:c="10"/>context.fillText("My Canvas", 200, 50);</text:span></text:p>
      <text:p text:style-name="Standard"><text:tab/>// De tekst begint op (200,50), dat is linksonder de ‘M’. Er wordt een </text:p>
      <text:p text:style-name="Standard"><text:tab/>// rechthoek van (200,50) met breedte 300 en hoogte 50 genomen voor</text:p>
      <text:p text:style-name="Standard"><text:tab/>// de textGradient. Let op dat fillText() alleen de tekst met de fillStyle vult</text:p>
      <text:p text:style-name="Standard"><text:tab/>// en dus niet de hele rechthoek.<text:span text:style-name="T3"> <text:s text:c="9"/></text:span></text:p>
      <text:p text:style-name="Standard"><text:span text:style-name="T3"><text:s text:c="6"/>&lt;/script&gt;</text:span></text:p>
      <text:p text:style-name="Standard"><text:span text:style-name="T3"><text:s text:c="3"/></text:span></text:p>
      <text:p text:style-name="Standard"><text:span text:style-name="T3"><text:s text:c="2"/>&lt;/body&gt;</text:span></text:p>
      <text:p text:style-name="Standard"><text:span text:style-name="T3">&lt;/html&gt;</text:span></text:p>
      <text:p text:style-name="P1"/>
      <text:p text:style-name="P1"/>
      <text:p text:style-name="Standard"><text:span text:style-name="T1">Les 252 – Clock challenge</text:span></text:p>
      <text:p text:style-name="Standard"/>
      <text:p text:style-name="Standard">In deze les wordt een analoge klok gebouwd die de actuele tijd weergeeft en elke seconde wordt bijgewerkt.</text:p>
      <text:p text:style-name="P1"/>
      <text:p text:style-name="Standard"><text:span text:style-name="T3">&lt;!DOCTYPE html&gt;</text:span></text:p>
      <text:p text:style-name="Standard"><text:span text:style-name="T3">&lt;html&gt;</text:span></text:p>
      <text:p text:style-name="Standard"><text:span text:style-name="T3"><text:s text:c="2"/>&lt;head&gt;</text:span></text:p>
      <text:p text:style-name="Standard"><text:span text:style-name="T3"><text:s text:c="4"/>&lt;title&gt;HTML 5 and CSS 3&lt;/title&gt;</text:span></text:p>
      <text:p text:style-name="Standard"><text:span text:style-name="T3"><text:s text:c="4"/>&lt;meta name="viewport" content="width=device-width, initial-scale=1.0, maximum-scale=1.0, user-scalable=no, minimal-ui"&gt;</text:span></text:p>
      <text:p text:style-name="Standard"><text:span text:style-name="T3"><text:s text:c="6"/></text:span></text:p>
      <text:p text:style-name="Standard"><text:span text:style-name="T3"><text:s text:c="2"/>&lt;/head&gt;</text:span></text:p>
      <text:p text:style-name="P1"/>
      <text:p text:style-name="Standard"><text:span text:style-name="T3"><text:s text:c="2"/>&lt;body&gt;</text:span></text:p>
      <text:p text:style-name="Standard"><text:span text:style-name="T3"><text:s text:c="6"/></text:span></text:p>
      <text:p text:style-name="Standard"><text:span text:style-name="T3"><text:s text:c="6"/>&lt;canvas id="clock" width="500" height="500"&gt;</text:span></text:p>
      <text:p text:style-name="Standard"><text:span text:style-name="T3"><text:s text:c="6"/></text:span></text:p>
      <text:p text:style-name="Standard"><text:span text:style-name="T3"><text:s text:c="6"/>Please upgrade your browser.</text:span></text:p>
      <text:p text:style-name="Standard"><text:span text:style-name="T3"><text:s text:c="6"/>&lt;/canvas&gt;</text:span></text:p>
      <text:p text:style-name="Standard"><text:span text:style-name="T3"><text:s text:c="4"/></text:span></text:p>
      <text:p text:style-name="Standard"><text:span text:style-name="T3"><text:s text:c="6"/></text:span></text:p>
      <text:p text:style-name="Standard"><text:span text:style-name="T3"><text:s text:c="6"/>&lt;script&gt;</text:span></text:p>
      <text:p text:style-name="Standard"><text:span text:style-name="T3"><text:s text:c="10"/></text:span></text:p>
      <text:p text:style-name="Standard"><text:span text:style-name="T3"><text:s text:c="10"/>function setTime() {</text:span></text:p>
      <text:p text:style-name="Standard"><text:span text:style-name="T3"><text:s text:c="6"/></text:span></text:p>
      <text:p text:style-name="Standard"><text:span text:style-name="T3"><text:s text:c="8"/>var canvas = document.getElementById("clock");</text:span></text:p>
      <text:p text:style-name="Standard"><text:span text:style-name="T3"><text:s text:c="8"/>var context = canvas.getContext("2d");</text:span></text:p>
      <text:p text:style-name="Standard"><text:span text:style-name="T3"><text:s text:c="8"/>var clockRadius = canvas.width/2;</text:span></text:p>
      <text:p text:style-name="Standard"><text:tab/>// De straal van de klok is de helft van de canvas grootte</text:p>
      <text:p text:style-name="Standard"><text:span text:style-name="T3"><text:s text:c="8"/></text:span></text:p>
      <text:p text:style-name="Standard"><text:span text:style-name="T3"><text:s text:c="8"/>context.beginPath();</text:span></text:p>
      <text:p text:style-name="Standard"><text:span text:style-name="T3"><text:s text:c="14"/></text:span></text:p>
      <text:p text:style-name="Standard"><text:span text:style-name="T3"><text:s text:c="10"/>context.fillStyle = "black";</text:span></text:p>
      <text:p text:style-name="Standard"><text:span text:style-name="T3"><text:s text:c="10"/>context.arc(clockRadius, clockRadius, clockRadius, 0, 2*Math.PI);</text:span></text:p>
      <text:p text:style-name="Standard"><text:soft-page-break/><text:span text:style-name="T3"><text:s text:c="10"/>context.fill();</text:span></text:p>
      <text:p text:style-name="Standard"><text:tab/>// Teken een zwarte cirkel</text:p>
      <text:p text:style-name="Standard"><text:span text:style-name="T3"><text:s text:c="10"/></text:span></text:p>
      <text:p text:style-name="Standard"><text:span text:style-name="T3"><text:s text:c="10"/>context.fillStyle = "white";</text:span></text:p>
      <text:p text:style-name="Standard"><text:span text:style-name="T3"><text:s text:c="10"/></text:span></text:p>
      <text:p text:style-name="Standard"><text:span text:style-name="T3"><text:s text:c="10"/>context.beginPath();</text:span></text:p>
      <text:p text:style-name="Standard"><text:span text:style-name="T3"><text:s text:c="10"/>context.arc(clockRadius, clockRadius, 10, 0, 2*Math.PI);</text:span></text:p>
      <text:p text:style-name="Standard"><text:span text:style-name="T3"><text:s text:c="10"/>context.fill();</text:span></text:p>
      <text:p text:style-name="Standard"><text:tab/>// Teken een kleine witte cirkel in het midden, dan ziet het er met de </text:p>
      <text:p text:style-name="Standard"><text:tab/>// wijzers er straks bij wat beter uit</text:p>
      <text:p text:style-name="Standard"><text:span text:style-name="T3"><text:s text:c="10"/></text:span></text:p>
      <text:p text:style-name="Standard"><text:span text:style-name="T3"><text:s text:c="10"/>context.font = clockRadius / 10 + "px arial";</text:span></text:p>
      <text:p text:style-name="Standard"><text:span text:style-name="T3"><text:s text:c="10"/>context.textAlign = "center";</text:span></text:p>
      <text:p text:style-name="Standard"><text:span text:style-name="T3"><text:s text:c="10"/>context.textBaseline = "middle";</text:span></text:p>
      <text:p text:style-name="Standard"><text:tab/>// De cijfers van de klok staan precies in het midden van de nog te </text:p>
      <text:p text:style-name="Standard"><text:tab/>// berekenen coördinaten.</text:p>
      <text:p text:style-name="Standard"><text:span text:style-name="T3"><text:s text:c="10"/></text:span></text:p>
      <text:p text:style-name="Standard"><text:span text:style-name="T3"><text:s text:c="10"/>for (var i = 1; i &lt;= 12; i++) {</text:span></text:p>
      <text:p text:style-name="Standard"><text:span text:style-name="T3"><text:s text:c="14"/></text:span></text:p>
      <text:p text:style-name="Standard"><text:span text:style-name="T3"><text:s text:c="14"/>context.fillText(i, clockRadius + clockRadius * 0.9 * Math.sin(i * 2*Math.PI / 12), clockRadius - (clockRadius * 0.9 * Math.cos(i * 2 * Math.PI / 12)));</text:span></text:p>
      <text:p text:style-name="Standard"><text:tab/>// Teken cijfer i. De wiskunde klopt, alleen vind ik het handiger om bij</text:p>
      <text:p text:style-name="Standard"><text:tab/>// 1/3 pi te beginnen – waar het cijfer 1 komt te staan – en de hoek dan </text:p>
      <text:p text:style-name="Standard"><text:tab/>// telkens met 1/6 pi af te laten nemen. Dit komt overeen met hoe ik</text:p>
      <text:p text:style-name="Standard"><text:tab/>// het vroeger geleerd heb: op (1,0) is de hoek 1, op (0,1) is de hoek</text:p>
      <text:p text:style-name="Standard"><text:tab/>// een ½ pi, op (0,-1) is de hoek -1/2 pi etc. De berekening wordt dan</text:p>
      <text:p text:style-name="Standard"><text:tab/>// iets anders maar het resultaat is uiteraard hetzelfde.<text:span text:style-name="T3"> <text:s text:c="13"/></text:span></text:p>
      <text:p text:style-name="Standard"><text:span text:style-name="T3"><text:s text:c="10"/>} <text:s text:c="9"/></text:span></text:p>
      <text:p text:style-name="Standard"><text:span text:style-name="T3"><text:s text:c="10"/></text:span></text:p>
      <text:p text:style-name="Standard"><text:span text:style-name="T3"><text:s text:c="10"/>var date = new Date();</text:span></text:p>
      <text:p text:style-name="Standard"><text:span text:style-name="T3"><text:s text:c="10"/>var hours = date.getHours();</text:span></text:p>
      <text:p text:style-name="Standard"><text:span text:style-name="T3"><text:s text:c="10"/>var minutes = date.getMinutes();</text:span></text:p>
      <text:p text:style-name="Standard"><text:span text:style-name="T3"><text:s text:c="10"/>var seconds = date.getSeconds();</text:span></text:p>
      <text:p text:style-name="Standard"><text:span text:style-name="T3"><text:s text:c="10"/></text:span></text:p>
      <text:p text:style-name="Standard"><text:span text:style-name="T3"><text:s text:c="10"/>var fullHours = hours % 12 + minutes / 60 + seconds / 3600;</text:span></text:p>
      <text:p text:style-name="Standard"><text:tab/>// Het exacte aantal uren</text:p>
      <text:p text:style-name="Standard"><text:span text:style-name="T3"><text:s text:c="10"/></text:span></text:p>
      <text:p text:style-name="Standard"><text:span text:style-name="T3"><text:s text:c="10"/>var hoursAngle = fullHours * 2 * Math.PI / 12;</text:span></text:p>
      <text:p text:style-name="Standard"><text:span text:style-name="T3"><text:s text:c="10"/>var minutesAngle = minutes * 2 * Math.PI / 60;</text:span></text:p>
      <text:p text:style-name="Standard"><text:span text:style-name="T3"><text:s text:c="10"/>var secondsAngle = seconds * 2 * Math.PI / 60;</text:span></text:p>
      <text:p text:style-name="Standard"><text:tab/>// Ik zou de hoeken weer iets anders berekenen met hetzelfde effect</text:p>
      <text:p text:style-name="Standard"><text:span text:style-name="T3"><text:s text:c="10"/></text:span></text:p>
      <text:p text:style-name="Standard"><text:span text:style-name="T3"><text:s text:c="10"/>context.strokeStyle = "white";</text:span></text:p>
      <text:p text:style-name="Standard"><text:span text:style-name="T3"><text:s text:c="10"/>context.moveTo(clockRadius, clockRadius);</text:span></text:p>
      <text:p text:style-name="Standard"><text:span text:style-name="T3"><text:s text:c="10"/>context.lineTo(clockRadius + clockRadius * 0.6 * Math.sin(hoursAngle),</text:span></text:p>
      <text:p text:style-name="P21"><text:span text:style-name="T3"><text:s/>clockRadius - (clockRadius * 0.6 * Math.cos(hoursAngle)));</text:span></text:p>
      <text:p text:style-name="Standard"><text:span text:style-name="T3"><text:s text:c="10"/>context.lineWidth = 5;</text:span></text:p>
      <text:p text:style-name="Standard"><text:span text:style-name="T3"><text:s text:c="10"/>context.stroke(); <text:s text:c="3"/></text:span></text:p>
      <text:p text:style-name="Standard"><text:tab/>// Hier is de uren wijzer getekend</text:p>
      <text:p text:style-name="Standard"><text:span text:style-name="T3"><text:s text:c="10"/></text:span></text:p>
      <text:p text:style-name="Standard"><text:span text:style-name="T3"><text:s text:c="10"/>context.moveTo(clockRadius, clockRadius);</text:span></text:p>
      <text:p text:style-name="Standard"><text:span text:style-name="T3"><text:s text:c="10"/>context.lineTo(clockRadius + clockRadius * 0.8 * Math.sin(minutesAngle), clockRadius - (clockRadius * 0.8 * Math.cos(minutesAngle)));</text:span></text:p>
      <text:p text:style-name="Standard"><text:span text:style-name="T3"><text:s text:c="10"/>context.lineWidth = 3;</text:span></text:p>
      <text:p text:style-name="Standard"><text:soft-page-break/><text:span text:style-name="T3"><text:s text:c="10"/>context.stroke(); </text:span></text:p>
      <text:p text:style-name="Standard"><text:tab/>// Hier is de minuten wijzer getekend</text:p>
      <text:p text:style-name="Standard"><text:span text:style-name="T3"><text:s text:c="10"/></text:span></text:p>
      <text:p text:style-name="Standard"><text:span text:style-name="T3"><text:s text:c="10"/>context.moveTo(clockRadius, clockRadius);</text:span></text:p>
      <text:p text:style-name="Standard"><text:span text:style-name="T3"><text:s text:c="10"/>context.lineTo(clockRadius + clockRadius * 0.9 * Math.sin(secondsAngle), clockRadius - (clockRadius * 0.9 * Math.cos(secondsAngle)));</text:span></text:p>
      <text:p text:style-name="Standard"><text:span text:style-name="T3"><text:s text:c="10"/>context.lineWidth = 2;</text:span></text:p>
      <text:p text:style-name="Standard"><text:span text:style-name="T3"><text:s text:c="10"/>context.stroke(); </text:span></text:p>
      <text:p text:style-name="Standard"><text:tab/>// Hier is de seconden wijzer getekend</text:p>
      <text:p text:style-name="Standard"><text:span text:style-name="T3"><text:s text:c="6"/></text:span></text:p>
      <text:p text:style-name="Standard"><text:span text:style-name="T3"><text:s text:c="10"/>}</text:span></text:p>
      <text:p text:style-name="Standard"><text:span text:style-name="T3"><text:s text:c="10"/></text:span></text:p>
      <text:p text:style-name="Standard"><text:span text:style-name="T3"><text:s text:c="10"/>setInterval(setTime, 1000);</text:span></text:p>
      <text:p text:style-name="Standard"><text:tab/>// setInterval voert de functie setTime() elke 1000 ms uit.</text:p>
      <text:p text:style-name="Standard"><text:span text:style-name="T3"><text:s text:c="10"/></text:span></text:p>
      <text:p text:style-name="Standard"><text:span text:style-name="T3"><text:s text:c="6"/>&lt;/script&gt; <text:s text:c="5"/></text:span></text:p>
      <text:p text:style-name="Standard"><text:span text:style-name="T3"><text:s text:c="2"/>&lt;/body&gt;</text:span></text:p>
      <text:p text:style-name="Standard"><text:span text:style-name="T3">&lt;/html&gt;</text:span></text:p>
      <text:p text:style-name="P1"/>
      <text:p text:style-name="P1"/>
      <text:p text:style-name="Standard"><text:span text:style-name="T1">Les 257 – Advanced selectors</text:span></text:p>
      <text:p text:style-name="P2"/>
      <text:p text:style-name="Standard">Ten behoeve van het stylen van een groep elementen heeft CSS3 nieuwe mogelijkheden om eenvoudiger een groep elementen te selecteren. In standaard CSS zou je dergelijke elementen dezelfde class moeten geven om dat te bereiken, waarna je de styling specifiek voor de class instelt. Dit kan tot een wildgroei aan classes leiden. In CSS3 hoeft dat in principe niet meer. De volgende mogelijkheden zijn toegevoegd.</text:p>
      <text:p text:style-name="Standard"/>
      <text:p text:style-name="Standard"><text:span text:style-name="T1">Descendant selector</text:span>:</text:p>
      <text:p text:style-name="Standard"/>
      <text:p text:style-name="Standard"><text:span text:style-name="T3"><text:tab/>p {</text:span></text:p>
      <text:p text:style-name="Standard"><text:span text:style-name="T3"><text:tab/><text:tab/>color: blue;</text:span></text:p>
      <text:p text:style-name="Standard"><text:span text:style-name="T3"><text:tab/>}</text:span></text:p>
      <text:p text:style-name="P1"/>
      <text:p text:style-name="Standard"><text:span text:style-name="T3"><text:tab/>div p {</text:span></text:p>
      <text:p text:style-name="Standard"><text:span text:style-name="T3"><text:tab/><text:tab/>color: red;</text:span></text:p>
      <text:p text:style-name="Standard"><text:span text:style-name="T3"><text:tab/>}</text:span></text:p>
      <text:p text:style-name="Standard"/>
      <text:p text:style-name="Standard">Hiermee style je alle &lt;p&gt; elementen die in een &lt;div&gt; voorkomen, de tekst wordt rood. De &lt;p&gt; elementen <text:span text:style-name="T1">buiten</text:span> een &lt;div&gt; worden <text:span text:style-name="T1">niet</text:span> meegenomen en houden hun normale styling, blauwe letters in dit geval.</text:p>
      <text:p text:style-name="Standard"/>
      <text:p text:style-name="Standard"><text:span text:style-name="T1">Sibling element selector</text:span>:</text:p>
      <text:p text:style-name="Standard"/>
      <text:p text:style-name="Standard"><text:span text:style-name="T3"><text:tab/>p {</text:span></text:p>
      <text:p text:style-name="Standard"><text:span text:style-name="T3"><text:tab/><text:tab/>color: blue;</text:span></text:p>
      <text:p text:style-name="Standard"><text:span text:style-name="T3"><text:tab/>}</text:span></text:p>
      <text:p text:style-name="P1"/>
      <text:p text:style-name="Standard"><text:span text:style-name="T3"><text:tab/>h1 ~ p {</text:span></text:p>
      <text:p text:style-name="Standard"><text:span text:style-name="T3"><text:tab/><text:tab/>color: red;</text:span></text:p>
      <text:p text:style-name="Standard"><text:span text:style-name="T3"><text:tab/><text:tab/>text-decoration: underline;</text:span></text:p>
      <text:p text:style-name="Standard"><text:span text:style-name="T3"><text:tab/>}</text:span></text:p>
      <text:p text:style-name="Standard"/>
      <text:p text:style-name="Standard"><text:soft-page-break/>Alle &lt;p&gt; elementen die <text:span text:style-name="T1">samen</text:span> met een &lt;h1&gt; in een &lt;div&gt; zitten hebben rode, onderstreepte tekst. De &lt;p&gt; elementen, die wel in een &lt;div&gt; zitten maar waar geen &lt;h1&gt; element in voorkomt, houden hun normale styling (blauwe tekst).</text:p>
      <text:p text:style-name="Standard"/>
      <text:p text:style-name="Standard"><text:span text:style-name="T1">Following selector</text:span>:</text:p>
      <text:p text:style-name="Standard"/>
      <text:p text:style-name="Standard"><text:span text:style-name="T3"><text:tab/>p {</text:span></text:p>
      <text:p text:style-name="Standard"><text:span text:style-name="T3"><text:tab/><text:tab/>color: blue;</text:span></text:p>
      <text:p text:style-name="Standard"><text:span text:style-name="T3"><text:tab/>}</text:span></text:p>
      <text:p text:style-name="P1"/>
      <text:p text:style-name="Standard"><text:span text:style-name="T3"><text:tab/>h1 + p {</text:span></text:p>
      <text:p text:style-name="Standard"><text:span text:style-name="T3"><text:tab/><text:tab/>color: green;</text:span></text:p>
      <text:p text:style-name="Standard"><text:span text:style-name="T3"><text:tab/><text:tab/>tekst-decoration: underline;</text:span></text:p>
      <text:p text:style-name="Standard"><text:span text:style-name="T3"><text:tab/>}</text:span></text:p>
      <text:p text:style-name="P1"/>
      <text:p text:style-name="Standard">Alleen de &lt;p&gt; die direct volgt op een &lt;h1&gt; binnen een &lt;div&gt; krijgt de opgegeven styling, groene tekst in dit geval. De andere &lt;p&gt; elementen binnen de &lt;div&gt; houden hun normale styling (blauwe tekst).</text:p>
      <text:p text:style-name="Standard"/>
      <text:p text:style-name="Standard"><text:span text:style-name="T1">Attribute selector:</text:span></text:p>
      <text:p text:style-name="Standard"/>
      <text:p text:style-name="Standard"><text:span text:style-name="T3"><text:tab/>a {</text:span></text:p>
      <text:p text:style-name="Standard"><text:span text:style-name="T3"><text:tab/><text:tab/>color: brown;</text:span></text:p>
      <text:p text:style-name="Standard"><text:span text:style-name="T3"><text:tab/>}</text:span></text:p>
      <text:p text:style-name="P1"/>
      <text:p text:style-name="Standard"><text:span text:style-name="T3"><text:tab/>a[target] {</text:span></text:p>
      <text:p text:style-name="Standard"><text:span text:style-name="T3"><text:tab/><text:tab/>color:yellow;</text:span></text:p>
      <text:p text:style-name="Standard"><text:span text:style-name="T3"><text:tab/>}</text:span></text:p>
      <text:p text:style-name="Standard"/>
      <text:p text:style-name="Standard">Alle &lt;a&gt; elementen die een target attribute hebben krijgen de betreffende styling, gele tekst in dit geval. De &lt;a&gt; elementen die geen target attribute hebben houden hun normale styling (bruine tekst).</text:p>
      <text:p text:style-name="Standard"/>
      <text:p text:style-name="Standard">Dit kan nog specifieker: een attribuut dat een specifieke waarde heeft, bijv. links die naar google.com verwijzen maken we groen en 2x zo groot, de andere zijn blauw:</text:p>
      <text:p text:style-name="Standard"/>
      <text:p text:style-name="Standard"><text:span text:style-name="T3"><text:tab/>a {</text:span></text:p>
      <text:p text:style-name="Standard"><text:span text:style-name="T3"><text:tab/><text:tab/>color: blue;</text:span></text:p>
      <text:p text:style-name="Standard"><text:span text:style-name="T3"><text:tab/>}</text:span></text:p>
      <text:p text:style-name="P1"/>
      <text:p text:style-name="Standard"><text:span text:style-name="T3"><text:tab/>a[href=”http://www.google.com”] {</text:span></text:p>
      <text:p text:style-name="Standard"><text:span text:style-name="T3"><text:tab/><text:tab/>color:green;</text:span></text:p>
      <text:p text:style-name="Standard"><text:span text:style-name="T3"><text:tab/><text:tab/>font-size: 200%;</text:span></text:p>
      <text:p text:style-name="Standard"><text:span text:style-name="T3"><text:tab/>}</text:span></text:p>
      <text:p text:style-name="Standard"/>
      <text:p text:style-name="Standard">Of je doet hetzelfde met een link waar het woord “Google” in voorkomt:</text:p>
      <text:p text:style-name="Standard"/>
      <text:p text:style-name="Standard"><text:span text:style-name="T3"><text:tab/>a[href*=”google”] {<text:tab/><text:tab/>// Let op de *</text:span></text:p>
      <text:p text:style-name="Standard"><text:span text:style-name="T3"><text:tab/><text:tab/>color:green;</text:span></text:p>
      <text:p text:style-name="Standard"><text:span text:style-name="T3"><text:tab/><text:tab/>font-size: 200%;</text:span></text:p>
      <text:p text:style-name="Standard"><text:span text:style-name="T3"><text:tab/>}</text:span></text:p>
      <text:p text:style-name="Standard"/>
      <text:p text:style-name="Standard">Hier zijn nog meer mogelijkheden voor:</text:p>
      <text:p text:style-name="Standard"/>
      <text:p text:style-name="Standard"><text:tab/>^= : <text:span text:style-name="T3">a[href^=”google”], begint met “google”</text:span></text:p>
      <text:p text:style-name="Standard"/>
      <text:p text:style-name="Standard"><text:soft-page-break/><text:tab/>$= : <text:span text:style-name="T3">a[href$=”google”], eindigt met “google”</text:span></text:p>
      <text:p text:style-name="Standard"/>
      <text:p text:style-name="Standard"><text:tab/>~= : <text:span text:style-name="T3">a[href~=”google”], bevat de waarde “google” omgeven door spaties</text:span></text:p>
      <text:p text:style-name="Standard"/>
      <text:p text:style-name="Standard"><text:tab/>|= : <text:span text:style-name="T3">a[href|=”google”], bevat waarde “google” omgeven door hyphens “-“</text:span></text:p>
      <text:p text:style-name="Standard"/>
      <text:p text:style-name="Standard"/>
      <text:p text:style-name="Standard"><text:span text:style-name="T1">Les 259 – Pseudo classes</text:span></text:p>
      <text:p text:style-name="Standard"/>
      <text:p text:style-name="Standard">Hiervan hebben we er eerder al een aantal gezien. Voorbeelden:</text:p>
      <text:p text:style-name="Standard"/>
      <text:p text:style-name="Standard"><text:span text:style-name="T3"><text:tab/>a:hover {</text:span></text:p>
      <text:p text:style-name="Standard"><text:span text:style-name="T3"><text:tab/><text:tab/>tekst-decoration: underline;</text:span></text:p>
      <text:p text:style-name="Standard"><text:span text:style-name="T3"><text:tab/>}</text:span></text:p>
      <text:p text:style-name="Standard"/>
      <text:p text:style-name="Standard">Onderstreept de link als met de muis erover heen wordt bewogen (‘hoveren’).</text:p>
      <text:p text:style-name="Standard"/>
      <text:p text:style-name="Standard"><text:span text:style-name="T3"><text:tab/>input:focus {</text:span></text:p>
      <text:p text:style-name="Standard"><text:span text:style-name="T3"><text:tab/><text:tab/>background-color: blue;</text:span></text:p>
      <text:p text:style-name="Standard"><text:span text:style-name="T3"><text:tab/>}</text:span></text:p>
      <text:p text:style-name="Standard"/>
      <text:p text:style-name="Standard">Maakt het input field blauw omlijnd als het de focus krijgt (de cursor er in staat).</text:p>
      <text:p text:style-name="Standard"/>
      <text:p text:style-name="Standard">Input fields kun je ook stylen als ze enabled of disabled zijn:</text:p>
      <text:p text:style-name="Standard"/>
      <text:p text:style-name="Standard"><text:span text:style-name="T3"><text:tab/>input:enabled {</text:span></text:p>
      <text:p text:style-name="Standard"><text:span text:style-name="T3"><text:tab/><text:tab/>background-color: lightblue;</text:span></text:p>
      <text:p text:style-name="Standard"><text:span text:style-name="T3"><text:tab/>}</text:span></text:p>
      <text:p text:style-name="P1"/>
      <text:p text:style-name="Standard"><text:span text:style-name="T3"><text:tab/>input:disabled {</text:span></text:p>
      <text:p text:style-name="Standard"><text:span text:style-name="T3"><text:tab/><text:tab/>background-color: lightgray;</text:span></text:p>
      <text:p text:style-name="Standard"><text:span text:style-name="T3"><text:tab/>}</text:span></text:p>
      <text:p text:style-name="P1"/>
      <text:p text:style-name="P1"/>
      <text:p text:style-name="Standard">Als de input een radio button is dan kan deze gestyled worden als de button aangevinkt is:</text:p>
      <text:p text:style-name="P1"/>
      <text:p text:style-name="Standard"><text:span text:style-name="T3"><text:tab/>input:checked {</text:span></text:p>
      <text:p text:style-name="Standard"><text:span text:style-name="T3"><text:tab/><text:tab/>background-color: red;</text:span></text:p>
      <text:p text:style-name="Standard"><text:span text:style-name="T3"><text:tab/>}</text:span></text:p>
      <text:p text:style-name="P1"/>
      <text:p text:style-name="Standard">Naast het selecteren van form elementen op basis van hun status kunnen ze ook op basis van hun locatie binnen een &lt;div&gt; geselecteerd worden:</text:p>
      <text:p text:style-name="P1"/>
      <text:p text:style-name="Standard"><text:span text:style-name="T3"><text:tab/>p:first-child {</text:span></text:p>
      <text:p text:style-name="Standard"><text:span text:style-name="T3"><text:tab/><text:tab/>color: orange;</text:span></text:p>
      <text:p text:style-name="Standard"><text:span text:style-name="T3"><text:tab/>}</text:span></text:p>
      <text:p text:style-name="P1"/>
      <text:p text:style-name="Standard"><text:span text:style-name="T3"><text:tab/>p:last-child {</text:span></text:p>
      <text:p text:style-name="Standard"><text:span text:style-name="T3"><text:tab/><text:tab/>text-decoration: underline;</text:span></text:p>
      <text:p text:style-name="Standard"><text:span text:style-name="T3"><text:tab/>}</text:span></text:p>
      <text:p text:style-name="P1"/>
      <text:p text:style-name="Standard">Met <text:span text:style-name="T3">p:first-child</text:span> selecteer je alle &lt;p&gt; elementen die het allereerste element binnen een &lt;div&gt; zijn. Dus niet specifiek het eerste &lt;p&gt; element binnen een &lt;div&gt;. Hieronder wordt de eerste &lt;p&gt; wel geselecteerd met p:firstchild:</text:p>
      <text:p text:style-name="Standard"><text:soft-page-break/></text:p>
      <text:p text:style-name="Standard"><text:span text:style-name="T3"><text:tab/>&lt;div&gt;</text:span></text:p>
      <text:p text:style-name="Standard"><text:span text:style-name="T3"><text:tab/><text:tab/>&lt;p&gt;Eerste paragraaf binnen deze div&lt;/p&gt;</text:span></text:p>
      <text:p text:style-name="Standard"><text:span text:style-name="T3"><text:tab/><text:tab/>&lt;p&gt;Laatste paragraaf binnen deze div&lt;/p&gt;</text:span></text:p>
      <text:p text:style-name="Standard"><text:span text:style-name="T3"><text:tab/><text:tab/>&lt;h1&gt;Dit is het allerlaatste element binnen deze div&lt;/h1&gt;</text:span></text:p>
      <text:p text:style-name="Standard"><text:span text:style-name="T3"><text:tab/>&lt;/div&gt;</text:span></text:p>
      <text:p text:style-name="Standard"/>
      <text:p text:style-name="Standard">Maar hieronder niet:</text:p>
      <text:p text:style-name="Standard"/>
      <text:p text:style-name="Standard"><text:span text:style-name="T3"><text:tab/>&lt;div&gt;</text:span></text:p>
      <text:p text:style-name="Standard"><text:span text:style-name="T3"><text:tab/><text:tab/>&lt;h1&gt;Dit is het allereerste element binnen deze div&lt;/h1&gt;</text:span></text:p>
      <text:p text:style-name="Standard"><text:span text:style-name="T3"><text:tab/><text:tab/>&lt;p&gt;Eerste paragraaf binnen deze div&lt;/p&gt;</text:span></text:p>
      <text:p text:style-name="Standard"><text:span text:style-name="T3"><text:tab/><text:tab/>&lt;p&gt;Laatste paragraaf binnen deze div&lt;/p&gt;</text:span></text:p>
      <text:p text:style-name="Standard"><text:span text:style-name="T3"><text:tab/>&lt;/div&gt;</text:span></text:p>
      <text:p text:style-name="Standard"/>
      <text:p text:style-name="Standard">Met <text:span text:style-name="T3">p:last-child</text:span> selecteer je alle &lt;p&gt; elementen die het allerlaatste element binnen een &lt;div&gt; zijn. Dus niet specifiek het laatste &lt;p&gt; element binnen een &lt;div&gt;, als bijv. een &lt;h1&gt; element als allerlaatste binnen de &lt;div&gt; voorkomt dan wordt het laatste &lt;p&gt; element binnen die &lt;div&gt; <text:span text:style-name="T1">niet</text:span> geselecteerd, zoals hieronder het geval is:</text:p>
      <text:p text:style-name="Standard"/>
      <text:p text:style-name="Standard"><text:span text:style-name="T3"><text:tab/>&lt;div&gt;</text:span></text:p>
      <text:p text:style-name="Standard"><text:span text:style-name="T3"><text:tab/><text:tab/>&lt;p&gt;Eerste paragraaf binnen deze div&lt;/p&gt;</text:span></text:p>
      <text:p text:style-name="Standard"><text:span text:style-name="T3"><text:tab/><text:tab/>&lt;p&gt;Laatste paragraaf binnen deze div&lt;/p&gt;</text:span></text:p>
      <text:p text:style-name="Standard"><text:span text:style-name="T3"><text:tab/><text:tab/>&lt;h1&gt;Dit is het allerlaatste element binnen deze div&lt;/h1&gt;</text:span></text:p>
      <text:p text:style-name="Standard"><text:span text:style-name="T3"><text:tab/>&lt;/div&gt;</text:span></text:p>
      <text:p text:style-name="Standard"/>
      <text:p text:style-name="Standard">Bevat een &lt;div&gt; in dit geval enkel één &lt;p&gt; element, dan is het zowel het eerste als laatste element binnen de &lt;div&gt; en wordt het zowel oranje als onderstreept. Dit bereik je ook als je <text:span text:style-name="T3">p:only-child</text:span> gebruikt:</text:p>
      <text:p text:style-name="P1"/>
      <text:p text:style-name="Standard"><text:span text:style-name="T3"><text:tab/>p:only-child {</text:span></text:p>
      <text:p text:style-name="Standard"><text:span text:style-name="T3"><text:tab/><text:tab/>color: orange;</text:span></text:p>
      <text:p text:style-name="Standard"><text:span text:style-name="T3"><text:tab/><text:tab/>font-weight:bold;</text:span></text:p>
      <text:p text:style-name="Standard"><text:span text:style-name="T3"><text:tab/>}</text:span></text:p>
      <text:p text:style-name="P1"/>
      <text:p text:style-name="Standard">Wil je het eerste &lt;p&gt; element binnen een &lt;div&gt; selecteren dan gebruik je <text:span text:style-name="T3">p:first-of-type:</text:span></text:p>
      <text:p text:style-name="P1"/>
      <text:p text:style-name="Standard"><text:span text:style-name="T3"><text:tab/>p:first-of-type {</text:span></text:p>
      <text:p text:style-name="Standard"><text:span text:style-name="T3"><text:tab/><text:tab/>font-size:150%;</text:span></text:p>
      <text:p text:style-name="Standard"><text:span text:style-name="T3"><text:tab/>}</text:span></text:p>
      <text:p text:style-name="P1"/>
      <text:p text:style-name="Standard">Analoog hieraan heb je <text:span text:style-name="T3">p:last-of-type</text:span> (selecteer laatste &lt;p&gt; element binnen een &lt;div&gt;) en <text:span text:style-name="T3">p:only-of-type</text:span> (selecteer de &lt;p&gt; alleen als het het enige &lt;p&gt; element binnen de &lt;div&gt; is.</text:p>
      <text:p text:style-name="Standard"/>
      <text:p text:style-name="Standard">Het wordt nog mooier bij het selecteren van tabel rijen:</text:p>
      <text:p text:style-name="Standard"/>
      <text:p text:style-name="Standard"><text:span text:style-name="T3"><text:tab/>tr:nth-child(2n-1) {</text:span></text:p>
      <text:p text:style-name="Standard"><text:span text:style-name="T3"><text:tab/><text:tab/>background-color:green;</text:span></text:p>
      <text:p text:style-name="Standard"><text:span text:style-name="T3"><text:tab/>}</text:span></text:p>
      <text:p text:style-name="P1"/>
      <text:p text:style-name="Standard">Dit selecteert elke (2n-1)<text:span text:style-name="T9">e</text:span> rij – dus elke oneven rij – uit de tabel en maakt hem groen. Met <text:span text:style-name="T3">tr:nth-last-child(2n-1)</text:span> kunt je hierbij ook met de laatste rij beginnen en als het ware terug tellen (oftewel de tabel op zijn kop zeten):</text:p>
      <text:p text:style-name="Standard"/>
      <text:p text:style-name="Standard"><text:soft-page-break/><text:span text:style-name="T3"><text:tab/>tr:nth-last-child(2n-1) {</text:span></text:p>
      <text:p text:style-name="Standard"><text:span text:style-name="T3"><text:tab/><text:tab/>background-color:blue;</text:span></text:p>
      <text:p text:style-name="Standard"><text:span text:style-name="T3"><text:tab/>}</text:span></text:p>
      <text:p text:style-name="Standard"/>
      <text:p text:style-name="Standard">Als je nu een tabel hebt met een even aantal rijen dan zal <text:span text:style-name="T3">tr:nth-child(2n-1) </text:span>elke oneven rij groen maken, terwijl <text:span text:style-name="T3">tr:nth-last-child(2n-1) </text:span>elke even rij blauw zal maken.</text:p>
      <text:p text:style-name="Standard"/>
      <text:p text:style-name="Standard">Dit kan natuurlijk ook op andere elementen dan tabelrijen worden toegepast, je telt dan de elementen binnen een &lt;div&gt;. Je hebt ook nog:</text:p>
      <text:p text:style-name="Standard"/>
      <text:p text:style-name="Standard"><text:span text:style-name="T3"><text:tab/>p:nth-of-type (2n) {</text:span></text:p>
      <text:p text:style-name="Standard"><text:span text:style-name="T3"><text:tab/><text:tab/>color: purple;</text:span></text:p>
      <text:p text:style-name="Standard"><text:span text:style-name="T3"><text:tab/>}</text:span></text:p>
      <text:p text:style-name="Standard"/>
      <text:p text:style-name="Standard">Dit zal elk even &lt;p&gt; element in een &lt;div&gt; paarse tekst geven.</text:p>
      <text:p text:style-name="Standard"/>
      <text:p text:style-name="Standard"><text:span text:style-name="T3"><text:tab/>div:empty {</text:span></text:p>
      <text:p text:style-name="Standard"><text:span text:style-name="T3"><text:tab/><text:tab/>display: none;</text:span></text:p>
      <text:p text:style-name="Standard"><text:span text:style-name="T3"><text:tab/>}</text:span></text:p>
      <text:p text:style-name="Standard"/>
      <text:p text:style-name="Standard">Dit selecteert alle &lt;div&gt;’s zonder content en verbergt ze. </text:p>
      <text:p text:style-name="Standard">NB Met <text:span text:style-name="T3">display</text:span> op <text:span text:style-name="T3">none</text:span> neemt het element ook geen ruimte in op de pagina. Zet je daarentegen de <text:span text:style-name="T3">visibility</text:span> op <text:span text:style-name="T3">hidden</text:span> dan is het element niet zichtbaar maar neemt wel ruimte in.</text:p>
      <text:p text:style-name="Standard"/>
      <text:p text:style-name="Standard"><text:span text:style-name="T3"><text:tab/>p:not(.green) {</text:span></text:p>
      <text:p text:style-name="Standard"><text:span text:style-name="T3"><text:tab/><text:tab/>color: blue;</text:span></text:p>
      <text:p text:style-name="Standard"><text:span text:style-name="T3"><text:tab/>}</text:span></text:p>
      <text:p text:style-name="Standard"/>
      <text:p text:style-name="Standard">Dit selecteert alle &lt;p&gt; elementen die niet tot de class “green” behoren en maakt de tekstkleur daarvan blauw.</text:p>
      <text:p text:style-name="Standard"/>
      <text:p text:style-name="Standard"><text:span text:style-name="T3"><text:tab/>:not(div) {</text:span></text:p>
      <text:p text:style-name="Standard"><text:span text:style-name="T3"><text:tab/><text:tab/>background-color: yellow;</text:span></text:p>
      <text:p text:style-name="Standard"><text:span text:style-name="T3"><text:tab/>}</text:span></text:p>
      <text:p text:style-name="Standard"/>
      <text:p text:style-name="Standard">Dit selecteert alle niet-&lt;div&gt; elementen en geeft ze een gele achtergrond.</text:p>
      <text:p text:style-name="Standard"/>
      <text:p text:style-name="Standard"><text:span text:style-name="T3"><text:tab/>p:first-letter {</text:span></text:p>
      <text:p text:style-name="Standard"><text:span text:style-name="T3"><text:tab/><text:tab/>font-size: 150%;</text:span></text:p>
      <text:p text:style-name="Standard"><text:span text:style-name="T3"><text:tab/>}</text:span></text:p>
      <text:p text:style-name="P1"/>
      <text:p text:style-name="Standard">Dit selecteert alle eerste letters van &lt;p&gt; elementen en maakt ze 1,5 keer zo groot als normaal. </text:p>
      <text:p text:style-name="Standard"/>
      <text:p text:style-name="Standard"><text:span text:style-name="T3"><text:tab/>p:first-line {</text:span></text:p>
      <text:p text:style-name="Standard"><text:span text:style-name="T3"><text:tab/><text:tab/>color: brown;</text:span></text:p>
      <text:p text:style-name="Standard"><text:span text:style-name="T3"><text:tab/>}</text:span></text:p>
      <text:p text:style-name="Standard"/>
      <text:p text:style-name="Standard">Dit selecteert alle eerste regels van &lt;p&gt; elementen en maakt de tekst bruin.</text:p>
      <text:p text:style-name="Standard"/>
      <text:p text:style-name="Standard">De laatste:</text:p>
      <text:p text:style-name="Standard"/>
      <text:p text:style-name="Standard"><text:span text:style-name="T3"><text:tab/>a:after {</text:span></text:p>
      <text:p text:style-name="Standard"><text:span text:style-name="T3"><text:tab/><text:tab/>content: “This is a link.”;</text:span></text:p>
      <text:p text:style-name="Standard"><text:span text:style-name="T3"><text:tab/>}</text:span></text:p>
      <text:p text:style-name="Standard"><text:soft-page-break/></text:p>
      <text:p text:style-name="Standard">Dit zal de tekst “This is a link.” achter elk &lt;a&gt; element tonen. Je kunt dit ook dynamisch maken:</text:p>
      <text:p text:style-name="Standard"/>
      <text:p text:style-name="Standard"><text:span text:style-name="T3"><text:tab/>a:after {</text:span></text:p>
      <text:p text:style-name="Standard"><text:span text:style-name="T3"><text:tab/><text:tab/>content: “ (“attr(href)”)”;</text:span></text:p>
      <text:p text:style-name="Standard"><text:span text:style-name="T3"><text:tab/>}</text:span></text:p>
      <text:p text:style-name="P1"/>
      <text:p text:style-name="Standard">Dit zal de url zelf tussen haakjes achter het &lt;a&gt; element zetten, waarbij er een spatie tussen het &lt;a&gt; element en de url zit.</text:p>
      <text:p text:style-name="P1"/>
      <text:p text:style-name="P1"/>
      <text:p text:style-name="Standard"><text:span text:style-name="T1">Les 261 – Gradients &amp; Shadows</text:span></text:p>
      <text:p text:style-name="P1"/>
      <text:p text:style-name="Standard"><text:span text:style-name="T3">In het HTML5 deel van deze sectie is getoond hoe je gradients met het canvas kunt maken. Maar als je enkel een gradient wil kan het ook met CSS3:</text:span></text:p>
      <text:p text:style-name="P1"/>
      <text:p text:style-name="Standard"><text:span text:style-name="T3"><text:tab/>#gradient {</text:span></text:p>
      <text:p text:style-name="Standard"><text:span text:style-name="T3"><text:tab/><text:tab/>width: 500px;</text:span></text:p>
      <text:p text:style-name="Standard"><text:span text:style-name="T3"><text:tab/><text:tab/>height: 300px;</text:span></text:p>
      <text:p text:style-name="Standard"><text:span text:style-name="T3"><text:tab/><text:tab/>background-color: blue;</text:span></text:p>
      <text:p text:style-name="Standard"><text:span text:style-name="T3"><text:tab/><text:tab/>background: linear-gradient(to top left, white, red, green, blue);</text:span></text:p>
      <text:p text:style-name="Standard"><text:span text:style-name="T3"><text:tab/>}</text:span></text:p>
      <text:p text:style-name="P1"/>
      <text:p text:style-name="Standard">Dit creëert een gradient die van rechts onder naar links boven loopt en achtereenvolgens wit, rood, groen en blauw is. Je kunt verder <text:span text:style-name="T3">bottom</text:span> en <text:span text:style-name="T3">right</text:span> ingeven en het aantal kleuren is onbeperkt (minstens 2).</text:p>
      <text:p text:style-name="Standard"/>
      <text:p text:style-name="Standard">Een radial gradient bestaat ook, deze begint in het midden van het element en loopt uit naar de randen:</text:p>
      <text:p text:style-name="Standard"/>
      <text:p text:style-name="Standard"><text:span text:style-name="T3"><text:tab/>#gradient {</text:span></text:p>
      <text:p text:style-name="Standard"><text:span text:style-name="T3"><text:tab/><text:tab/>width: 500px;</text:span></text:p>
      <text:p text:style-name="Standard"><text:span text:style-name="T3"><text:tab/><text:tab/>height: 300px;</text:span></text:p>
      <text:p text:style-name="Standard"><text:span text:style-name="T3"><text:tab/><text:tab/>background-color: blue;</text:span></text:p>
      <text:p text:style-name="Standard"><text:span text:style-name="T3"><text:tab/><text:tab/>background: radial-gradient(white, blue);</text:span></text:p>
      <text:p text:style-name="Standard"><text:span text:style-name="T3"><text:tab/>}</text:span></text:p>
      <text:p text:style-name="P1"/>
      <text:p text:style-name="P1"/>
      <text:p text:style-name="Standard">Shadows kun je op tekst toepassen:</text:p>
      <text:p text:style-name="Standard"/>
      <text:p text:style-name="Standard"><text:span text:style-name="T3"><text:tab/>h2 {</text:span></text:p>
      <text:p text:style-name="Standard"><text:span text:style-name="T3"><text:tab/><text:tab/>text-shadow: 2px 3px 4px green, -5px -5px 4px yellow;</text:span></text:p>
      <text:p text:style-name="Standard"><text:span text:style-name="T3"><text:tab/><text:tab/>color: white;</text:span></text:p>
      <text:p text:style-name="Standard"><text:span text:style-name="T3"><text:tab/>}</text:span></text:p>
      <text:p text:style-name="Standard"/>
      <text:p text:style-name="Standard">Dit zal alle &lt;h2&gt; elementen van twee schaduwen voorzien. De eerste is groen en loopt 2px naar rechts en 3px naar beneden met een blur (vervaging) straal van 4px. De tweede schaduw is geel, loopt 5px naar links en omhoog (want beide zijn negatief) en heeft een blur van 4px. </text:p>
      <text:p text:style-name="Standard">Een mooi effect krijg je als je de tekst dezelfde kleur geeft als de achtergrond en alleen een blur opgeeft.</text:p>
      <text:p text:style-name="Standard"/>
      <text:p text:style-name="Standard">Boxes kun je ook een shadow geven:</text:p>
      <text:p text:style-name="Standard"/>
      <text:p text:style-name="Standard"><text:span text:style-name="T3"><text:tab/>#shadow {</text:span></text:p>
      <text:p text:style-name="Standard"><text:soft-page-break/><text:span text:style-name="T3"><text:tab/><text:tab/>width: 200px;</text:span></text:p>
      <text:p text:style-name="Standard"><text:span text:style-name="T3"><text:tab/><text:tab/>height: 200px;</text:span></text:p>
      <text:p text:style-name="Standard"><text:span text:style-name="T3"><text:tab/><text:tab/>box-shadow: 12px 12px 6px grey;</text:span></text:p>
      <text:p text:style-name="Standard"><text:span text:style-name="T3"><text:tab/><text:tab/>background-color: antiquewhite;</text:span></text:p>
      <text:p text:style-name="Standard"><text:span text:style-name="T3"><text:tab/>}</text:span></text:p>
      <text:p text:style-name="Standard"/>
      <text:p text:style-name="Standard">Het effect is alsof de box los komt van de achtergrond, gaat zweven.</text:p>
      <text:p text:style-name="Standard"/>
      <text:p text:style-name="Standard"/>
      <text:p text:style-name="Standard"><text:span text:style-name="T1">Les 263 – Transformations &amp; Animations</text:span></text:p>
      <text:p text:style-name="P4"/>
      <text:p text:style-name="Standard">CSS3 biedt allerlei mogelijkheden voor transformaties. Door ze te combineren met animaties krijg je leuke effecten.</text:p>
      <text:p text:style-name="Standard"/>
      <text:p text:style-name="Standard"><text:span text:style-name="T3"><text:tab/>#box {</text:span></text:p>
      <text:p text:style-name="Standard"><text:span text:style-name="T3"><text:tab/><text:tab/>width: 100px;</text:span></text:p>
      <text:p text:style-name="Standard"><text:span text:style-name="T3"><text:tab/><text:tab/>height: 100px;</text:span></text:p>
      <text:p text:style-name="Standard"><text:span text:style-name="T3"><text:tab/><text:tab/>background-color: red;</text:span></text:p>
      <text:p text:style-name="Standard"><text:span text:style-name="T3"><text:tab/><text:tab/>border-radius: 10px;</text:span></text:p>
      <text:p text:style-name="Standard"><text:span text:style-name="T3"><text:tab/><text:tab/>transition: 1s ease-in-out;<text:tab/></text:span>// Dit is de animatie</text:p>
      <text:p text:style-name="Standard"><text:span text:style-name="T3"><text:tab/>}</text:span></text:p>
      <text:p text:style-name="P1"/>
      <text:p text:style-name="Standard"><text:span text:style-name="T3"><text:tab/>#box:hover {</text:span></text:p>
      <text:p text:style-name="Standard"><text:span text:style-name="T3"><text:tab/><text:tab/>transform: translate(50px, 50px);</text:span></text:p>
      <text:p text:style-name="Standard"><text:span text:style-name="T3"><text:tab/>}</text:span></text:p>
      <text:p text:style-name="Standard"/>
      <text:p text:style-name="Standard">Wanneer de box gehovered wordt vindt er een transformatie plaats. De box beweegt dan 50px naar rechts en naar beneden. De transitie duurt <text:span text:style-name="T3">1 seconde</text:span> en is van het type <text:span text:style-name="T3">ease-in-out</text:span>: de beweging start langzaam, versnelt dan en remt daarna weer af. Dit is de meest toegepaste transitie vorm. Een <text:span text:style-name="T3">linear</text:span> transitie is ook mogelijk, de box beweegt dan met een vaste snelheid. <text:span text:style-name="T3">Ease-in</text:span> en <text:span text:style-name="T3">ease-out</text:span> zijn ook nog mogelijk.</text:p>
      <text:p text:style-name="Standard"/>
      <text:p text:style-name="Standard">Rotaties kunnen ook:</text:p>
      <text:p text:style-name="Standard"/>
      <text:p text:style-name="Standard"><text:span text:style-name="T3"><text:tab/>#box:hover {</text:span></text:p>
      <text:p text:style-name="Standard"><text:span text:style-name="T3"><text:tab/><text:tab/>transform: rotate(40deg);</text:span></text:p>
      <text:p text:style-name="Standard"><text:span text:style-name="T3"><text:tab/>}</text:span></text:p>
      <text:p text:style-name="Standard"/>
      <text:p text:style-name="Standard">Laat de box 40 graden met de klok mee om zijn middelpunt roteren. Je hoeft de transformatie niet perse via een animatie uit te voeren zoals hier nu gebeurt. In dat geval zet je de transform in de #box. Maar animaties zijn veel leuker!</text:p>
      <text:p text:style-name="Standard"/>
      <text:p text:style-name="Standard">Schalen:</text:p>
      <text:p text:style-name="Standard"/>
      <text:p text:style-name="Standard"><text:span text:style-name="T3"><text:tab/>#box:hover {</text:span></text:p>
      <text:p text:style-name="Standard"><text:span text:style-name="T3"><text:tab/><text:tab/>transform: scale(2 ,4);</text:span></text:p>
      <text:p text:style-name="Standard"><text:span text:style-name="T3"><text:tab/>}</text:span></text:p>
      <text:p text:style-name="Standard"/>
      <text:p text:style-name="Standard">Hierdoor wordt de box uitgerekt en wordt in x-richting 2x zo groot en in y-richting 4x zo groot. Het middelpunt van de box blijft hetzelfde, het kan dus zijn dat een gedeelte van de box buiten het viewport valt.</text:p>
      <text:p text:style-name="Standard"/>
      <text:p text:style-name="Standard">De box kan ook scheef gezet worden dmv de skew transformatie:</text:p>
      <text:p text:style-name="Standard"/>
      <text:p text:style-name="Standard"><text:soft-page-break/><text:span text:style-name="T3"><text:tab/>#box:hover {</text:span></text:p>
      <text:p text:style-name="Standard"><text:span text:style-name="T3"><text:tab/><text:tab/>transform: skew(10deg, 20deg);</text:span></text:p>
      <text:p text:style-name="Standard"><text:span text:style-name="T3"><text:tab/>}</text:span></text:p>
      <text:p text:style-name="P1"/>
      <text:p text:style-name="Standard">Dit zal de vertikale box zijden 10 graden tegen de klok in laten hellen, het middelpunt van de vertikale zijden blijft op zijn plek. Tevens worden de horizontale zijden 20 graden met de klok mee scheef gezet.</text:p>
      <text:p text:style-name="Standard"/>
      <text:p text:style-name="Standard">Dit zijn tot nu toe allemaal 2D transformaties. 3D transformaties kunnen ook. Dit is het best te zien door tekst in de box te zetten. </text:p>
      <text:p text:style-name="Standard"/>
      <text:p text:style-name="Standard"><text:span text:style-name="T3"><text:tab/>#box {</text:span></text:p>
      <text:p text:style-name="Standard"><text:span text:style-name="T3"><text:tab/><text:tab/>width: 100px;</text:span></text:p>
      <text:p text:style-name="Standard"><text:span text:style-name="T3"><text:tab/><text:tab/>height: 100px;</text:span></text:p>
      <text:p text:style-name="Standard"><text:span text:style-name="T3"><text:tab/><text:tab/>background-color: red;</text:span></text:p>
      <text:p text:style-name="Standard"><text:span text:style-name="T3"><text:tab/><text:tab/>border-radius: 10px;</text:span></text:p>
      <text:p text:style-name="Standard"><text:span text:style-name="T3"><text:tab/><text:tab/>transition: 1s ease-in-out;</text:span></text:p>
      <text:p text:style-name="Standard"><text:span text:style-name="T3"><text:tab/><text:tab/>font-family: “Arial”;</text:span></text:p>
      <text:p text:style-name="Standard"><text:span text:style-name="T3"><text:tab/><text:tab/>font-size: 200%;</text:span></text:p>
      <text:p text:style-name="Standard"><text:span text:style-name="T3"><text:tab/><text:tab/>display: flex;</text:span></text:p>
      <text:p text:style-name="Standard"><text:span text:style-name="T3"><text:tab/><text:tab/>align-items: center;</text:span></text:p>
      <text:p text:style-name="Standard"><text:span text:style-name="T3"><text:tab/><text:tab/>justify-content: center;</text:span></text:p>
      <text:p text:style-name="Standard"><text:span text:style-name="T3"><text:tab/>}</text:span></text:p>
      <text:p text:style-name="P1"/>
      <text:p text:style-name="Standard"><text:span text:style-name="T3"><text:tab/>#box:hover {</text:span></text:p>
      <text:p text:style-name="Standard"><text:span text:style-name="T3"><text:tab/><text:tab/>transform: rotateX(180deg);</text:span></text:p>
      <text:p text:style-name="Standard"><text:span text:style-name="T3"><text:tab/>}</text:span></text:p>
      <text:p text:style-name="P1"/>
      <text:p text:style-name="Standard"><text:span text:style-name="T3"><text:tab/>&lt;div id=”box”&gt;Box&lt;/div&gt;</text:span></text:p>
      <text:p text:style-name="Standard"/>
      <text:p text:style-name="Standard">Dit laat de box 180 graden om de X-as bewegen. We hebben hier te maken met een zg. flex-box (<text:span text:style-name="T3">display: flex</text:span>). Het attribuut <text:span text:style-name="T3">align-items</text:span> is specifiek van toepassing op flex boxes en centreert items in de flexible container, in dit geval vertikaal. Het attribuut <text:span text:style-name="T3">justify-content</text:span> centreert items ook in de flexible container, maar dan horizontaal. Het gevolg is dat de tekst “Box” midden in de flexible box terecht komt.</text:p>
      <text:p text:style-name="Standard"/>
      <text:p text:style-name="Standard">Andere transformatie mogelijkheden:</text:p>
      <text:p text:style-name="Standard"/>
      <text:p text:style-name="Standard"><text:span text:style-name="T3"><text:tab/><text:tab/>transform: rotateY(180deg);</text:span></text:p>
      <text:p text:style-name="Standard"><text:span text:style-name="T3"><text:tab/><text:tab/>transform: rotateZ(180deg);</text:span></text:p>
      <text:p text:style-name="Standard"/>
      <text:p text:style-name="Standard">waarbij <text:span text:style-name="T3">rotateZ(180deg)</text:span> de box laat draaien om de imaginaire as die als het ware uit het beeldscherm komt.</text:p>
      <text:p text:style-name="Standard"/>
      <text:p text:style-name="Standard"/>
      <text:p text:style-name="Standard"><text:span text:style-name="T1">Les 265 – Lay-out &amp; Calculations</text:span></text:p>
      <text:p text:style-name="Standard"/>
      <text:p text:style-name="Standard">In CSS3 is het nu op tamelijk eenvoudige wijze mogelijk om een multi-column lay-out aan te brengen. In standaard CSS is dit tamelijk lastig, zonder javascript ging dat eigenlijk niet. Punt van aandacht is wel dat de standaard CSS3 hier eigenlijk enkel door IE en Edge ondersteund wordt. De andere browsers maken gebruiken van Webkit m.u.v. FireFox. Op w3schools.com staat precies hoe het betreffende attribuut bij elke browser gebruikt kan worden.</text:p>
      <text:p text:style-name="Standard"/>
      <text:p text:style-name="Standard"><text:span text:style-name="T3"><text:tab/>#multi-column {</text:span></text:p>
      <text:p text:style-name="Standard"><text:span text:style-name="T3"><text:tab/><text:tab/>-webkit-column-count: 3;</text:span></text:p>
      <text:p text:style-name="Standard"><text:soft-page-break/><text:span text:style-name="T3"><text:tab/><text:tab/>-moz-column-count: 3;</text:span></text:p>
      <text:p text:style-name="Standard"><text:span text:style-name="T3"><text:tab/><text:tab/>column-count: 3;</text:span></text:p>
      <text:p text:style-name="P1"/>
      <text:p text:style-name="Standard"><text:span text:style-name="T3"><text:tab/><text:tab/>-webkit-column-gap: 40px;</text:span></text:p>
      <text:p text:style-name="Standard"><text:span text:style-name="T3"><text:tab/><text:tab/>-moz-column-gap: 40px;</text:span></text:p>
      <text:p text:style-name="Standard"><text:span text:style-name="T3"><text:tab/><text:tab/>column-gap: 40px;</text:span></text:p>
      <text:p text:style-name="P1"/>
      <text:p text:style-name="Standard"><text:span text:style-name="T3"><text:tab/><text:tab/>-webkit-rule-style: solid;</text:span></text:p>
      <text:p text:style-name="Standard"><text:span text:style-name="T3"><text:tab/><text:tab/>-moz-rule-style: solid;</text:span></text:p>
      <text:p text:style-name="Standard"><text:span text:style-name="T3"><text:tab/><text:tab/>column-rule-style: solid;</text:span></text:p>
      <text:p text:style-name="P1"/>
      <text:p text:style-name="Standard"><text:span text:style-name="T3"><text:tab/><text:tab/>-webkit-column-rule-width: 1px;</text:span></text:p>
      <text:p text:style-name="Standard"><text:span text:style-name="T3"><text:tab/><text:tab/>-moz-column-rule-width: 1px;</text:span></text:p>
      <text:p text:style-name="Standard"><text:span text:style-name="T3"><text:tab/><text:tab/>column-rule-width: 1px;</text:span></text:p>
      <text:p text:style-name="P1"/>
      <text:p text:style-name="Standard"><text:span text:style-name="T3"><text:tab/><text:tab/>-webkit-column-rule-color: grey;</text:span></text:p>
      <text:p text:style-name="Standard"><text:span text:style-name="T3"><text:tab/><text:tab/>-moz-column-rule-color: grey;</text:span></text:p>
      <text:p text:style-name="Standard"><text:span text:style-name="T3"><text:tab/><text:tab/>column-rule-color: grey;</text:span></text:p>
      <text:p text:style-name="Standard"><text:span text:style-name="T3"><text:tab/>}</text:span></text:p>
      <text:p text:style-name="P1"/>
      <text:p text:style-name="Standard"><text:span text:style-name="T3"><text:tab/>&lt;div id=”multi-column”&gt; …Heel veel lorum ipsum tekst… &lt;/div&gt;</text:span></text:p>
      <text:p text:style-name="Standard"/>
      <text:p text:style-name="Standard">Hiermee wordt de tekst in de &lt;div&gt; over 3 kolommen gesplitst. Tussen de kolommen zitten 40 pixels en een grijze lijn van 1px breed.</text:p>
      <text:p text:style-name="Standard"/>
      <text:p text:style-name="Standard">Rob zet nog een titel boven de tekst die over de drie kolommen wordt uitgesmeerd. Hiertoe neemt hij in de &lt;div&gt; een &lt;h2&gt; op met de titeltekst:</text:p>
      <text:p text:style-name="Standard"/>
      <text:p text:style-name="Standard"><text:span text:style-name="T3"><text:tab/>h2 {</text:span></text:p>
      <text:p text:style-name="Standard"><text:span text:style-name="T3"><text:tab/><text:tab/>-webkit-column-span: all;</text:span></text:p>
      <text:p text:style-name="Standard"><text:span text:style-name="T3"><text:tab/><text:tab/>column-span: all;</text:span></text:p>
      <text:p text:style-name="Standard"><text:span text:style-name="T3"><text:tab/>}</text:span></text:p>
      <text:p text:style-name="P1"/>
      <text:p text:style-name="Standard"><text:span text:style-name="T3"><text:tab/>&lt;div id=”multi-column”&gt;</text:span></text:p>
      <text:p text:style-name="Standard"><text:span text:style-name="T3"><text:tab/><text:tab/>&lt;h2&gt;News for nerds&lt;/h2&gt;</text:span></text:p>
      <text:p text:style-name="Standard"><text:span text:style-name="T3"><text:tab/><text:tab/>…Heel veel tekst…</text:span></text:p>
      <text:p text:style-name="Standard"><text:span text:style-name="T3"><text:tab/>&lt;/div&gt;</text:span></text:p>
      <text:p text:style-name="Standard"/>
      <text:p text:style-name="Standard">Met CSS3 kunnen berekeningen uitgevoerd worden. In de jQuery challenge moest voor de CodePlayer de hoogte van het scherm met jQuery code berekend worden. Dit kan ook tamelijk eenvoudig in CSS33:</text:p>
      <text:p text:style-name="Standard"/>
      <text:p text:style-name="Standard"><text:span text:style-name="T3"><text:tab/>body {</text:span></text:p>
      <text:p text:style-name="Standard"><text:span text:style-name="T3"><text:tab/><text:tab/>margin: 0px;</text:span></text:p>
      <text:p text:style-name="Standard"><text:span text:style-name="T3"><text:tab/>}</text:span></text:p>
      <text:p text:style-name="Standard"/>
      <text:p text:style-name="Standard"><text:span text:style-name="T3"><text:tab/>header {</text:span></text:p>
      <text:p text:style-name="Standard"><text:span text:style-name="T3"><text:tab/><text:tab/>width: 100%;</text:span></text:p>
      <text:p text:style-name="Standard"><text:span text:style-name="T3"><text:tab/><text:tab/>height: 50px;</text:span></text:p>
      <text:p text:style-name="Standard"><text:span text:style-name="T3"><text:tab/><text:tab/>background-color: grey;</text:span></text:p>
      <text:p text:style-name="Standard"><text:span text:style-name="T3"><text:tab/>}</text:span></text:p>
      <text:p text:style-name="Standard"/>
      <text:p text:style-name="P18"><text:span text:style-name="T3">#container {</text:span></text:p>
      <text:p text:style-name="Standard"><text:span text:style-name="T3"><text:tab/><text:tab/>width: 100%;</text:span></text:p>
      <text:p text:style-name="Standard"><text:soft-page-break/><text:span text:style-name="T3"><text:tab/><text:tab/>background-color: yellow;</text:span></text:p>
      <text:p text:style-name="Standard"><text:span text:style-name="T3"><text:tab/><text:tab/>height: -webkit-calc(100% - 50px); </text:span></text:p>
      <text:p text:style-name="P21"><text:span text:style-name="T3">height: calc(100% - 50px);</text:span></text:p>
      <text:p text:style-name="P21"><text:span text:style-name="T3">position: absolute;</text:span></text:p>
      <text:p text:style-name="Standard"><text:span text:style-name="T3"><text:tab/>}</text:span></text:p>
      <text:p text:style-name="P1"/>
      <text:p text:style-name="Standard"><text:span text:style-name="T3"><text:tab/>&lt;header&gt;&lt;/header&gt;</text:span></text:p>
      <text:p text:style-name="Standard"><text:span text:style-name="T3"><text:tab/>&lt;div id=”container”&gt;&lt;/div&gt;</text:span></text:p>
      <text:p text:style-name="P1"/>
      <text:p text:style-name="Standard">Hiermee creëer je een header die 50 px hoog is en de gehele breedte van het scherm beslaat (margins zijn op 0 gezet) en een div die vanaf de header tot onderaan het scherm loopt en ook de gehele breedte van het scherm beslaat. Let op dat de container een <text:span text:style-name="T3">absolute</text:span> position heeft, anders werkt dit niet, het lijkt alsof de hoogte berekening geen effect heeft als de position op <text:span text:style-name="T3">static</text:span> (= default) staat. Rob vertelt dat dit door het gebruik van de 100% komt. </text:p>
      <text:p text:style-name="Standard"/>
      <text:p text:style-name="Standard">De <text:span text:style-name="T3">flexbox</text:span> is nieuw in CSS3. Hieree kun je makkelijk content uitlijnen zonder gebruik te moeten maken van <text:span text:style-name="T3">floats</text:span>. Rob definieert een flexbox-container en een flexbox-item, waarvan hij er een tiental in de flexbox-container opneemt:</text:p>
      <text:p text:style-name="Standard"/>
      <text:p text:style-name="Standard"><text:span text:style-name="T3"><text:tab/>.flexbox-container {</text:span></text:p>
      <text:p text:style-name="Standard"><text:span text:style-name="T3"><text:tab/><text:tab/>display: flex;</text:span></text:p>
      <text:p text:style-name="Standard"><text:span text:style-name="T3"><text:tab/><text:tab/>display: -webkit-flex;</text:span></text:p>
      <text:p text:style-name="Standard"><text:span text:style-name="T3"><text:tab/><text:tab/>width: 100%;</text:span></text:p>
      <text:p text:style-name="Standard"><text:span text:style-name="T3"><text:tab/><text:tab/>height: 200px;</text:span></text:p>
      <text:p text:style-name="Standard"><text:span text:style-name="T3"><text:tab/><text:tab/>background-color: aqua;</text:span></text:p>
      <text:p text:style-name="Standard"><text:span text:style-name="T3"><text:tab/>}</text:span></text:p>
      <text:p text:style-name="P1"/>
      <text:p text:style-name="Standard"><text:span text:style-name="T3"><text:tab/>.flexbox-item {</text:span></text:p>
      <text:p text:style-name="Standard"><text:span text:style-name="T3"><text:tab/><text:tab/>background-color: bisque;</text:span></text:p>
      <text:p text:style-name="Standard"><text:span text:style-name="T3"><text:tab/><text:tab/>width: 100px;</text:span></text:p>
      <text:p text:style-name="Standard"><text:span text:style-name="T3"><text:tab/><text:tab/>height: 100px;</text:span></text:p>
      <text:p text:style-name="Standard"><text:span text:style-name="T3"><text:tab/><text:tab/>margin: 10px;</text:span></text:p>
      <text:p text:style-name="Standard"><text:span text:style-name="T3"><text:tab/>}</text:span></text:p>
      <text:p text:style-name="P1"/>
      <text:p text:style-name="Standard"><text:span text:style-name="T3"><text:tab/>&lt;div class=”flexbox-container”&gt;</text:span></text:p>
      <text:p text:style-name="Standard"><text:span text:style-name="T3"><text:tab/><text:tab/>&lt;div class=”flexbox-item”&gt;Item 1&lt;/div&gt;</text:span></text:p>
      <text:p text:style-name="Standard"><text:span text:style-name="T3"><text:tab/><text:tab/>&lt;div class=”flexbox-item”&gt;Item 2&lt;/div&gt;</text:span></text:p>
      <text:p text:style-name="Standard"><text:span text:style-name="T3"><text:tab/><text:tab/>&lt;div class=”flexbox-item”&gt;Item 3&lt;/div&gt;</text:span></text:p>
      <text:p text:style-name="Standard"><text:span text:style-name="T3"><text:tab/><text:tab/>&lt;div class=”flexbox-item”&gt;Item 4&lt;/div&gt;</text:span></text:p>
      <text:p text:style-name="Standard"><text:span text:style-name="T3"><text:tab/><text:tab/>&lt;div class=”flexbox-item”&gt;Item 5&lt;/div&gt;</text:span></text:p>
      <text:p text:style-name="Standard"><text:span text:style-name="T3"><text:tab/><text:tab/>&lt;div class=”flexbox-item”&gt;Item 6&lt;/div&gt;</text:span></text:p>
      <text:p text:style-name="Standard"><text:span text:style-name="T3"><text:tab/><text:tab/>&lt;div class=”flexbox-item”&gt;Item 7&lt;/div&gt;</text:span></text:p>
      <text:p text:style-name="Standard"><text:span text:style-name="T3"><text:tab/><text:tab/>&lt;div class=”flexbox-item”&gt;Item 8&lt;/div&gt;</text:span></text:p>
      <text:p text:style-name="Standard"><text:span text:style-name="T3"><text:tab/><text:tab/>&lt;div class=”flexbox-item”&gt;Item 9&lt;/div&gt;</text:span></text:p>
      <text:p text:style-name="Standard"><text:span text:style-name="T3"><text:tab/><text:tab/>&lt;div class=”flexbox-item”&gt;Item 10&lt;/div&gt;</text:span></text:p>
      <text:p text:style-name="Standard"><text:span text:style-name="T3"><text:tab/>&lt;/div&gt;</text:span></text:p>
      <text:p text:style-name="P1"/>
      <text:p text:style-name="Standard">De flexbox-items worden automatisch ‘<text:span text:style-name="T3">float left’</text:span> uitgelijnd. De width is hier in feite een maximum breedte, wanneer je het browser window smaller maakt worden de flexbox-items automatisch smaller maar blijven naast elkaar staan. Maak je het browser window breder dan worden de flexbox-items breder tot ze hun opgegeven breedte bereiken.</text:p>
      <text:p text:style-name="Standard"/>
      <text:p text:style-name="Standard">De volgorde van de flexbox-items is standaard van links naar rechts. Je kunt ze ook van rechts naar links tonen door in de flexbox-container de <text:span text:style-name="T3">flex-direction</text:span> op te geven:</text:p>
      <text:p text:style-name="Standard"><text:soft-page-break/></text:p>
      <text:p text:style-name="Standard"><text:span text:style-name="T3"><text:tab/>flex-direction: row-reverse;</text:span></text:p>
      <text:p text:style-name="Standard"><text:span text:style-name="T3"><text:tab/>-webkit-flex-direction: row-reverse;</text:span></text:p>
      <text:p text:style-name="Standard"/>
      <text:p text:style-name="Standard">Je kunt de flexbox-items ook in een kolom weergeven:</text:p>
      <text:p text:style-name="Standard"/>
      <text:p text:style-name="Standard"><text:span text:style-name="T3"><text:tab/>flex-direction: column;</text:span></text:p>
      <text:p text:style-name="Standard"><text:span text:style-name="T3"><text:tab/>-webkit-flex-direction: column;</text:span></text:p>
      <text:p text:style-name="P1"/>
      <text:p text:style-name="Standard"><text:span text:style-name="T3">Column-reverse </text:span>werkt uiteraard ook.</text:p>
      <text:p text:style-name="Standard"/>
      <text:p text:style-name="Standard">Standaard ‘wrappen’ de flexbox-items niet, maar worden ze smaller gemaakt om toch naast elkaar te blijven binnen de flexbox-container. Wil je ze toch wrappen dan gebruik je de <text:span text:style-name="T3">flex-wrap</text:span> optie in de <text:s/>flexbox-container:</text:p>
      <text:p text:style-name="Standard"/>
      <text:p text:style-name="Standard"><text:span text:style-name="T3"><text:tab/>flex-wrap: wrap;</text:span></text:p>
      <text:p text:style-name="Standard"><text:span text:style-name="T3"><text:tab/>-webkit-flex-wrap: wrap;</text:span></text:p>
      <text:p text:style-name="P1"/>
      <text:p text:style-name="Standard">De flexbox-items houden in dit geval hun opgegeven breedte. Er worden zoveel mogelijk flexbox-items in de flexbox-container van links naar rechts opgenomen totdat deze ‘vol’ is, daarna wordt gewrapt. Wat opvalt is dat de volgende regel met flexbox-items in vertikale zin halverwege de flexbox-container begint, dus veel meer dan de opgegeven margin.</text:p>
      <text:p text:style-name="Standard"/>
      <text:p text:style-name="Standard">Een belangrijke verbetering die CCS3 biedt is de box-sizing. In standaard CSS zijn de width en height exclusief eventuele borders en padding. Zet je in ons voorbeeld een border om box 2 van 5px breed, dan zal box 2 groter zijn dan de overige boxes, wat er niet uitziet. Dit kun je voorkomen door in het flexbox-item</text:p>
      <text:p text:style-name="Standard"/>
      <text:p text:style-name="Standard"><text:span text:style-name="T3"><text:tab/>box-sizing: border-box;</text:span></text:p>
      <text:p text:style-name="Standard"/>
      <text:p text:style-name="Standard">op te nemen. De totale breedte van alle flexbox-items inclusief padding en borders is dan 100 px, of er nu wel of geen border om de box zit.</text:p>
      <text:p text:style-name="Standard"/>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Verdana" svg:font-family="Verdana, sans-serif"/>
    <style:font-face style:name="inherit" svg:font-family="inherit"/>
    <style:font-face style:name="Lucida Sans1" svg:font-family="'Lucida Sans'" style:font-family-generic="swiss"/>
    <style:font-face style:name="Courier New" svg:font-family="'Courier New'" style:font-adornments="Regular" style:font-family-generic="moder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nl" fo:country="NL"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F"/>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de Groot</meta:initial-creator>
    <dc:creator>Frank de Groot</dc:creator>
    <meta:editing-cycles>517</meta:editing-cycles>
    <meta:creation-date>2016-03-24T09:27:00</meta:creation-date>
    <dc:date>2016-04-15T13:09:55</dc:date>
    <meta:editing-duration>P3DT20H54M10S</meta:editing-duration>
    <meta:generator>OpenOffice/4.1.2$Unix OpenOffice.org_project/412m3$Build-9782</meta:generator>
    <meta:document-statistic meta:table-count="0" meta:image-count="0" meta:object-count="0" meta:page-count="55" meta:paragraph-count="2007" meta:word-count="11034" meta:character-count="86998"/>
    <meta:user-defined meta:name="AppVersion">14.0000</meta:user-defined>
    <meta:user-defined meta:name="Company">Fama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